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6" style:family="table-cell" style:parent-style-name="Default" style:data-style-name="N2">
      <style:table-cell-properties fo:background-color="transparent" fo:border="0.74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11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including-emulator-schema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1"/>
        <table:table-column table:style-name="co6" table:default-cell-style-name="ce11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# TC</text:p>
          </table:table-cell>
          <table:table-cell table:style-name="ce1" office:value-type="float" office:value="99" calcext:value-type="float">
            <text:p>99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Id_Index</text:p>
          </table:table-cell>
          <table:table-cell table:style-name="ce1" office:value-type="string" calcext:value-type="string">
            <text:p>ExecTime(s)</text:p>
          </table:table-cell>
          <table:table-cell table:style-name="ce1" office:value-type="string" calcext:value-type="string">
            <text:p>Mutant</text:p>
          </table:table-cell>
          <table:table-cell table:style-name="ce1" office:value-type="string" calcext:value-type="string">
            <text:p>Cumulative Time (s)</text:p>
          </table:table-cell>
          <table:table-cell table:style-name="ce6" office:value-type="string" calcext:value-type="string">
            <text:p>Time/TC</text:p>
          </table:table-cell>
          <table:table-cell table:style-name="ce6" office:value-type="string" calcext:value-type="string">
            <text:p>SUM(Time/TC)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ORIGINAL_PROGRAM</text:p>
          </table:table-cell>
          <table:table-cell table:style-name="ce1" table:formula="of:=[.B3]" office:value-type="float" office:value="274" calcext:value-type="float">
            <text:p>274</text:p>
          </table:table-cell>
          <table:table-cell table:style-name="ce6" table:formula="of:=[.B3]/[.$B$1]" office:value-type="float" office:value="2.76767676767677" calcext:value-type="float">
            <text:p>2,77</text:p>
          </table:table-cell>
          <table:table-cell table:style-name="ce6" table:formula="of:=[.E3]" office:value-type="float" office:value="2.76767676767677" calcext:value-type="float">
            <text:p>2,77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AlarmRestoreOnRebootService_0_NullIntentOperatorMutator</text:p>
          </table:table-cell>
          <table:table-cell table:style-name="ce1" table:formula="of:=[.D3]+[.B4]" office:value-type="float" office:value="520" calcext:value-type="float">
            <text:p>520</text:p>
          </table:table-cell>
          <table:table-cell table:style-name="ce6" table:formula="of:=[.B4]/[.$B$1]" office:value-type="float" office:value="2.48484848484848" calcext:value-type="float">
            <text:p>2,48</text:p>
          </table:table-cell>
          <table:table-cell table:style-name="ce6" table:formula="of:=[.F3]+[.E4]" office:value-type="float" office:value="5.25252525252525" calcext:value-type="float">
            <text:p>5,25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AlarmRestoreOnRebootService_1_InvalidKeyIntentOperatorMutator</text:p>
          </table:table-cell>
          <table:table-cell table:style-name="ce1" table:formula="of:=[.D4]+[.B5]" office:value-type="float" office:value="762" calcext:value-type="float">
            <text:p>762</text:p>
          </table:table-cell>
          <table:table-cell table:style-name="ce6" table:formula="of:=[.B5]/[.$B$1]" office:value-type="float" office:value="2.44444444444444" calcext:value-type="float">
            <text:p>2,44</text:p>
          </table:table-cell>
          <table:table-cell table:style-name="ce6" table:formula="of:=[.F4]+[.E5]" office:value-type="float" office:value="7.6969696969697" calcext:value-type="float">
            <text:p>7,70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AlarmRestoreOnRebootService_2_RandomActionIntentDefinitionOperatorMutator</text:p>
          </table:table-cell>
          <table:table-cell table:style-name="ce1" table:formula="of:=[.D5]+[.B6]" office:value-type="float" office:value="1007" calcext:value-type="float">
            <text:p>1007</text:p>
          </table:table-cell>
          <table:table-cell table:style-name="ce6" table:formula="of:=[.B6]/[.$B$1]" office:value-type="float" office:value="2.47474747474747" calcext:value-type="float">
            <text:p>2,47</text:p>
          </table:table-cell>
          <table:table-cell table:style-name="ce6" table:formula="of:=[.F5]+[.E6]" office:value-type="float" office:value="10.1717171717172" calcext:value-type="float">
            <text:p>10,17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CategoryMenuTask_0_InvalidViewFocusOperatorMutator</text:p>
          </table:table-cell>
          <table:table-cell table:style-name="ce1" table:formula="of:=[.D6]+[.B7]" office:value-type="float" office:value="1250" calcext:value-type="float">
            <text:p>1250</text:p>
          </table:table-cell>
          <table:table-cell table:style-name="ce6" table:formula="of:=[.B7]/[.$B$1]" office:value-type="float" office:value="2.45454545454545" calcext:value-type="float">
            <text:p>2,45</text:p>
          </table:table-cell>
          <table:table-cell table:style-name="ce6" table:formula="of:=[.F6]+[.E7]" office:value-type="float" office:value="12.6262626262626" calcext:value-type="float">
            <text:p>12,63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CategoryMenuTask_1_ViewComponentNotVisibleOperatorMutator</text:p>
          </table:table-cell>
          <table:table-cell table:style-name="ce1" table:formula="of:=[.D7]+[.B8]" office:value-type="float" office:value="1487" calcext:value-type="float">
            <text:p>1487</text:p>
          </table:table-cell>
          <table:table-cell table:style-name="ce6" table:formula="of:=[.B8]/[.$B$1]" office:value-type="float" office:value="2.39393939393939" calcext:value-type="float">
            <text:p>2,39</text:p>
          </table:table-cell>
          <table:table-cell table:style-name="ce6" table:formula="of:=[.F7]+[.E8]" office:value-type="float" office:value="15.020202020202" calcext:value-type="float">
            <text:p>15,0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CategoryMenuTask_2_InvalidViewFocusOperatorMutator</text:p>
          </table:table-cell>
          <table:table-cell table:style-name="ce1" table:formula="of:=[.D8]+[.B9]" office:value-type="float" office:value="1728" calcext:value-type="float">
            <text:p>1728</text:p>
          </table:table-cell>
          <table:table-cell table:style-name="ce6" table:formula="of:=[.B9]/[.$B$1]" office:value-type="float" office:value="2.43434343434343" calcext:value-type="float">
            <text:p>2,43</text:p>
          </table:table-cell>
          <table:table-cell table:style-name="ce6" table:formula="of:=[.F8]+[.E9]" office:value-type="float" office:value="17.4545454545455" calcext:value-type="float">
            <text:p>17,45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CategoryMenuTask_3_ViewComponentNotVisibleOperatorMutator</text:p>
          </table:table-cell>
          <table:table-cell table:style-name="ce1" table:formula="of:=[.D9]+[.B10]" office:value-type="float" office:value="1971" calcext:value-type="float">
            <text:p>1971</text:p>
          </table:table-cell>
          <table:table-cell table:style-name="ce6" table:formula="of:=[.B10]/[.$B$1]" office:value-type="float" office:value="2.45454545454545" calcext:value-type="float">
            <text:p>2,45</text:p>
          </table:table-cell>
          <table:table-cell table:style-name="ce6" table:formula="of:=[.F9]+[.E10]" office:value-type="float" office:value="19.9090909090909" calcext:value-type="float">
            <text:p>19,91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CategoryMenuTask_4_InvalidViewFocusOperatorMutator</text:p>
          </table:table-cell>
          <table:table-cell table:style-name="ce1" table:formula="of:=[.D10]+[.B11]" office:value-type="float" office:value="2213" calcext:value-type="float">
            <text:p>2213</text:p>
          </table:table-cell>
          <table:table-cell table:style-name="ce6" table:formula="of:=[.B11]/[.$B$1]" office:value-type="float" office:value="2.44444444444444" calcext:value-type="float">
            <text:p>2,44</text:p>
          </table:table-cell>
          <table:table-cell table:style-name="ce6" table:formula="of:=[.F10]+[.E11]" office:value-type="float" office:value="22.3535353535354" calcext:value-type="float">
            <text:p>22,3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CategoryMenuTask_5_ViewComponentNotVisibleOperatorMutator</text:p>
          </table:table-cell>
          <table:table-cell table:style-name="ce1" table:formula="of:=[.D11]+[.B12]" office:value-type="float" office:value="2448" calcext:value-type="float">
            <text:p>2448</text:p>
          </table:table-cell>
          <table:table-cell table:style-name="ce6" table:formula="of:=[.B12]/[.$B$1]" office:value-type="float" office:value="2.37373737373737" calcext:value-type="float">
            <text:p>2,37</text:p>
          </table:table-cell>
          <table:table-cell table:style-name="ce6" table:formula="of:=[.F11]+[.E12]" office:value-type="float" office:value="24.7272727272727" calcext:value-type="float">
            <text:p>24,73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CategoryMenuTask_6_BinaryMutator</text:p>
          </table:table-cell>
          <table:table-cell table:style-name="ce1" table:formula="of:=[.D12]+[.B13]" office:value-type="float" office:value="2687" calcext:value-type="float">
            <text:p>2687</text:p>
          </table:table-cell>
          <table:table-cell table:style-name="ce6" table:formula="of:=[.B13]/[.$B$1]" office:value-type="float" office:value="2.41414141414141" calcext:value-type="float">
            <text:p>2,41</text:p>
          </table:table-cell>
          <table:table-cell table:style-name="ce6" table:formula="of:=[.F12]+[.E13]" office:value-type="float" office:value="27.1414141414141" calcext:value-type="float">
            <text:p>27,14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CategoryMenuTask_7_BuggyGUIListenerOperatorMutator</text:p>
          </table:table-cell>
          <table:table-cell table:style-name="ce1" table:formula="of:=[.D13]+[.B14]" office:value-type="float" office:value="2922" calcext:value-type="float">
            <text:p>2922</text:p>
          </table:table-cell>
          <table:table-cell table:style-name="ce6" table:formula="of:=[.B14]/[.$B$1]" office:value-type="float" office:value="2.37373737373737" calcext:value-type="float">
            <text:p>2,37</text:p>
          </table:table-cell>
          <table:table-cell table:style-name="ce6" table:formula="of:=[.F13]+[.E14]" office:value-type="float" office:value="29.5151515151515" calcext:value-type="float">
            <text:p>29,52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CategoryMenuTask_8_InvalidKeyIntentOperatorMutator</text:p>
          </table:table-cell>
          <table:table-cell table:style-name="ce1" table:formula="of:=[.D14]+[.B15]" office:value-type="float" office:value="3160" calcext:value-type="float">
            <text:p>3160</text:p>
          </table:table-cell>
          <table:table-cell table:style-name="ce6" table:formula="of:=[.B15]/[.$B$1]" office:value-type="float" office:value="2.4040404040404" calcext:value-type="float">
            <text:p>2,40</text:p>
          </table:table-cell>
          <table:table-cell table:style-name="ce6" table:formula="of:=[.F14]+[.E15]" office:value-type="float" office:value="31.9191919191919" calcext:value-type="float">
            <text:p>31,92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CategoryMenuTask_9_RandomActionIntentDefinitionOperatorMutator</text:p>
          </table:table-cell>
          <table:table-cell table:style-name="ce1" table:formula="of:=[.D15]+[.B16]" office:value-type="float" office:value="3396" calcext:value-type="float">
            <text:p>3396</text:p>
          </table:table-cell>
          <table:table-cell table:style-name="ce6" table:formula="of:=[.B16]/[.$B$1]" office:value-type="float" office:value="2.38383838383838" calcext:value-type="float">
            <text:p>2,38</text:p>
          </table:table-cell>
          <table:table-cell table:style-name="ce6" table:formula="of:=[.F15]+[.E16]" office:value-type="float" office:value="34.3030303030303" calcext:value-type="float">
            <text:p>34,30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MainMenuTask_0_InvalidViewFocusOperatorMutator</text:p>
          </table:table-cell>
          <table:table-cell table:style-name="ce1" table:formula="of:=[.D16]+[.B17]" office:value-type="float" office:value="3636" calcext:value-type="float">
            <text:p>3636</text:p>
          </table:table-cell>
          <table:table-cell table:style-name="ce6" table:formula="of:=[.B17]/[.$B$1]" office:value-type="float" office:value="2.42424242424242" calcext:value-type="float">
            <text:p>2,42</text:p>
          </table:table-cell>
          <table:table-cell table:style-name="ce6" table:formula="of:=[.F16]+[.E17]" office:value-type="float" office:value="36.7272727272727" calcext:value-type="float">
            <text:p>36,73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MainMenuTask_1_ViewComponentNotVisibleOperatorMutator</text:p>
          </table:table-cell>
          <table:table-cell table:style-name="ce1" table:formula="of:=[.D17]+[.B18]" office:value-type="float" office:value="3877" calcext:value-type="float">
            <text:p>3877</text:p>
          </table:table-cell>
          <table:table-cell table:style-name="ce6" table:formula="of:=[.B18]/[.$B$1]" office:value-type="float" office:value="2.43434343434343" calcext:value-type="float">
            <text:p>2,43</text:p>
          </table:table-cell>
          <table:table-cell table:style-name="ce6" table:formula="of:=[.F17]+[.E18]" office:value-type="float" office:value="39.1616161616162" calcext:value-type="float">
            <text:p>39,16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MainMenuTask_2_RandomActionIntentDefinitionOperatorMutator</text:p>
          </table:table-cell>
          <table:table-cell table:style-name="ce1" table:formula="of:=[.D18]+[.B19]" office:value-type="float" office:value="4122" calcext:value-type="float">
            <text:p>4122</text:p>
          </table:table-cell>
          <table:table-cell table:style-name="ce6" table:formula="of:=[.B19]/[.$B$1]" office:value-type="float" office:value="2.47474747474747" calcext:value-type="float">
            <text:p>2,47</text:p>
          </table:table-cell>
          <table:table-cell table:style-name="ce6" table:formula="of:=[.F18]+[.E19]" office:value-type="float" office:value="41.6363636363636" calcext:value-type="float">
            <text:p>41,64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DataBackupIntentService_0_NullIntentOperatorMutator</text:p>
          </table:table-cell>
          <table:table-cell table:style-name="ce1" table:formula="of:=[.D19]+[.B20]" office:value-type="float" office:value="4368" calcext:value-type="float">
            <text:p>4368</text:p>
          </table:table-cell>
          <table:table-cell table:style-name="ce6" table:formula="of:=[.B20]/[.$B$1]" office:value-type="float" office:value="2.48484848484848" calcext:value-type="float">
            <text:p>2,48</text:p>
          </table:table-cell>
          <table:table-cell table:style-name="ce6" table:formula="of:=[.F19]+[.E20]" office:value-type="float" office:value="44.1212121212121" calcext:value-type="float">
            <text:p>44,12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DataBackupIntentService_1_InvalidKeyIntentOperatorMutator</text:p>
          </table:table-cell>
          <table:table-cell table:style-name="ce1" table:formula="of:=[.D20]+[.B21]" office:value-type="float" office:value="4611" calcext:value-type="float">
            <text:p>4611</text:p>
          </table:table-cell>
          <table:table-cell table:style-name="ce6" table:formula="of:=[.B21]/[.$B$1]" office:value-type="float" office:value="2.45454545454545" calcext:value-type="float">
            <text:p>2,45</text:p>
          </table:table-cell>
          <table:table-cell table:style-name="ce6" table:formula="of:=[.F20]+[.E21]" office:value-type="float" office:value="46.5757575757576" calcext:value-type="float">
            <text:p>46,58</text:p>
          </table:table-cell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DataBackupIntentService_2_RandomActionIntentDefinitionOperatorMutator</text:p>
          </table:table-cell>
          <table:table-cell table:style-name="ce1" table:formula="of:=[.D21]+[.B22]" office:value-type="float" office:value="4854" calcext:value-type="float">
            <text:p>4854</text:p>
          </table:table-cell>
          <table:table-cell table:style-name="ce6" table:formula="of:=[.B22]/[.$B$1]" office:value-type="float" office:value="2.45454545454545" calcext:value-type="float">
            <text:p>2,45</text:p>
          </table:table-cell>
          <table:table-cell table:style-name="ce6" table:formula="of:=[.F21]+[.E22]" office:value-type="float" office:value="49.030303030303" calcext:value-type="float">
            <text:p>49,03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DataBackupIntentService_3_RandomActionIntentDefinitionOperatorMutator</text:p>
          </table:table-cell>
          <table:table-cell table:style-name="ce1" table:formula="of:=[.D22]+[.B23]" office:value-type="float" office:value="5097" calcext:value-type="float">
            <text:p>5097</text:p>
          </table:table-cell>
          <table:table-cell table:style-name="ce6" table:formula="of:=[.B23]/[.$B$1]" office:value-type="float" office:value="2.45454545454545" calcext:value-type="float">
            <text:p>2,45</text:p>
          </table:table-cell>
          <table:table-cell table:style-name="ce6" table:formula="of:=[.F22]+[.E23]" office:value-type="float" office:value="51.4848484848485" calcext:value-type="float">
            <text:p>51,48</text:p>
          </table:table-cell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DataBackupIntentService_4_NullIntentOperatorMutator</text:p>
          </table:table-cell>
          <table:table-cell table:style-name="ce1" table:formula="of:=[.D23]+[.B24]" office:value-type="float" office:value="5338" calcext:value-type="float">
            <text:p>5338</text:p>
          </table:table-cell>
          <table:table-cell table:style-name="ce6" table:formula="of:=[.B24]/[.$B$1]" office:value-type="float" office:value="2.43434343434343" calcext:value-type="float">
            <text:p>2,43</text:p>
          </table:table-cell>
          <table:table-cell table:style-name="ce6" table:formula="of:=[.F23]+[.E24]" office:value-type="float" office:value="53.9191919191919" calcext:value-type="float">
            <text:p>53,92</text:p>
          </table:table-cell>
          <table:table-cell table:number-columns-repeated="101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DataBackupIntentService_5_RandomActionIntentDefinitionOperatorMutator</text:p>
          </table:table-cell>
          <table:table-cell table:style-name="ce1" table:formula="of:=[.D24]+[.B25]" office:value-type="float" office:value="5584" calcext:value-type="float">
            <text:p>5584</text:p>
          </table:table-cell>
          <table:table-cell table:style-name="ce6" table:formula="of:=[.B25]/[.$B$1]" office:value-type="float" office:value="2.48484848484848" calcext:value-type="float">
            <text:p>2,48</text:p>
          </table:table-cell>
          <table:table-cell table:style-name="ce6" table:formula="of:=[.F24]+[.E25]" office:value-type="float" office:value="56.4040404040404" calcext:value-type="float">
            <text:p>56,40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DataBackupIntentService_6_RandomActionIntentDefinitionOperatorMutator</text:p>
          </table:table-cell>
          <table:table-cell table:style-name="ce1" table:formula="of:=[.D25]+[.B26]" office:value-type="float" office:value="5828" calcext:value-type="float">
            <text:p>5828</text:p>
          </table:table-cell>
          <table:table-cell table:style-name="ce6" table:formula="of:=[.B26]/[.$B$1]" office:value-type="float" office:value="2.46464646464646" calcext:value-type="float">
            <text:p>2,46</text:p>
          </table:table-cell>
          <table:table-cell table:style-name="ce6" table:formula="of:=[.F25]+[.E26]" office:value-type="float" office:value="58.8686868686869" calcext:value-type="float">
            <text:p>58,87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DataBackupIntentService_7_RandomActionIntentDefinitionOperatorMutator</text:p>
          </table:table-cell>
          <table:table-cell table:style-name="ce1" table:formula="of:=[.D26]+[.B27]" office:value-type="float" office:value="6073" calcext:value-type="float">
            <text:p>6073</text:p>
          </table:table-cell>
          <table:table-cell table:style-name="ce6" table:formula="of:=[.B27]/[.$B$1]" office:value-type="float" office:value="2.47474747474747" calcext:value-type="float">
            <text:p>2,47</text:p>
          </table:table-cell>
          <table:table-cell table:style-name="ce6" table:formula="of:=[.F26]+[.E27]" office:value-type="float" office:value="61.3434343434343" calcext:value-type="float">
            <text:p>61,34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DbHelper_0_BinaryMutator</text:p>
          </table:table-cell>
          <table:table-cell table:style-name="ce1" table:formula="of:=[.D27]+[.B28]" office:value-type="float" office:value="6317" calcext:value-type="float">
            <text:p>6317</text:p>
          </table:table-cell>
          <table:table-cell table:style-name="ce6" table:formula="of:=[.B28]/[.$B$1]" office:value-type="float" office:value="2.46464646464646" calcext:value-type="float">
            <text:p>2,46</text:p>
          </table:table-cell>
          <table:table-cell table:style-name="ce6" table:formula="of:=[.F27]+[.E28]" office:value-type="float" office:value="63.8080808080808" calcext:value-type="float">
            <text:p>63,81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DbHelper_1_BinaryMutator</text:p>
          </table:table-cell>
          <table:table-cell table:style-name="ce1" table:formula="of:=[.D28]+[.B29]" office:value-type="float" office:value="6559" calcext:value-type="float">
            <text:p>6559</text:p>
          </table:table-cell>
          <table:table-cell table:style-name="ce6" table:formula="of:=[.B29]/[.$B$1]" office:value-type="float" office:value="2.44444444444444" calcext:value-type="float">
            <text:p>2,44</text:p>
          </table:table-cell>
          <table:table-cell table:style-name="ce6" table:formula="of:=[.F28]+[.E29]" office:value-type="float" office:value="66.2525252525253" calcext:value-type="float">
            <text:p>66,25</text:p>
          </table:table-cell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DbHelper_2_BinaryMutator</text:p>
          </table:table-cell>
          <table:table-cell table:style-name="ce1" table:formula="of:=[.D29]+[.B30]" office:value-type="float" office:value="6801" calcext:value-type="float">
            <text:p>6801</text:p>
          </table:table-cell>
          <table:table-cell table:style-name="ce6" table:formula="of:=[.B30]/[.$B$1]" office:value-type="float" office:value="2.44444444444444" calcext:value-type="float">
            <text:p>2,44</text:p>
          </table:table-cell>
          <table:table-cell table:style-name="ce6" table:formula="of:=[.F29]+[.E30]" office:value-type="float" office:value="68.6969696969697" calcext:value-type="float">
            <text:p>68,70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NotificationListener_0_LengthyGUICreationOperatorMutator</text:p>
          </table:table-cell>
          <table:table-cell table:style-name="ce1" table:formula="of:=[.D30]+[.B31]" office:value-type="float" office:value="7042" calcext:value-type="float">
            <text:p>7042</text:p>
          </table:table-cell>
          <table:table-cell table:style-name="ce6" table:formula="of:=[.B31]/[.$B$1]" office:value-type="float" office:value="2.43434343434343" calcext:value-type="float">
            <text:p>2,43</text:p>
          </table:table-cell>
          <table:table-cell table:style-name="ce6" table:formula="of:=[.F30]+[.E31]" office:value-type="float" office:value="71.1313131313131" calcext:value-type="float">
            <text:p>71,13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RecyclerViewItemClickSupport_0_LengthyGUIListenerOperatorMutator</text:p>
          </table:table-cell>
          <table:table-cell table:style-name="ce1" table:formula="of:=[.D31]+[.B32]" office:value-type="float" office:value="7316" calcext:value-type="float">
            <text:p>7316</text:p>
          </table:table-cell>
          <table:table-cell table:style-name="ce6" table:formula="of:=[.B32]/[.$B$1]" office:value-type="float" office:value="2.76767676767677" calcext:value-type="float">
            <text:p>2,77</text:p>
          </table:table-cell>
          <table:table-cell table:style-name="ce6" table:formula="of:=[.F31]+[.E32]" office:value-type="float" office:value="73.8989898989899" calcext:value-type="float">
            <text:p>73,90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AttachmentAdapter_0_InvalidViewFocusOperatorMutator</text:p>
          </table:table-cell>
          <table:table-cell table:style-name="ce1" table:formula="of:=[.D32]+[.B33]" office:value-type="float" office:value="7559" calcext:value-type="float">
            <text:p>7559</text:p>
          </table:table-cell>
          <table:table-cell table:style-name="ce6" table:formula="of:=[.B33]/[.$B$1]" office:value-type="float" office:value="2.45454545454545" calcext:value-type="float">
            <text:p>2,45</text:p>
          </table:table-cell>
          <table:table-cell table:style-name="ce6" table:formula="of:=[.F32]+[.E33]" office:value-type="float" office:value="76.3535353535353" calcext:value-type="float">
            <text:p>76,35</text:p>
          </table:table-cell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AttachmentAdapter_1_ViewComponentNotVisibleOperatorMutator</text:p>
          </table:table-cell>
          <table:table-cell table:style-name="ce1" table:formula="of:=[.D33]+[.B34]" office:value-type="float" office:value="7803" calcext:value-type="float">
            <text:p>7803</text:p>
          </table:table-cell>
          <table:table-cell table:style-name="ce6" table:formula="of:=[.B34]/[.$B$1]" office:value-type="float" office:value="2.46464646464646" calcext:value-type="float">
            <text:p>2,46</text:p>
          </table:table-cell>
          <table:table-cell table:style-name="ce6" table:formula="of:=[.F33]+[.E34]" office:value-type="float" office:value="78.8181818181818" calcext:value-type="float">
            <text:p>78,82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AttachmentAdapter_2_InvalidViewFocusOperatorMutator</text:p>
          </table:table-cell>
          <table:table-cell table:style-name="ce1" table:formula="of:=[.D34]+[.B35]" office:value-type="float" office:value="8045" calcext:value-type="float">
            <text:p>8045</text:p>
          </table:table-cell>
          <table:table-cell table:style-name="ce6" table:formula="of:=[.B35]/[.$B$1]" office:value-type="float" office:value="2.44444444444444" calcext:value-type="float">
            <text:p>2,44</text:p>
          </table:table-cell>
          <table:table-cell table:style-name="ce6" table:formula="of:=[.F34]+[.E35]" office:value-type="float" office:value="81.2626262626262" calcext:value-type="float">
            <text:p>81,26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AttachmentAdapter_3_ViewComponentNotVisibleOperatorMutator</text:p>
          </table:table-cell>
          <table:table-cell table:style-name="ce1" table:formula="of:=[.D35]+[.B36]" office:value-type="float" office:value="8287" calcext:value-type="float">
            <text:p>8287</text:p>
          </table:table-cell>
          <table:table-cell table:style-name="ce6" table:formula="of:=[.B36]/[.$B$1]" office:value-type="float" office:value="2.44444444444444" calcext:value-type="float">
            <text:p>2,44</text:p>
          </table:table-cell>
          <table:table-cell table:style-name="ce6" table:formula="of:=[.F35]+[.E36]" office:value-type="float" office:value="83.7070707070707" calcext:value-type="float">
            <text:p>83,71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NavDrawerAdapter_0_InvalidViewFocusOperatorMutator</text:p>
          </table:table-cell>
          <table:table-cell table:style-name="ce1" table:formula="of:=[.D36]+[.B37]" office:value-type="float" office:value="8579" calcext:value-type="float">
            <text:p>8579</text:p>
          </table:table-cell>
          <table:table-cell table:style-name="ce6" table:formula="of:=[.B37]/[.$B$1]" office:value-type="float" office:value="2.94949494949495" calcext:value-type="float">
            <text:p>2,95</text:p>
          </table:table-cell>
          <table:table-cell table:style-name="ce6" table:formula="of:=[.F36]+[.E37]" office:value-type="float" office:value="86.6565656565656" calcext:value-type="float">
            <text:p>86,66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NavDrawerAdapter_1_ViewComponentNotVisibleOperatorMutator</text:p>
          </table:table-cell>
          <table:table-cell table:style-name="ce1" table:formula="of:=[.D37]+[.B38]" office:value-type="float" office:value="8821" calcext:value-type="float">
            <text:p>8821</text:p>
          </table:table-cell>
          <table:table-cell table:style-name="ce6" table:formula="of:=[.B38]/[.$B$1]" office:value-type="float" office:value="2.44444444444444" calcext:value-type="float">
            <text:p>2,44</text:p>
          </table:table-cell>
          <table:table-cell table:style-name="ce6" table:formula="of:=[.F37]+[.E38]" office:value-type="float" office:value="89.1010101010101" calcext:value-type="float">
            <text:p>89,10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NavDrawerAdapter_2_InvalidViewFocusOperatorMutator</text:p>
          </table:table-cell>
          <table:table-cell table:style-name="ce1" table:formula="of:=[.D38]+[.B39]" office:value-type="float" office:value="9057" calcext:value-type="float">
            <text:p>9057</text:p>
          </table:table-cell>
          <table:table-cell table:style-name="ce6" table:formula="of:=[.B39]/[.$B$1]" office:value-type="float" office:value="2.38383838383838" calcext:value-type="float">
            <text:p>2,38</text:p>
          </table:table-cell>
          <table:table-cell table:style-name="ce6" table:formula="of:=[.F38]+[.E39]" office:value-type="float" office:value="91.4848484848485" calcext:value-type="float">
            <text:p>91,48</text:p>
          </table:table-cell>
          <table:table-cell table:number-columns-repeated="101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NavDrawerAdapter_3_ViewComponentNotVisibleOperatorMutator</text:p>
          </table:table-cell>
          <table:table-cell table:style-name="ce1" table:formula="of:=[.D39]+[.B40]" office:value-type="float" office:value="9296" calcext:value-type="float">
            <text:p>9296</text:p>
          </table:table-cell>
          <table:table-cell table:style-name="ce6" table:formula="of:=[.B40]/[.$B$1]" office:value-type="float" office:value="2.41414141414141" calcext:value-type="float">
            <text:p>2,41</text:p>
          </table:table-cell>
          <table:table-cell table:style-name="ce6" table:formula="of:=[.F39]+[.E40]" office:value-type="float" office:value="93.8989898989899" calcext:value-type="float">
            <text:p>93,90</text:p>
          </table:table-cell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VerticalSeekBar_0_BinaryMutator</text:p>
          </table:table-cell>
          <table:table-cell table:style-name="ce1" table:formula="of:=[.D40]+[.B41]" office:value-type="float" office:value="9534" calcext:value-type="float">
            <text:p>9534</text:p>
          </table:table-cell>
          <table:table-cell table:style-name="ce6" table:formula="of:=[.B41]/[.$B$1]" office:value-type="float" office:value="2.4040404040404" calcext:value-type="float">
            <text:p>2,40</text:p>
          </table:table-cell>
          <table:table-cell table:style-name="ce6" table:formula="of:=[.F40]+[.E41]" office:value-type="float" office:value="96.3030303030303" calcext:value-type="float">
            <text:p>96,30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VerticalSeekBar_1_BinaryMutator</text:p>
          </table:table-cell>
          <table:table-cell table:style-name="ce1" table:formula="of:=[.D41]+[.B42]" office:value-type="float" office:value="9768" calcext:value-type="float">
            <text:p>9768</text:p>
          </table:table-cell>
          <table:table-cell table:style-name="ce6" table:formula="of:=[.B42]/[.$B$1]" office:value-type="float" office:value="2.36363636363636" calcext:value-type="float">
            <text:p>2,36</text:p>
          </table:table-cell>
          <table:table-cell table:style-name="ce6" table:formula="of:=[.F41]+[.E42]" office:value-type="float" office:value="98.6666666666666" calcext:value-type="float">
            <text:p>98,67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VerticalSeekBar_2_BinaryMutator</text:p>
          </table:table-cell>
          <table:table-cell table:style-name="ce1" table:formula="of:=[.D42]+[.B43]" office:value-type="float" office:value="10008" calcext:value-type="float">
            <text:p>10008</text:p>
          </table:table-cell>
          <table:table-cell table:style-name="ce6" table:formula="of:=[.B43]/[.$B$1]" office:value-type="float" office:value="2.42424242424242" calcext:value-type="float">
            <text:p>2,42</text:p>
          </table:table-cell>
          <table:table-cell table:style-name="ce6" table:formula="of:=[.F42]+[.E43]" office:value-type="float" office:value="101.090909090909" calcext:value-type="float">
            <text:p>101,09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ketchView_0_BinaryMutator</text:p>
          </table:table-cell>
          <table:table-cell table:style-name="ce1" table:formula="of:=[.D43]+[.B44]" office:value-type="float" office:value="10248" calcext:value-type="float">
            <text:p>10248</text:p>
          </table:table-cell>
          <table:table-cell table:style-name="ce6" table:formula="of:=[.B44]/[.$B$1]" office:value-type="float" office:value="2.42424242424242" calcext:value-type="float">
            <text:p>2,42</text:p>
          </table:table-cell>
          <table:table-cell table:style-name="ce6" table:formula="of:=[.F43]+[.E44]" office:value-type="float" office:value="103.515151515151" calcext:value-type="float">
            <text:p>103,52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ketchView_1_BinaryMutator</text:p>
          </table:table-cell>
          <table:table-cell table:style-name="ce1" table:formula="of:=[.D44]+[.B45]" office:value-type="float" office:value="10488" calcext:value-type="float">
            <text:p>10488</text:p>
          </table:table-cell>
          <table:table-cell table:style-name="ce6" table:formula="of:=[.B45]/[.$B$1]" office:value-type="float" office:value="2.42424242424242" calcext:value-type="float">
            <text:p>2,42</text:p>
          </table:table-cell>
          <table:table-cell table:style-name="ce6" table:formula="of:=[.F44]+[.E45]" office:value-type="float" office:value="105.939393939394" calcext:value-type="float">
            <text:p>105,94</text:p>
          </table:table-cell>
          <table:table-cell table:number-columns-repeated="101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SketchView_2_BinaryMutator</text:p>
          </table:table-cell>
          <table:table-cell table:style-name="ce1" table:formula="of:=[.D45]+[.B46]" office:value-type="float" office:value="10726" calcext:value-type="float">
            <text:p>10726</text:p>
          </table:table-cell>
          <table:table-cell table:style-name="ce6" table:formula="of:=[.B46]/[.$B$1]" office:value-type="float" office:value="2.4040404040404" calcext:value-type="float">
            <text:p>2,40</text:p>
          </table:table-cell>
          <table:table-cell table:style-name="ce6" table:formula="of:=[.F45]+[.E46]" office:value-type="float" office:value="108.343434343434" calcext:value-type="float">
            <text:p>108,34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ketchView_3_BinaryMutator</text:p>
          </table:table-cell>
          <table:table-cell table:style-name="ce1" table:formula="of:=[.D46]+[.B47]" office:value-type="float" office:value="10965" calcext:value-type="float">
            <text:p>10965</text:p>
          </table:table-cell>
          <table:table-cell table:style-name="ce6" table:formula="of:=[.B47]/[.$B$1]" office:value-type="float" office:value="2.41414141414141" calcext:value-type="float">
            <text:p>2,41</text:p>
          </table:table-cell>
          <table:table-cell table:style-name="ce6" table:formula="of:=[.F46]+[.E47]" office:value-type="float" office:value="110.757575757576" calcext:value-type="float">
            <text:p>110,76</text:p>
          </table:table-cell>
          <table:table-cell table:number-columns-repeated="101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SketchView_4_BinaryMutator</text:p>
          </table:table-cell>
          <table:table-cell table:style-name="ce1" table:formula="of:=[.D47]+[.B48]" office:value-type="float" office:value="11203" calcext:value-type="float">
            <text:p>11203</text:p>
          </table:table-cell>
          <table:table-cell table:style-name="ce6" table:formula="of:=[.B48]/[.$B$1]" office:value-type="float" office:value="2.4040404040404" calcext:value-type="float">
            <text:p>2,40</text:p>
          </table:table-cell>
          <table:table-cell table:style-name="ce6" table:formula="of:=[.F47]+[.E48]" office:value-type="float" office:value="113.161616161616" calcext:value-type="float">
            <text:p>113,16</text:p>
          </table:table-cell>
          <table:table-cell table:number-columns-repeated="101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ketchView_5_BinaryMutator</text:p>
          </table:table-cell>
          <table:table-cell table:style-name="ce1" table:formula="of:=[.D48]+[.B49]" office:value-type="float" office:value="11445" calcext:value-type="float">
            <text:p>11445</text:p>
          </table:table-cell>
          <table:table-cell table:style-name="ce6" table:formula="of:=[.B49]/[.$B$1]" office:value-type="float" office:value="2.44444444444444" calcext:value-type="float">
            <text:p>2,44</text:p>
          </table:table-cell>
          <table:table-cell table:style-name="ce6" table:formula="of:=[.F48]+[.E49]" office:value-type="float" office:value="115.606060606061" calcext:value-type="float">
            <text:p>115,61</text:p>
          </table:table-cell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NonScrollableListView_0_BinaryMutator</text:p>
          </table:table-cell>
          <table:table-cell table:style-name="ce1" table:formula="of:=[.D49]+[.B50]" office:value-type="float" office:value="11682" calcext:value-type="float">
            <text:p>11682</text:p>
          </table:table-cell>
          <table:table-cell table:style-name="ce6" table:formula="of:=[.B50]/[.$B$1]" office:value-type="float" office:value="2.39393939393939" calcext:value-type="float">
            <text:p>2,39</text:p>
          </table:table-cell>
          <table:table-cell table:style-name="ce6" table:formula="of:=[.F49]+[.E50]" office:value-type="float" office:value="118" calcext:value-type="float">
            <text:p>118,00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NonScrollableListView_1_BinaryMutator</text:p>
          </table:table-cell>
          <table:table-cell table:style-name="ce1" table:formula="of:=[.D50]+[.B51]" office:value-type="float" office:value="11822" calcext:value-type="float">
            <text:p>11822</text:p>
          </table:table-cell>
          <table:table-cell table:style-name="ce6" table:formula="of:=[.B51]/[.$B$1]" office:value-type="float" office:value="1.41414141414141" calcext:value-type="float">
            <text:p>1,41</text:p>
          </table:table-cell>
          <table:table-cell table:style-name="ce6" table:formula="of:=[.F50]+[.E51]" office:value-type="float" office:value="119.414141414141" calcext:value-type="float">
            <text:p>119,41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NonScrollableListView_2_BinaryMutator</text:p>
          </table:table-cell>
          <table:table-cell table:style-name="ce1" table:formula="of:=[.D51]+[.B52]" office:value-type="float" office:value="12060" calcext:value-type="float">
            <text:p>12060</text:p>
          </table:table-cell>
          <table:table-cell table:style-name="ce6" table:formula="of:=[.B52]/[.$B$1]" office:value-type="float" office:value="2.4040404040404" calcext:value-type="float">
            <text:p>2,40</text:p>
          </table:table-cell>
          <table:table-cell table:style-name="ce6" table:formula="of:=[.F51]+[.E52]" office:value-type="float" office:value="121.818181818182" calcext:value-type="float">
            <text:p>121,82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Fab_0_InvalidViewFocusOperatorMutator</text:p>
          </table:table-cell>
          <table:table-cell table:style-name="ce1" table:formula="of:=[.D52]+[.B53]" office:value-type="float" office:value="12301" calcext:value-type="float">
            <text:p>12301</text:p>
          </table:table-cell>
          <table:table-cell table:style-name="ce6" table:formula="of:=[.B53]/[.$B$1]" office:value-type="float" office:value="2.43434343434343" calcext:value-type="float">
            <text:p>2,43</text:p>
          </table:table-cell>
          <table:table-cell table:style-name="ce6" table:formula="of:=[.F52]+[.E53]" office:value-type="float" office:value="124.252525252525" calcext:value-type="float">
            <text:p>124,25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Fab_1_ViewComponentNotVisibleOperatorMutator</text:p>
          </table:table-cell>
          <table:table-cell table:style-name="ce1" table:formula="of:=[.D53]+[.B54]" office:value-type="float" office:value="12520" calcext:value-type="float">
            <text:p>12520</text:p>
          </table:table-cell>
          <table:table-cell table:style-name="ce6" table:formula="of:=[.B54]/[.$B$1]" office:value-type="float" office:value="2.21212121212121" calcext:value-type="float">
            <text:p>2,21</text:p>
          </table:table-cell>
          <table:table-cell table:style-name="ce6" table:formula="of:=[.F53]+[.E54]" office:value-type="float" office:value="126.464646464646" calcext:value-type="float">
            <text:p>126,46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Fab_2_BuggyGUIListenerOperatorMutator</text:p>
          </table:table-cell>
          <table:table-cell table:style-name="ce1" table:formula="of:=[.D54]+[.B55]" office:value-type="float" office:value="12748" calcext:value-type="float">
            <text:p>12748</text:p>
          </table:table-cell>
          <table:table-cell table:style-name="ce6" table:formula="of:=[.B55]/[.$B$1]" office:value-type="float" office:value="2.3030303030303" calcext:value-type="float">
            <text:p>2,30</text:p>
          </table:table-cell>
          <table:table-cell table:style-name="ce6" table:formula="of:=[.F54]+[.E55]" office:value-type="float" office:value="128.767676767677" calcext:value-type="float">
            <text:p>128,77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Fab_3_InvalidViewFocusOperatorMutator</text:p>
          </table:table-cell>
          <table:table-cell table:style-name="ce1" table:formula="of:=[.D55]+[.B56]" office:value-type="float" office:value="12990" calcext:value-type="float">
            <text:p>12990</text:p>
          </table:table-cell>
          <table:table-cell table:style-name="ce6" table:formula="of:=[.B56]/[.$B$1]" office:value-type="float" office:value="2.44444444444444" calcext:value-type="float">
            <text:p>2,44</text:p>
          </table:table-cell>
          <table:table-cell table:style-name="ce6" table:formula="of:=[.F55]+[.E56]" office:value-type="float" office:value="131.212121212121" calcext:value-type="float">
            <text:p>131,21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Fab_4_ViewComponentNotVisibleOperatorMutator</text:p>
          </table:table-cell>
          <table:table-cell table:style-name="ce1" table:formula="of:=[.D56]+[.B57]" office:value-type="float" office:value="13228" calcext:value-type="float">
            <text:p>13228</text:p>
          </table:table-cell>
          <table:table-cell table:style-name="ce6" table:formula="of:=[.B57]/[.$B$1]" office:value-type="float" office:value="2.4040404040404" calcext:value-type="float">
            <text:p>2,40</text:p>
          </table:table-cell>
          <table:table-cell table:style-name="ce6" table:formula="of:=[.F56]+[.E57]" office:value-type="float" office:value="133.616161616162" calcext:value-type="float">
            <text:p>133,62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ab_5_BinaryMutator</text:p>
          </table:table-cell>
          <table:table-cell table:style-name="ce1" table:formula="of:=[.D57]+[.B58]" office:value-type="float" office:value="13465" calcext:value-type="float">
            <text:p>13465</text:p>
          </table:table-cell>
          <table:table-cell table:style-name="ce6" table:formula="of:=[.B58]/[.$B$1]" office:value-type="float" office:value="2.39393939393939" calcext:value-type="float">
            <text:p>2,39</text:p>
          </table:table-cell>
          <table:table-cell table:style-name="ce6" table:formula="of:=[.F57]+[.E58]" office:value-type="float" office:value="136.010101010101" calcext:value-type="float">
            <text:p>136,01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Fab_6_BuggyGUIListenerOperatorMutator</text:p>
          </table:table-cell>
          <table:table-cell table:style-name="ce1" table:formula="of:=[.D58]+[.B59]" office:value-type="float" office:value="13706" calcext:value-type="float">
            <text:p>13706</text:p>
          </table:table-cell>
          <table:table-cell table:style-name="ce6" table:formula="of:=[.B59]/[.$B$1]" office:value-type="float" office:value="2.43434343434343" calcext:value-type="float">
            <text:p>2,43</text:p>
          </table:table-cell>
          <table:table-cell table:style-name="ce6" table:formula="of:=[.F58]+[.E59]" office:value-type="float" office:value="138.444444444444" calcext:value-type="float">
            <text:p>138,44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Fab_7_BuggyGUIListenerOperatorMutator</text:p>
          </table:table-cell>
          <table:table-cell table:style-name="ce1" table:formula="of:=[.D59]+[.B60]" office:value-type="float" office:value="13946" calcext:value-type="float">
            <text:p>13946</text:p>
          </table:table-cell>
          <table:table-cell table:style-name="ce6" table:formula="of:=[.B60]/[.$B$1]" office:value-type="float" office:value="2.42424242424242" calcext:value-type="float">
            <text:p>2,42</text:p>
          </table:table-cell>
          <table:table-cell table:style-name="ce6" table:formula="of:=[.F59]+[.E60]" office:value-type="float" office:value="140.868686868687" calcext:value-type="float">
            <text:p>140,87</text:p>
          </table:table-cell>
          <table:table-cell table:number-columns-repeated="101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UndoBarController_0_InvalidViewFocusOperatorMutator</text:p>
          </table:table-cell>
          <table:table-cell table:style-name="ce1" table:formula="of:=[.D60]+[.B61]" office:value-type="float" office:value="14187" calcext:value-type="float">
            <text:p>14187</text:p>
          </table:table-cell>
          <table:table-cell table:style-name="ce6" table:formula="of:=[.B61]/[.$B$1]" office:value-type="float" office:value="2.43434343434343" calcext:value-type="float">
            <text:p>2,43</text:p>
          </table:table-cell>
          <table:table-cell table:style-name="ce6" table:formula="of:=[.F60]+[.E61]" office:value-type="float" office:value="143.30303030303" calcext:value-type="float">
            <text:p>143,30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UndoBarController_1_ViewComponentNotVisibleOperatorMutator</text:p>
          </table:table-cell>
          <table:table-cell table:style-name="ce1" table:formula="of:=[.D61]+[.B62]" office:value-type="float" office:value="14426" calcext:value-type="float">
            <text:p>14426</text:p>
          </table:table-cell>
          <table:table-cell table:style-name="ce6" table:formula="of:=[.B62]/[.$B$1]" office:value-type="float" office:value="2.41414141414141" calcext:value-type="float">
            <text:p>2,41</text:p>
          </table:table-cell>
          <table:table-cell table:style-name="ce6" table:formula="of:=[.F61]+[.E62]" office:value-type="float" office:value="145.717171717172" calcext:value-type="float">
            <text:p>145,72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UndoBarController_2_InvalidViewFocusOperatorMutator</text:p>
          </table:table-cell>
          <table:table-cell table:style-name="ce1" table:formula="of:=[.D62]+[.B63]" office:value-type="float" office:value="14664" calcext:value-type="float">
            <text:p>14664</text:p>
          </table:table-cell>
          <table:table-cell table:style-name="ce6" table:formula="of:=[.B63]/[.$B$1]" office:value-type="float" office:value="2.4040404040404" calcext:value-type="float">
            <text:p>2,40</text:p>
          </table:table-cell>
          <table:table-cell table:style-name="ce6" table:formula="of:=[.F62]+[.E63]" office:value-type="float" office:value="148.121212121212" calcext:value-type="float">
            <text:p>148,12</text:p>
          </table:table-cell>
          <table:table-cell table:number-columns-repeated="101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UndoBarController_3_ViewComponentNotVisibleOperatorMutator</text:p>
          </table:table-cell>
          <table:table-cell table:style-name="ce1" table:formula="of:=[.D63]+[.B64]" office:value-type="float" office:value="14903" calcext:value-type="float">
            <text:p>14903</text:p>
          </table:table-cell>
          <table:table-cell table:style-name="ce6" table:formula="of:=[.B64]/[.$B$1]" office:value-type="float" office:value="2.41414141414141" calcext:value-type="float">
            <text:p>2,41</text:p>
          </table:table-cell>
          <table:table-cell table:style-name="ce6" table:formula="of:=[.F63]+[.E64]" office:value-type="float" office:value="150.535353535354" calcext:value-type="float">
            <text:p>150,54</text:p>
          </table:table-cell>
          <table:table-cell table:number-columns-repeated="101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UndoBarController_4_BuggyGUIListenerOperatorMutator</text:p>
          </table:table-cell>
          <table:table-cell table:style-name="ce1" table:formula="of:=[.D64]+[.B65]" office:value-type="float" office:value="15140" calcext:value-type="float">
            <text:p>15140</text:p>
          </table:table-cell>
          <table:table-cell table:style-name="ce6" table:formula="of:=[.B65]/[.$B$1]" office:value-type="float" office:value="2.39393939393939" calcext:value-type="float">
            <text:p>2,39</text:p>
          </table:table-cell>
          <table:table-cell table:style-name="ce6" table:formula="of:=[.F64]+[.E65]" office:value-type="float" office:value="152.929292929293" calcext:value-type="float">
            <text:p>152,93</text:p>
          </table:table-cell>
          <table:table-cell table:number-columns-repeated="101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UndoBarController_5_LengthyGUIListenerOperatorMutator</text:p>
          </table:table-cell>
          <table:table-cell table:style-name="ce1" table:formula="of:=[.D65]+[.B66]" office:value-type="float" office:value="15380" calcext:value-type="float">
            <text:p>15380</text:p>
          </table:table-cell>
          <table:table-cell table:style-name="ce6" table:formula="of:=[.B66]/[.$B$1]" office:value-type="float" office:value="2.42424242424242" calcext:value-type="float">
            <text:p>2,42</text:p>
          </table:table-cell>
          <table:table-cell table:style-name="ce6" table:formula="of:=[.F65]+[.E66]" office:value-type="float" office:value="155.353535353535" calcext:value-type="float">
            <text:p>155,35</text:p>
          </table:table-cell>
          <table:table-cell table:number-columns-repeated="101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Stats_0_BinaryMutator</text:p>
          </table:table-cell>
          <table:table-cell table:style-name="ce1" table:formula="of:=[.D66]+[.B67]" office:value-type="float" office:value="15618" calcext:value-type="float">
            <text:p>15618</text:p>
          </table:table-cell>
          <table:table-cell table:style-name="ce6" table:formula="of:=[.B67]/[.$B$1]" office:value-type="float" office:value="2.4040404040404" calcext:value-type="float">
            <text:p>2,40</text:p>
          </table:table-cell>
          <table:table-cell table:style-name="ce6" table:formula="of:=[.F66]+[.E67]" office:value-type="float" office:value="157.757575757576" calcext:value-type="float">
            <text:p>157,76</text:p>
          </table:table-cell>
          <table:table-cell table:number-columns-repeated="101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Stats_1_BinaryMutator</text:p>
          </table:table-cell>
          <table:table-cell table:style-name="ce1" table:formula="of:=[.D67]+[.B68]" office:value-type="float" office:value="15855" calcext:value-type="float">
            <text:p>15855</text:p>
          </table:table-cell>
          <table:table-cell table:style-name="ce6" table:formula="of:=[.B68]/[.$B$1]" office:value-type="float" office:value="2.39393939393939" calcext:value-type="float">
            <text:p>2,39</text:p>
          </table:table-cell>
          <table:table-cell table:style-name="ce6" table:formula="of:=[.F67]+[.E68]" office:value-type="float" office:value="160.151515151515" calcext:value-type="float">
            <text:p>160,15</text:p>
          </table:table-cell>
          <table:table-cell table:number-columns-repeated="101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DateUtils_0_BinaryMutator</text:p>
          </table:table-cell>
          <table:table-cell table:style-name="ce1" table:formula="of:=[.D68]+[.B69]" office:value-type="float" office:value="16093" calcext:value-type="float">
            <text:p>16093</text:p>
          </table:table-cell>
          <table:table-cell table:style-name="ce6" table:formula="of:=[.B69]/[.$B$1]" office:value-type="float" office:value="2.4040404040404" calcext:value-type="float">
            <text:p>2,40</text:p>
          </table:table-cell>
          <table:table-cell table:style-name="ce6" table:formula="of:=[.F68]+[.E69]" office:value-type="float" office:value="162.555555555556" calcext:value-type="float">
            <text:p>162,56</text:p>
          </table:table-cell>
          <table:table-cell table:number-columns-repeated="101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DateUtils_1_BinaryMutator</text:p>
          </table:table-cell>
          <table:table-cell table:style-name="ce1" table:formula="of:=[.D69]+[.B70]" office:value-type="float" office:value="16332" calcext:value-type="float">
            <text:p>16332</text:p>
          </table:table-cell>
          <table:table-cell table:style-name="ce6" table:formula="of:=[.B70]/[.$B$1]" office:value-type="float" office:value="2.41414141414141" calcext:value-type="float">
            <text:p>2,41</text:p>
          </table:table-cell>
          <table:table-cell table:style-name="ce6" table:formula="of:=[.F69]+[.E70]" office:value-type="float" office:value="164.969696969697" calcext:value-type="float">
            <text:p>164,97</text:p>
          </table:table-cell>
          <table:table-cell table:number-columns-repeated="101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AnimationsHelper_0_BinaryMutator</text:p>
          </table:table-cell>
          <table:table-cell table:style-name="ce1" table:formula="of:=[.D70]+[.B71]" office:value-type="float" office:value="16569" calcext:value-type="float">
            <text:p>16569</text:p>
          </table:table-cell>
          <table:table-cell table:style-name="ce6" table:formula="of:=[.B71]/[.$B$1]" office:value-type="float" office:value="2.39393939393939" calcext:value-type="float">
            <text:p>2,39</text:p>
          </table:table-cell>
          <table:table-cell table:style-name="ce6" table:formula="of:=[.F70]+[.E71]" office:value-type="float" office:value="167.363636363637" calcext:value-type="float">
            <text:p>167,36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AnimationsHelper_1_BinaryMutator</text:p>
          </table:table-cell>
          <table:table-cell table:style-name="ce1" table:formula="of:=[.D71]+[.B72]" office:value-type="float" office:value="16822" calcext:value-type="float">
            <text:p>16822</text:p>
          </table:table-cell>
          <table:table-cell table:style-name="ce6" table:formula="of:=[.B72]/[.$B$1]" office:value-type="float" office:value="2.55555555555556" calcext:value-type="float">
            <text:p>2,56</text:p>
          </table:table-cell>
          <table:table-cell table:style-name="ce6" table:formula="of:=[.F71]+[.E72]" office:value-type="float" office:value="169.919191919192" calcext:value-type="float">
            <text:p>169,92</text:p>
          </table:table-cell>
          <table:table-cell table:number-columns-repeated="101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AnimationsHelper_2_BinaryMutator</text:p>
          </table:table-cell>
          <table:table-cell table:style-name="ce1" table:formula="of:=[.D72]+[.B73]" office:value-type="float" office:value="17060" calcext:value-type="float">
            <text:p>17060</text:p>
          </table:table-cell>
          <table:table-cell table:style-name="ce6" table:formula="of:=[.B73]/[.$B$1]" office:value-type="float" office:value="2.4040404040404" calcext:value-type="float">
            <text:p>2,40</text:p>
          </table:table-cell>
          <table:table-cell table:style-name="ce6" table:formula="of:=[.F72]+[.E73]" office:value-type="float" office:value="172.323232323232" calcext:value-type="float">
            <text:p>172,32</text:p>
          </table:table-cell>
          <table:table-cell table:number-columns-repeated="101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AnimationsHelper_3_BinaryMutator</text:p>
          </table:table-cell>
          <table:table-cell table:style-name="ce1" table:formula="of:=[.D73]+[.B74]" office:value-type="float" office:value="17300" calcext:value-type="float">
            <text:p>17300</text:p>
          </table:table-cell>
          <table:table-cell table:style-name="ce6" table:formula="of:=[.B74]/[.$B$1]" office:value-type="float" office:value="2.42424242424242" calcext:value-type="float">
            <text:p>2,42</text:p>
          </table:table-cell>
          <table:table-cell table:style-name="ce6" table:formula="of:=[.F73]+[.E74]" office:value-type="float" office:value="174.747474747475" calcext:value-type="float">
            <text:p>174,75</text:p>
          </table:table-cell>
          <table:table-cell table:number-columns-repeated="101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AnimationsHelper_4_BinaryMutator</text:p>
          </table:table-cell>
          <table:table-cell table:style-name="ce1" table:formula="of:=[.D74]+[.B75]" office:value-type="float" office:value="17538" calcext:value-type="float">
            <text:p>17538</text:p>
          </table:table-cell>
          <table:table-cell table:style-name="ce6" table:formula="of:=[.B75]/[.$B$1]" office:value-type="float" office:value="2.4040404040404" calcext:value-type="float">
            <text:p>2,40</text:p>
          </table:table-cell>
          <table:table-cell table:style-name="ce6" table:formula="of:=[.F74]+[.E75]" office:value-type="float" office:value="177.151515151515" calcext:value-type="float">
            <text:p>177,15</text:p>
          </table:table-cell>
          <table:table-cell table:number-columns-repeated="101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AnimationsHelper_5_BinaryMutator</text:p>
          </table:table-cell>
          <table:table-cell table:style-name="ce1" table:formula="of:=[.D75]+[.B76]" office:value-type="float" office:value="17773" calcext:value-type="float">
            <text:p>17773</text:p>
          </table:table-cell>
          <table:table-cell table:style-name="ce6" table:formula="of:=[.B76]/[.$B$1]" office:value-type="float" office:value="2.37373737373737" calcext:value-type="float">
            <text:p>2,37</text:p>
          </table:table-cell>
          <table:table-cell table:style-name="ce6" table:formula="of:=[.F75]+[.E76]" office:value-type="float" office:value="179.525252525253" calcext:value-type="float">
            <text:p>179,53</text:p>
          </table:table-cell>
          <table:table-cell table:number-columns-repeated="101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AnimationsHelper_6_BinaryMutator</text:p>
          </table:table-cell>
          <table:table-cell table:style-name="ce1" table:formula="of:=[.D76]+[.B77]" office:value-type="float" office:value="18012" calcext:value-type="float">
            <text:p>18012</text:p>
          </table:table-cell>
          <table:table-cell table:style-name="ce6" table:formula="of:=[.B77]/[.$B$1]" office:value-type="float" office:value="2.41414141414141" calcext:value-type="float">
            <text:p>2,41</text:p>
          </table:table-cell>
          <table:table-cell table:style-name="ce6" table:formula="of:=[.F76]+[.E77]" office:value-type="float" office:value="181.939393939394" calcext:value-type="float">
            <text:p>181,94</text:p>
          </table:table-cell>
          <table:table-cell table:number-columns-repeated="101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AnimationsHelper_7_BinaryMutator</text:p>
          </table:table-cell>
          <table:table-cell table:style-name="ce1" table:formula="of:=[.D77]+[.B78]" office:value-type="float" office:value="18252" calcext:value-type="float">
            <text:p>18252</text:p>
          </table:table-cell>
          <table:table-cell table:style-name="ce6" table:formula="of:=[.B78]/[.$B$1]" office:value-type="float" office:value="2.42424242424242" calcext:value-type="float">
            <text:p>2,42</text:p>
          </table:table-cell>
          <table:table-cell table:style-name="ce6" table:formula="of:=[.F77]+[.E78]" office:value-type="float" office:value="184.363636363637" calcext:value-type="float">
            <text:p>184,36</text:p>
          </table:table-cell>
          <table:table-cell table:number-columns-repeated="101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AnimationsHelper_8_BinaryMutator</text:p>
          </table:table-cell>
          <table:table-cell table:style-name="ce1" table:formula="of:=[.D78]+[.B79]" office:value-type="float" office:value="18491" calcext:value-type="float">
            <text:p>18491</text:p>
          </table:table-cell>
          <table:table-cell table:style-name="ce6" table:formula="of:=[.B79]/[.$B$1]" office:value-type="float" office:value="2.41414141414141" calcext:value-type="float">
            <text:p>2,41</text:p>
          </table:table-cell>
          <table:table-cell table:style-name="ce6" table:formula="of:=[.F78]+[.E79]" office:value-type="float" office:value="186.777777777778" calcext:value-type="float">
            <text:p>186,78</text:p>
          </table:table-cell>
          <table:table-cell table:number-columns-repeated="101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AnimationsHelper_9_BinaryMutator</text:p>
          </table:table-cell>
          <table:table-cell table:style-name="ce1" table:formula="of:=[.D79]+[.B80]" office:value-type="float" office:value="18734" calcext:value-type="float">
            <text:p>18734</text:p>
          </table:table-cell>
          <table:table-cell table:style-name="ce6" table:formula="of:=[.B80]/[.$B$1]" office:value-type="float" office:value="2.45454545454545" calcext:value-type="float">
            <text:p>2,45</text:p>
          </table:table-cell>
          <table:table-cell table:style-name="ce6" table:formula="of:=[.F79]+[.E80]" office:value-type="float" office:value="189.232323232323" calcext:value-type="float">
            <text:p>189,23</text:p>
          </table:table-cell>
          <table:table-cell table:number-columns-repeated="1018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PasswordHelper_0_InvalidViewFocusOperatorMutator</text:p>
          </table:table-cell>
          <table:table-cell table:style-name="ce1" table:formula="of:=[.D80]+[.B81]" office:value-type="float" office:value="18973" calcext:value-type="float">
            <text:p>18973</text:p>
          </table:table-cell>
          <table:table-cell table:style-name="ce6" table:formula="of:=[.B81]/[.$B$1]" office:value-type="float" office:value="2.41414141414141" calcext:value-type="float">
            <text:p>2,41</text:p>
          </table:table-cell>
          <table:table-cell table:style-name="ce6" table:formula="of:=[.F80]+[.E81]" office:value-type="float" office:value="191.646464646465" calcext:value-type="float">
            <text:p>191,65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asswordHelper_1_ViewComponentNotVisibleOperatorMutator</text:p>
          </table:table-cell>
          <table:table-cell table:style-name="ce1" table:formula="of:=[.D81]+[.B82]" office:value-type="float" office:value="19213" calcext:value-type="float">
            <text:p>19213</text:p>
          </table:table-cell>
          <table:table-cell table:style-name="ce6" table:formula="of:=[.B82]/[.$B$1]" office:value-type="float" office:value="2.42424242424242" calcext:value-type="float">
            <text:p>2,42</text:p>
          </table:table-cell>
          <table:table-cell table:style-name="ce6" table:formula="of:=[.F81]+[.E82]" office:value-type="float" office:value="194.070707070707" calcext:value-type="float">
            <text:p>194,07</text:p>
          </table:table-cell>
          <table:table-cell table:number-columns-repeated="101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asswordHelper_2_InvalidViewFocusOperatorMutator</text:p>
          </table:table-cell>
          <table:table-cell table:style-name="ce1" table:formula="of:=[.D82]+[.B83]" office:value-type="float" office:value="19453" calcext:value-type="float">
            <text:p>19453</text:p>
          </table:table-cell>
          <table:table-cell table:style-name="ce6" table:formula="of:=[.B83]/[.$B$1]" office:value-type="float" office:value="2.42424242424242" calcext:value-type="float">
            <text:p>2,42</text:p>
          </table:table-cell>
          <table:table-cell table:style-name="ce6" table:formula="of:=[.F82]+[.E83]" office:value-type="float" office:value="196.49494949495" calcext:value-type="float">
            <text:p>196,49</text:p>
          </table:table-cell>
          <table:table-cell table:number-columns-repeated="1018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PasswordHelper_3_ViewComponentNotVisibleOperatorMutator</text:p>
          </table:table-cell>
          <table:table-cell table:style-name="ce1" table:formula="of:=[.D83]+[.B84]" office:value-type="float" office:value="19686" calcext:value-type="float">
            <text:p>19686</text:p>
          </table:table-cell>
          <table:table-cell table:style-name="ce6" table:formula="of:=[.B84]/[.$B$1]" office:value-type="float" office:value="2.35353535353535" calcext:value-type="float">
            <text:p>2,35</text:p>
          </table:table-cell>
          <table:table-cell table:style-name="ce6" table:formula="of:=[.F83]+[.E84]" office:value-type="float" office:value="198.848484848485" calcext:value-type="float">
            <text:p>198,85</text:p>
          </table:table-cell>
          <table:table-cell table:number-columns-repeated="101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Display_0_BinaryMutator</text:p>
          </table:table-cell>
          <table:table-cell table:style-name="ce1" table:formula="of:=[.D84]+[.B85]" office:value-type="float" office:value="19924" calcext:value-type="float">
            <text:p>19924</text:p>
          </table:table-cell>
          <table:table-cell table:style-name="ce6" table:formula="of:=[.B85]/[.$B$1]" office:value-type="float" office:value="2.4040404040404" calcext:value-type="float">
            <text:p>2,40</text:p>
          </table:table-cell>
          <table:table-cell table:style-name="ce6" table:formula="of:=[.F84]+[.E85]" office:value-type="float" office:value="201.252525252525" calcext:value-type="float">
            <text:p>201,25</text:p>
          </table:table-cell>
          <table:table-cell table:number-columns-repeated="101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Display_1_BinaryMutator</text:p>
          </table:table-cell>
          <table:table-cell table:style-name="ce1" table:formula="of:=[.D85]+[.B86]" office:value-type="float" office:value="20163" calcext:value-type="float">
            <text:p>20163</text:p>
          </table:table-cell>
          <table:table-cell table:style-name="ce6" table:formula="of:=[.B86]/[.$B$1]" office:value-type="float" office:value="2.41414141414141" calcext:value-type="float">
            <text:p>2,41</text:p>
          </table:table-cell>
          <table:table-cell table:style-name="ce6" table:formula="of:=[.F85]+[.E86]" office:value-type="float" office:value="203.666666666667" calcext:value-type="float">
            <text:p>203,67</text:p>
          </table:table-cell>
          <table:table-cell table:number-columns-repeated="101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Display_2_BinaryMutator</text:p>
          </table:table-cell>
          <table:table-cell table:style-name="ce1" table:formula="of:=[.D86]+[.B87]" office:value-type="float" office:value="20404" calcext:value-type="float">
            <text:p>20404</text:p>
          </table:table-cell>
          <table:table-cell table:style-name="ce6" table:formula="of:=[.B87]/[.$B$1]" office:value-type="float" office:value="2.43434343434343" calcext:value-type="float">
            <text:p>2,43</text:p>
          </table:table-cell>
          <table:table-cell table:style-name="ce6" table:formula="of:=[.F86]+[.E87]" office:value-type="float" office:value="206.10101010101" calcext:value-type="float">
            <text:p>206,10</text:p>
          </table:table-cell>
          <table:table-cell table:number-columns-repeated="101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Display_3_BinaryMutator</text:p>
          </table:table-cell>
          <table:table-cell table:style-name="ce1" table:formula="of:=[.D87]+[.B88]" office:value-type="float" office:value="20646" calcext:value-type="float">
            <text:p>20646</text:p>
          </table:table-cell>
          <table:table-cell table:style-name="ce6" table:formula="of:=[.B88]/[.$B$1]" office:value-type="float" office:value="2.44444444444444" calcext:value-type="float">
            <text:p>2,44</text:p>
          </table:table-cell>
          <table:table-cell table:style-name="ce6" table:formula="of:=[.F87]+[.E88]" office:value-type="float" office:value="208.545454545455" calcext:value-type="float">
            <text:p>208,55</text:p>
          </table:table-cell>
          <table:table-cell table:number-columns-repeated="101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ReminderHelper_0_NullIntentOperatorMutator</text:p>
          </table:table-cell>
          <table:table-cell table:style-name="ce1" table:formula="of:=[.D88]+[.B89]" office:value-type="float" office:value="20884" calcext:value-type="float">
            <text:p>20884</text:p>
          </table:table-cell>
          <table:table-cell table:style-name="ce6" table:formula="of:=[.B89]/[.$B$1]" office:value-type="float" office:value="2.4040404040404" calcext:value-type="float">
            <text:p>2,40</text:p>
          </table:table-cell>
          <table:table-cell table:style-name="ce6" table:formula="of:=[.F88]+[.E89]" office:value-type="float" office:value="210.949494949495" calcext:value-type="float">
            <text:p>210,95</text:p>
          </table:table-cell>
          <table:table-cell table:number-columns-repeated="1018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ReminderHelper_1_InvalidKeyIntentOperatorMutator</text:p>
          </table:table-cell>
          <table:table-cell table:style-name="ce1" table:formula="of:=[.D89]+[.B90]" office:value-type="float" office:value="21124" calcext:value-type="float">
            <text:p>21124</text:p>
          </table:table-cell>
          <table:table-cell table:style-name="ce6" table:formula="of:=[.B90]/[.$B$1]" office:value-type="float" office:value="2.42424242424242" calcext:value-type="float">
            <text:p>2,42</text:p>
          </table:table-cell>
          <table:table-cell table:style-name="ce6" table:formula="of:=[.F89]+[.E90]" office:value-type="float" office:value="213.373737373738" calcext:value-type="float">
            <text:p>213,37</text:p>
          </table:table-cell>
          <table:table-cell table:number-columns-repeated="101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ReminderHelper_2_RandomActionIntentDefinitionOperatorMutator</text:p>
          </table:table-cell>
          <table:table-cell table:style-name="ce1" table:formula="of:=[.D90]+[.B91]" office:value-type="float" office:value="21364" calcext:value-type="float">
            <text:p>21364</text:p>
          </table:table-cell>
          <table:table-cell table:style-name="ce6" table:formula="of:=[.B91]/[.$B$1]" office:value-type="float" office:value="2.42424242424242" calcext:value-type="float">
            <text:p>2,42</text:p>
          </table:table-cell>
          <table:table-cell table:style-name="ce6" table:formula="of:=[.F90]+[.E91]" office:value-type="float" office:value="215.79797979798" calcext:value-type="float">
            <text:p>215,80</text:p>
          </table:table-cell>
          <table:table-cell table:number-columns-repeated="101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ReminderHelper_3_NullValueIntentPutExtraOperatorMutator</text:p>
          </table:table-cell>
          <table:table-cell table:style-name="ce1" table:formula="of:=[.D91]+[.B92]" office:value-type="float" office:value="21604" calcext:value-type="float">
            <text:p>21604</text:p>
          </table:table-cell>
          <table:table-cell table:style-name="ce6" table:formula="of:=[.B92]/[.$B$1]" office:value-type="float" office:value="2.42424242424242" calcext:value-type="float">
            <text:p>2,42</text:p>
          </table:table-cell>
          <table:table-cell table:style-name="ce6" table:formula="of:=[.F91]+[.E92]" office:value-type="float" office:value="218.222222222223" calcext:value-type="float">
            <text:p>218,22</text:p>
          </table:table-cell>
          <table:table-cell table:number-columns-repeated="101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ReminderHelper_4_IntentPayloadReplacementOperatorMutator</text:p>
          </table:table-cell>
          <table:table-cell table:style-name="ce1" table:formula="of:=[.D92]+[.B93]" office:value-type="float" office:value="21842" calcext:value-type="float">
            <text:p>21842</text:p>
          </table:table-cell>
          <table:table-cell table:style-name="ce6" table:formula="of:=[.B93]/[.$B$1]" office:value-type="float" office:value="2.4040404040404" calcext:value-type="float">
            <text:p>2,40</text:p>
          </table:table-cell>
          <table:table-cell table:style-name="ce6" table:formula="of:=[.F92]+[.E93]" office:value-type="float" office:value="220.626262626263" calcext:value-type="float">
            <text:p>220,63</text:p>
          </table:table-cell>
          <table:table-cell table:number-columns-repeated="1018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ReminderHelper_5_RandomActionIntentDefinitionOperatorMutator</text:p>
          </table:table-cell>
          <table:table-cell table:style-name="ce1" table:formula="of:=[.D93]+[.B94]" office:value-type="float" office:value="22081" calcext:value-type="float">
            <text:p>22081</text:p>
          </table:table-cell>
          <table:table-cell table:style-name="ce6" table:formula="of:=[.B94]/[.$B$1]" office:value-type="float" office:value="2.41414141414141" calcext:value-type="float">
            <text:p>2,41</text:p>
          </table:table-cell>
          <table:table-cell table:style-name="ce6" table:formula="of:=[.F93]+[.E94]" office:value-type="float" office:value="223.040404040404" calcext:value-type="float">
            <text:p>223,04</text:p>
          </table:table-cell>
          <table:table-cell table:number-columns-repeated="101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ReminderHelper_6_BinaryMutator</text:p>
          </table:table-cell>
          <table:table-cell table:style-name="ce1" table:formula="of:=[.D94]+[.B95]" office:value-type="float" office:value="22320" calcext:value-type="float">
            <text:p>22320</text:p>
          </table:table-cell>
          <table:table-cell table:style-name="ce6" table:formula="of:=[.B95]/[.$B$1]" office:value-type="float" office:value="2.41414141414141" calcext:value-type="float">
            <text:p>2,41</text:p>
          </table:table-cell>
          <table:table-cell table:style-name="ce6" table:formula="of:=[.F94]+[.E95]" office:value-type="float" office:value="225.454545454546" calcext:value-type="float">
            <text:p>225,45</text:p>
          </table:table-cell>
          <table:table-cell table:number-columns-repeated="1018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ReminderHelper_7_NullIntentOperatorMutator</text:p>
          </table:table-cell>
          <table:table-cell table:style-name="ce1" table:formula="of:=[.D95]+[.B96]" office:value-type="float" office:value="22559" calcext:value-type="float">
            <text:p>22559</text:p>
          </table:table-cell>
          <table:table-cell table:style-name="ce6" table:formula="of:=[.B96]/[.$B$1]" office:value-type="float" office:value="2.41414141414141" calcext:value-type="float">
            <text:p>2,41</text:p>
          </table:table-cell>
          <table:table-cell table:style-name="ce6" table:formula="of:=[.F95]+[.E96]" office:value-type="float" office:value="227.868686868687" calcext:value-type="float">
            <text:p>227,87</text:p>
          </table:table-cell>
          <table:table-cell table:number-columns-repeated="101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ReminderHelper_8_InvalidKeyIntentOperatorMutator</text:p>
          </table:table-cell>
          <table:table-cell table:style-name="ce1" table:formula="of:=[.D96]+[.B97]" office:value-type="float" office:value="22797" calcext:value-type="float">
            <text:p>22797</text:p>
          </table:table-cell>
          <table:table-cell table:style-name="ce6" table:formula="of:=[.B97]/[.$B$1]" office:value-type="float" office:value="2.4040404040404" calcext:value-type="float">
            <text:p>2,40</text:p>
          </table:table-cell>
          <table:table-cell table:style-name="ce6" table:formula="of:=[.F96]+[.E97]" office:value-type="float" office:value="230.272727272728" calcext:value-type="float">
            <text:p>230,27</text:p>
          </table:table-cell>
          <table:table-cell table:number-columns-repeated="1018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ReminderHelper_9_RandomActionIntentDefinitionOperatorMutator</text:p>
          </table:table-cell>
          <table:table-cell table:style-name="ce1" table:formula="of:=[.D97]+[.B98]" office:value-type="float" office:value="23038" calcext:value-type="float">
            <text:p>23038</text:p>
          </table:table-cell>
          <table:table-cell table:style-name="ce6" table:formula="of:=[.B98]/[.$B$1]" office:value-type="float" office:value="2.43434343434343" calcext:value-type="float">
            <text:p>2,43</text:p>
          </table:table-cell>
          <table:table-cell table:style-name="ce6" table:formula="of:=[.F97]+[.E98]" office:value-type="float" office:value="232.707070707071" calcext:value-type="float">
            <text:p>232,71</text:p>
          </table:table-cell>
          <table:table-cell table:number-columns-repeated="1018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torageHelper_0_BinaryMutator</text:p>
          </table:table-cell>
          <table:table-cell table:style-name="ce1" table:formula="of:=[.D98]+[.B99]" office:value-type="float" office:value="23280" calcext:value-type="float">
            <text:p>23280</text:p>
          </table:table-cell>
          <table:table-cell table:style-name="ce6" table:formula="of:=[.B99]/[.$B$1]" office:value-type="float" office:value="2.44444444444444" calcext:value-type="float">
            <text:p>2,44</text:p>
          </table:table-cell>
          <table:table-cell table:style-name="ce6" table:formula="of:=[.F98]+[.E99]" office:value-type="float" office:value="235.151515151516" calcext:value-type="float">
            <text:p>235,15</text:p>
          </table:table-cell>
          <table:table-cell table:number-columns-repeated="1018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torageHelper_1_BinaryMutator</text:p>
          </table:table-cell>
          <table:table-cell table:style-name="ce1" table:formula="of:=[.D99]+[.B100]" office:value-type="float" office:value="23522" calcext:value-type="float">
            <text:p>23522</text:p>
          </table:table-cell>
          <table:table-cell table:style-name="ce6" table:formula="of:=[.B100]/[.$B$1]" office:value-type="float" office:value="2.44444444444444" calcext:value-type="float">
            <text:p>2,44</text:p>
          </table:table-cell>
          <table:table-cell table:style-name="ce6" table:formula="of:=[.F99]+[.E100]" office:value-type="float" office:value="237.59595959596" calcext:value-type="float">
            <text:p>237,60</text:p>
          </table:table-cell>
          <table:table-cell table:number-columns-repeated="1018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StorageHelper_2_BinaryMutator</text:p>
          </table:table-cell>
          <table:table-cell table:style-name="ce1" table:formula="of:=[.D100]+[.B101]" office:value-type="float" office:value="23768" calcext:value-type="float">
            <text:p>23768</text:p>
          </table:table-cell>
          <table:table-cell table:style-name="ce6" table:formula="of:=[.B101]/[.$B$1]" office:value-type="float" office:value="2.48484848484848" calcext:value-type="float">
            <text:p>2,48</text:p>
          </table:table-cell>
          <table:table-cell table:style-name="ce6" table:formula="of:=[.F100]+[.E101]" office:value-type="float" office:value="240.080808080809" calcext:value-type="float">
            <text:p>240,08</text:p>
          </table:table-cell>
          <table:table-cell table:number-columns-repeated="101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ColorsUtil_0_BinaryMutator</text:p>
          </table:table-cell>
          <table:table-cell table:style-name="ce1" table:formula="of:=[.D101]+[.B102]" office:value-type="float" office:value="24037" calcext:value-type="float">
            <text:p>24037</text:p>
          </table:table-cell>
          <table:table-cell table:style-name="ce6" table:formula="of:=[.B102]/[.$B$1]" office:value-type="float" office:value="2.71717171717172" calcext:value-type="float">
            <text:p>2,72</text:p>
          </table:table-cell>
          <table:table-cell table:style-name="ce6" table:formula="of:=[.F101]+[.E102]" office:value-type="float" office:value="242.79797979798" calcext:value-type="float">
            <text:p>242,80</text:p>
          </table:table-cell>
          <table:table-cell table:number-columns-repeated="1018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ColorsUtil_1_BinaryMutator</text:p>
          </table:table-cell>
          <table:table-cell table:style-name="ce1" table:formula="of:=[.D102]+[.B103]" office:value-type="float" office:value="24277" calcext:value-type="float">
            <text:p>24277</text:p>
          </table:table-cell>
          <table:table-cell table:style-name="ce6" table:formula="of:=[.B103]/[.$B$1]" office:value-type="float" office:value="2.42424242424242" calcext:value-type="float">
            <text:p>2,42</text:p>
          </table:table-cell>
          <table:table-cell table:style-name="ce6" table:formula="of:=[.F102]+[.E103]" office:value-type="float" office:value="245.222222222223" calcext:value-type="float">
            <text:p>245,22</text:p>
          </table:table-cell>
          <table:table-cell table:number-columns-repeated="1018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ColorsUtil_2_BinaryMutator</text:p>
          </table:table-cell>
          <table:table-cell table:style-name="ce1" table:formula="of:=[.D103]+[.B104]" office:value-type="float" office:value="24515" calcext:value-type="float">
            <text:p>24515</text:p>
          </table:table-cell>
          <table:table-cell table:style-name="ce6" table:formula="of:=[.B104]/[.$B$1]" office:value-type="float" office:value="2.4040404040404" calcext:value-type="float">
            <text:p>2,40</text:p>
          </table:table-cell>
          <table:table-cell table:style-name="ce6" table:formula="of:=[.F103]+[.E104]" office:value-type="float" office:value="247.626262626263" calcext:value-type="float">
            <text:p>247,63</text:p>
          </table:table-cell>
          <table:table-cell table:number-columns-repeated="1018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ColorsUtil_3_BinaryMutator</text:p>
          </table:table-cell>
          <table:table-cell table:style-name="ce1" table:formula="of:=[.D104]+[.B105]" office:value-type="float" office:value="24764" calcext:value-type="float">
            <text:p>24764</text:p>
          </table:table-cell>
          <table:table-cell table:style-name="ce6" table:formula="of:=[.B105]/[.$B$1]" office:value-type="float" office:value="2.51515151515152" calcext:value-type="float">
            <text:p>2,52</text:p>
          </table:table-cell>
          <table:table-cell table:style-name="ce6" table:formula="of:=[.F104]+[.E105]" office:value-type="float" office:value="250.141414141415" calcext:value-type="float">
            <text:p>250,14</text:p>
          </table:table-cell>
          <table:table-cell table:number-columns-repeated="1018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ColorsUtil_4_BinaryMutator</text:p>
          </table:table-cell>
          <table:table-cell table:style-name="ce1" table:formula="of:=[.D105]+[.B106]" office:value-type="float" office:value="25004" calcext:value-type="float">
            <text:p>25004</text:p>
          </table:table-cell>
          <table:table-cell table:style-name="ce6" table:formula="of:=[.B106]/[.$B$1]" office:value-type="float" office:value="2.42424242424242" calcext:value-type="float">
            <text:p>2,42</text:p>
          </table:table-cell>
          <table:table-cell table:style-name="ce6" table:formula="of:=[.F105]+[.E106]" office:value-type="float" office:value="252.565656565657" calcext:value-type="float">
            <text:p>252,57</text:p>
          </table:table-cell>
          <table:table-cell table:number-columns-repeated="101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ListRemoteViewsFactory_0_NullIntentOperatorMutator</text:p>
          </table:table-cell>
          <table:table-cell table:style-name="ce1" table:formula="of:=[.D106]+[.B107]" office:value-type="float" office:value="25242" calcext:value-type="float">
            <text:p>25242</text:p>
          </table:table-cell>
          <table:table-cell table:style-name="ce6" table:formula="of:=[.B107]/[.$B$1]" office:value-type="float" office:value="2.4040404040404" calcext:value-type="float">
            <text:p>2,40</text:p>
          </table:table-cell>
          <table:table-cell table:style-name="ce6" table:formula="of:=[.F106]+[.E107]" office:value-type="float" office:value="254.969696969697" calcext:value-type="float">
            <text:p>254,97</text:p>
          </table:table-cell>
          <table:table-cell table:number-columns-repeated="1018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ListRemoteViewsFactory_1_RandomActionIntentDefinitionOperatorMutator</text:p>
          </table:table-cell>
          <table:table-cell table:style-name="ce1" table:formula="of:=[.D107]+[.B108]" office:value-type="float" office:value="25479" calcext:value-type="float">
            <text:p>25479</text:p>
          </table:table-cell>
          <table:table-cell table:style-name="ce6" table:formula="of:=[.B108]/[.$B$1]" office:value-type="float" office:value="2.39393939393939" calcext:value-type="float">
            <text:p>2,39</text:p>
          </table:table-cell>
          <table:table-cell table:style-name="ce6" table:formula="of:=[.F107]+[.E108]" office:value-type="float" office:value="257.363636363637" calcext:value-type="float">
            <text:p>257,36</text:p>
          </table:table-cell>
          <table:table-cell table:number-columns-repeated="101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ListRemoteViewsFactory_2_RandomActionIntentDefinitionOperatorMutator</text:p>
          </table:table-cell>
          <table:table-cell table:style-name="ce1" table:formula="of:=[.D108]+[.B109]" office:value-type="float" office:value="25718" calcext:value-type="float">
            <text:p>25718</text:p>
          </table:table-cell>
          <table:table-cell table:style-name="ce6" table:formula="of:=[.B109]/[.$B$1]" office:value-type="float" office:value="2.41414141414141" calcext:value-type="float">
            <text:p>2,41</text:p>
          </table:table-cell>
          <table:table-cell table:style-name="ce6" table:formula="of:=[.F108]+[.E109]" office:value-type="float" office:value="259.777777777778" calcext:value-type="float">
            <text:p>259,78</text:p>
          </table:table-cell>
          <table:table-cell table:number-columns-repeated="1018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WidgetConfigurationActivity_0_LengthyGUICreationOperatorMutator</text:p>
          </table:table-cell>
          <table:table-cell table:style-name="ce1" table:formula="of:=[.D109]+[.B110]" office:value-type="float" office:value="25957" calcext:value-type="float">
            <text:p>25957</text:p>
          </table:table-cell>
          <table:table-cell table:style-name="ce6" table:formula="of:=[.B110]/[.$B$1]" office:value-type="float" office:value="2.41414141414141" calcext:value-type="float">
            <text:p>2,41</text:p>
          </table:table-cell>
          <table:table-cell table:style-name="ce6" table:formula="of:=[.F109]+[.E110]" office:value-type="float" office:value="262.19191919192" calcext:value-type="float">
            <text:p>262,19</text:p>
          </table:table-cell>
          <table:table-cell table:number-columns-repeated="1018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idgetConfigurationActivity_1_FindViewByIdReturnsNullOperatorMutator</text:p>
          </table:table-cell>
          <table:table-cell table:style-name="ce1" table:formula="of:=[.D110]+[.B111]" office:value-type="float" office:value="26198" calcext:value-type="float">
            <text:p>26198</text:p>
          </table:table-cell>
          <table:table-cell table:style-name="ce6" table:formula="of:=[.B111]/[.$B$1]" office:value-type="float" office:value="2.43434343434343" calcext:value-type="float">
            <text:p>2,43</text:p>
          </table:table-cell>
          <table:table-cell table:style-name="ce6" table:formula="of:=[.F110]+[.E111]" office:value-type="float" office:value="264.626262626263" calcext:value-type="float">
            <text:p>264,63</text:p>
          </table:table-cell>
          <table:table-cell table:number-columns-repeated="101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WidgetConfigurationActivity_2_InvalidIDFindViewOperatorMutator</text:p>
          </table:table-cell>
          <table:table-cell table:style-name="ce1" table:formula="of:=[.D111]+[.B112]" office:value-type="float" office:value="26435" calcext:value-type="float">
            <text:p>26435</text:p>
          </table:table-cell>
          <table:table-cell table:style-name="ce6" table:formula="of:=[.B112]/[.$B$1]" office:value-type="float" office:value="2.39393939393939" calcext:value-type="float">
            <text:p>2,39</text:p>
          </table:table-cell>
          <table:table-cell table:style-name="ce6" table:formula="of:=[.F111]+[.E112]" office:value-type="float" office:value="267.020202020202" calcext:value-type="float">
            <text:p>267,02</text:p>
          </table:table-cell>
          <table:table-cell table:number-columns-repeated="1018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idgetConfigurationActivity_3_InvalidViewFocusOperatorMutator</text:p>
          </table:table-cell>
          <table:table-cell table:style-name="ce1" table:formula="of:=[.D112]+[.B113]" office:value-type="float" office:value="26676" calcext:value-type="float">
            <text:p>26676</text:p>
          </table:table-cell>
          <table:table-cell table:style-name="ce6" table:formula="of:=[.B113]/[.$B$1]" office:value-type="float" office:value="2.43434343434343" calcext:value-type="float">
            <text:p>2,43</text:p>
          </table:table-cell>
          <table:table-cell table:style-name="ce6" table:formula="of:=[.F112]+[.E113]" office:value-type="float" office:value="269.454545454546" calcext:value-type="float">
            <text:p>269,45</text:p>
          </table:table-cell>
          <table:table-cell table:number-columns-repeated="101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idgetConfigurationActivity_4_ViewComponentNotVisibleOperatorMutator</text:p>
          </table:table-cell>
          <table:table-cell table:style-name="ce1" table:formula="of:=[.D113]+[.B114]" office:value-type="float" office:value="26914" calcext:value-type="float">
            <text:p>26914</text:p>
          </table:table-cell>
          <table:table-cell table:style-name="ce6" table:formula="of:=[.B114]/[.$B$1]" office:value-type="float" office:value="2.4040404040404" calcext:value-type="float">
            <text:p>2,40</text:p>
          </table:table-cell>
          <table:table-cell table:style-name="ce6" table:formula="of:=[.F113]+[.E114]" office:value-type="float" office:value="271.858585858586" calcext:value-type="float">
            <text:p>271,86</text:p>
          </table:table-cell>
          <table:table-cell table:number-columns-repeated="1018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WidgetConfigurationActivity_5_FindViewByIdReturnsNullOperatorMutator</text:p>
          </table:table-cell>
          <table:table-cell table:style-name="ce1" table:formula="of:=[.D114]+[.B115]" office:value-type="float" office:value="27153" calcext:value-type="float">
            <text:p>27153</text:p>
          </table:table-cell>
          <table:table-cell table:style-name="ce6" table:formula="of:=[.B115]/[.$B$1]" office:value-type="float" office:value="2.41414141414141" calcext:value-type="float">
            <text:p>2,41</text:p>
          </table:table-cell>
          <table:table-cell table:style-name="ce6" table:formula="of:=[.F114]+[.E115]" office:value-type="float" office:value="274.272727272728" calcext:value-type="float">
            <text:p>274,27</text:p>
          </table:table-cell>
          <table:table-cell table:number-columns-repeated="1018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idgetConfigurationActivity_6_InvalidIDFindViewOperatorMutator</text:p>
          </table:table-cell>
          <table:table-cell table:style-name="ce1" table:formula="of:=[.D115]+[.B116]" office:value-type="float" office:value="27391" calcext:value-type="float">
            <text:p>27391</text:p>
          </table:table-cell>
          <table:table-cell table:style-name="ce6" table:formula="of:=[.B116]/[.$B$1]" office:value-type="float" office:value="2.4040404040404" calcext:value-type="float">
            <text:p>2,40</text:p>
          </table:table-cell>
          <table:table-cell table:style-name="ce6" table:formula="of:=[.F115]+[.E116]" office:value-type="float" office:value="276.676767676768" calcext:value-type="float">
            <text:p>276,68</text:p>
          </table:table-cell>
          <table:table-cell table:number-columns-repeated="101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WidgetConfigurationActivity_7_InvalidViewFocusOperatorMutator</text:p>
          </table:table-cell>
          <table:table-cell table:style-name="ce1" table:formula="of:=[.D116]+[.B117]" office:value-type="float" office:value="27630" calcext:value-type="float">
            <text:p>27630</text:p>
          </table:table-cell>
          <table:table-cell table:style-name="ce6" table:formula="of:=[.B117]/[.$B$1]" office:value-type="float" office:value="2.41414141414141" calcext:value-type="float">
            <text:p>2,41</text:p>
          </table:table-cell>
          <table:table-cell table:style-name="ce6" table:formula="of:=[.F116]+[.E117]" office:value-type="float" office:value="279.090909090909" calcext:value-type="float">
            <text:p>279,09</text:p>
          </table:table-cell>
          <table:table-cell table:number-columns-repeated="1018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WidgetConfigurationActivity_8_ViewComponentNotVisibleOperatorMutator</text:p>
          </table:table-cell>
          <table:table-cell table:style-name="ce1" table:formula="of:=[.D117]+[.B118]" office:value-type="float" office:value="27870" calcext:value-type="float">
            <text:p>27870</text:p>
          </table:table-cell>
          <table:table-cell table:style-name="ce6" table:formula="of:=[.B118]/[.$B$1]" office:value-type="float" office:value="2.42424242424242" calcext:value-type="float">
            <text:p>2,42</text:p>
          </table:table-cell>
          <table:table-cell table:style-name="ce6" table:formula="of:=[.F117]+[.E118]" office:value-type="float" office:value="281.515151515152" calcext:value-type="float">
            <text:p>281,52</text:p>
          </table:table-cell>
          <table:table-cell table:number-columns-repeated="1018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idgetConfigurationActivity_9_FindViewByIdReturnsNullOperatorMutator</text:p>
          </table:table-cell>
          <table:table-cell table:style-name="ce1" table:formula="of:=[.D118]+[.B119]" office:value-type="float" office:value="28108" calcext:value-type="float">
            <text:p>28108</text:p>
          </table:table-cell>
          <table:table-cell table:style-name="ce6" table:formula="of:=[.B119]/[.$B$1]" office:value-type="float" office:value="2.4040404040404" calcext:value-type="float">
            <text:p>2,40</text:p>
          </table:table-cell>
          <table:table-cell table:style-name="ce6" table:formula="of:=[.F118]+[.E119]" office:value-type="float" office:value="283.919191919192" calcext:value-type="float">
            <text:p>283,92</text:p>
          </table:table-cell>
          <table:table-cell table:number-columns-repeated="1018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idgetConfigurationActivity_10_InvalidIDFindViewOperatorMutator</text:p>
          </table:table-cell>
          <table:table-cell table:style-name="ce1" table:formula="of:=[.D119]+[.B120]" office:value-type="float" office:value="28346" calcext:value-type="float">
            <text:p>28346</text:p>
          </table:table-cell>
          <table:table-cell table:style-name="ce6" table:formula="of:=[.B120]/[.$B$1]" office:value-type="float" office:value="2.4040404040404" calcext:value-type="float">
            <text:p>2,40</text:p>
          </table:table-cell>
          <table:table-cell table:style-name="ce6" table:formula="of:=[.F119]+[.E120]" office:value-type="float" office:value="286.323232323233" calcext:value-type="float">
            <text:p>286,32</text:p>
          </table:table-cell>
          <table:table-cell table:number-columns-repeated="101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WidgetConfigurationActivity_11_InvalidViewFocusOperatorMutator</text:p>
          </table:table-cell>
          <table:table-cell table:style-name="ce1" table:formula="of:=[.D120]+[.B121]" office:value-type="float" office:value="28583" calcext:value-type="float">
            <text:p>28583</text:p>
          </table:table-cell>
          <table:table-cell table:style-name="ce6" table:formula="of:=[.B121]/[.$B$1]" office:value-type="float" office:value="2.39393939393939" calcext:value-type="float">
            <text:p>2,39</text:p>
          </table:table-cell>
          <table:table-cell table:style-name="ce6" table:formula="of:=[.F120]+[.E121]" office:value-type="float" office:value="288.717171717172" calcext:value-type="float">
            <text:p>288,72</text:p>
          </table:table-cell>
          <table:table-cell table:number-columns-repeated="1018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WidgetConfigurationActivity_12_ViewComponentNotVisibleOperatorMutator</text:p>
          </table:table-cell>
          <table:table-cell table:style-name="ce1" table:formula="of:=[.D121]+[.B122]" office:value-type="float" office:value="28823" calcext:value-type="float">
            <text:p>28823</text:p>
          </table:table-cell>
          <table:table-cell table:style-name="ce6" table:formula="of:=[.B122]/[.$B$1]" office:value-type="float" office:value="2.42424242424242" calcext:value-type="float">
            <text:p>2,42</text:p>
          </table:table-cell>
          <table:table-cell table:style-name="ce6" table:formula="of:=[.F121]+[.E122]" office:value-type="float" office:value="291.141414141415" calcext:value-type="float">
            <text:p>291,14</text:p>
          </table:table-cell>
          <table:table-cell table:number-columns-repeated="101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WidgetConfigurationActivity_13_BuggyGUIListenerOperatorMutator</text:p>
          </table:table-cell>
          <table:table-cell table:style-name="ce1" table:formula="of:=[.D122]+[.B123]" office:value-type="float" office:value="29062" calcext:value-type="float">
            <text:p>29062</text:p>
          </table:table-cell>
          <table:table-cell table:style-name="ce6" table:formula="of:=[.B123]/[.$B$1]" office:value-type="float" office:value="2.41414141414141" calcext:value-type="float">
            <text:p>2,41</text:p>
          </table:table-cell>
          <table:table-cell table:style-name="ce6" table:formula="of:=[.F122]+[.E123]" office:value-type="float" office:value="293.555555555556" calcext:value-type="float">
            <text:p>293,56</text:p>
          </table:table-cell>
          <table:table-cell table:number-columns-repeated="1018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idgetConfigurationActivity_14_InvalidIDFindViewOperatorMutator</text:p>
          </table:table-cell>
          <table:table-cell table:style-name="ce1" table:formula="of:=[.D123]+[.B124]" office:value-type="float" office:value="29300" calcext:value-type="float">
            <text:p>29300</text:p>
          </table:table-cell>
          <table:table-cell table:style-name="ce6" table:formula="of:=[.B124]/[.$B$1]" office:value-type="float" office:value="2.4040404040404" calcext:value-type="float">
            <text:p>2,40</text:p>
          </table:table-cell>
          <table:table-cell table:style-name="ce6" table:formula="of:=[.F123]+[.E124]" office:value-type="float" office:value="295.959595959596" calcext:value-type="float">
            <text:p>295,96</text:p>
          </table:table-cell>
          <table:table-cell table:number-columns-repeated="1018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WidgetConfigurationActivity_15_InvalidViewFocusOperatorMutator</text:p>
          </table:table-cell>
          <table:table-cell table:style-name="ce1" table:formula="of:=[.D124]+[.B125]" office:value-type="float" office:value="29537" calcext:value-type="float">
            <text:p>29537</text:p>
          </table:table-cell>
          <table:table-cell table:style-name="ce6" table:formula="of:=[.B125]/[.$B$1]" office:value-type="float" office:value="2.39393939393939" calcext:value-type="float">
            <text:p>2,39</text:p>
          </table:table-cell>
          <table:table-cell table:style-name="ce6" table:formula="of:=[.F124]+[.E125]" office:value-type="float" office:value="298.353535353536" calcext:value-type="float">
            <text:p>298,35</text:p>
          </table:table-cell>
          <table:table-cell table:number-columns-repeated="101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idgetConfigurationActivity_16_ViewComponentNotVisibleOperatorMutator</text:p>
          </table:table-cell>
          <table:table-cell table:style-name="ce1" table:formula="of:=[.D125]+[.B126]" office:value-type="float" office:value="29778" calcext:value-type="float">
            <text:p>29778</text:p>
          </table:table-cell>
          <table:table-cell table:style-name="ce6" table:formula="of:=[.B126]/[.$B$1]" office:value-type="float" office:value="2.43434343434343" calcext:value-type="float">
            <text:p>2,43</text:p>
          </table:table-cell>
          <table:table-cell table:style-name="ce6" table:formula="of:=[.F125]+[.E126]" office:value-type="float" office:value="300.787878787879" calcext:value-type="float">
            <text:p>300,79</text:p>
          </table:table-cell>
          <table:table-cell table:number-columns-repeated="1018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idgetConfigurationActivity_17_InvalidIDFindViewOperatorMutator</text:p>
          </table:table-cell>
          <table:table-cell table:style-name="ce1" table:formula="of:=[.D126]+[.B127]" office:value-type="float" office:value="30016" calcext:value-type="float">
            <text:p>30016</text:p>
          </table:table-cell>
          <table:table-cell table:style-name="ce6" table:formula="of:=[.B127]/[.$B$1]" office:value-type="float" office:value="2.4040404040404" calcext:value-type="float">
            <text:p>2,40</text:p>
          </table:table-cell>
          <table:table-cell table:style-name="ce6" table:formula="of:=[.F126]+[.E127]" office:value-type="float" office:value="303.19191919192" calcext:value-type="float">
            <text:p>303,19</text:p>
          </table:table-cell>
          <table:table-cell table:number-columns-repeated="1018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idgetConfigurationActivity_18_InvalidViewFocusOperatorMutator</text:p>
          </table:table-cell>
          <table:table-cell table:style-name="ce1" table:formula="of:=[.D127]+[.B128]" office:value-type="float" office:value="30254" calcext:value-type="float">
            <text:p>30254</text:p>
          </table:table-cell>
          <table:table-cell table:style-name="ce6" table:formula="of:=[.B128]/[.$B$1]" office:value-type="float" office:value="2.4040404040404" calcext:value-type="float">
            <text:p>2,40</text:p>
          </table:table-cell>
          <table:table-cell table:style-name="ce6" table:formula="of:=[.F127]+[.E128]" office:value-type="float" office:value="305.59595959596" calcext:value-type="float">
            <text:p>305,60</text:p>
          </table:table-cell>
          <table:table-cell table:number-columns-repeated="1018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WidgetConfigurationActivity_19_ViewComponentNotVisibleOperatorMutator</text:p>
          </table:table-cell>
          <table:table-cell table:style-name="ce1" table:formula="of:=[.D128]+[.B129]" office:value-type="float" office:value="30493" calcext:value-type="float">
            <text:p>30493</text:p>
          </table:table-cell>
          <table:table-cell table:style-name="ce6" table:formula="of:=[.B129]/[.$B$1]" office:value-type="float" office:value="2.41414141414141" calcext:value-type="float">
            <text:p>2,41</text:p>
          </table:table-cell>
          <table:table-cell table:style-name="ce6" table:formula="of:=[.F128]+[.E129]" office:value-type="float" office:value="308.010101010101" calcext:value-type="float">
            <text:p>308,01</text:p>
          </table:table-cell>
          <table:table-cell table:number-columns-repeated="101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idgetConfigurationActivity_20_RandomActionIntentDefinitionOperatorMutator</text:p>
          </table:table-cell>
          <table:table-cell table:style-name="ce1" table:formula="of:=[.D129]+[.B130]" office:value-type="float" office:value="30731" calcext:value-type="float">
            <text:p>30731</text:p>
          </table:table-cell>
          <table:table-cell table:style-name="ce6" table:formula="of:=[.B130]/[.$B$1]" office:value-type="float" office:value="2.4040404040404" calcext:value-type="float">
            <text:p>2,40</text:p>
          </table:table-cell>
          <table:table-cell table:style-name="ce6" table:formula="of:=[.F129]+[.E130]" office:value-type="float" office:value="310.414141414142" calcext:value-type="float">
            <text:p>310,41</text:p>
          </table:table-cell>
          <table:table-cell table:number-columns-repeated="1018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WidgetConfigurationActivity_21_NullValueIntentPutExtraOperatorMutator</text:p>
          </table:table-cell>
          <table:table-cell table:style-name="ce1" table:formula="of:=[.D130]+[.B131]" office:value-type="float" office:value="30968" calcext:value-type="float">
            <text:p>30968</text:p>
          </table:table-cell>
          <table:table-cell table:style-name="ce6" table:formula="of:=[.B131]/[.$B$1]" office:value-type="float" office:value="2.39393939393939" calcext:value-type="float">
            <text:p>2,39</text:p>
          </table:table-cell>
          <table:table-cell table:style-name="ce6" table:formula="of:=[.F130]+[.E131]" office:value-type="float" office:value="312.808080808081" calcext:value-type="float">
            <text:p>312,81</text:p>
          </table:table-cell>
          <table:table-cell table:number-columns-repeated="101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idgetConfigurationActivity_22_IntentPayloadReplacementOperatorMutator</text:p>
          </table:table-cell>
          <table:table-cell table:style-name="ce1" table:formula="of:=[.D131]+[.B132]" office:value-type="float" office:value="31209" calcext:value-type="float">
            <text:p>31209</text:p>
          </table:table-cell>
          <table:table-cell table:style-name="ce6" table:formula="of:=[.B132]/[.$B$1]" office:value-type="float" office:value="2.43434343434343" calcext:value-type="float">
            <text:p>2,43</text:p>
          </table:table-cell>
          <table:table-cell table:style-name="ce6" table:formula="of:=[.F131]+[.E132]" office:value-type="float" office:value="315.242424242425" calcext:value-type="float">
            <text:p>315,24</text:p>
          </table:table-cell>
          <table:table-cell table:number-columns-repeated="1018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WidgetConfigurationActivity_23_RandomActionIntentDefinitionOperatorMutator</text:p>
          </table:table-cell>
          <table:table-cell table:style-name="ce1" table:formula="of:=[.D132]+[.B133]" office:value-type="float" office:value="31448" calcext:value-type="float">
            <text:p>31448</text:p>
          </table:table-cell>
          <table:table-cell table:style-name="ce6" table:formula="of:=[.B133]/[.$B$1]" office:value-type="float" office:value="2.41414141414141" calcext:value-type="float">
            <text:p>2,41</text:p>
          </table:table-cell>
          <table:table-cell table:style-name="ce6" table:formula="of:=[.F132]+[.E133]" office:value-type="float" office:value="317.656565656566" calcext:value-type="float">
            <text:p>317,66</text:p>
          </table:table-cell>
          <table:table-cell table:number-columns-repeated="1018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WidgetConfigurationActivity_24_RandomActionIntentDefinitionOperatorMutator</text:p>
          </table:table-cell>
          <table:table-cell table:style-name="ce1" table:formula="of:=[.D133]+[.B134]" office:value-type="float" office:value="31685" calcext:value-type="float">
            <text:p>31685</text:p>
          </table:table-cell>
          <table:table-cell table:style-name="ce6" table:formula="of:=[.B134]/[.$B$1]" office:value-type="float" office:value="2.39393939393939" calcext:value-type="float">
            <text:p>2,39</text:p>
          </table:table-cell>
          <table:table-cell table:style-name="ce6" table:formula="of:=[.F133]+[.E134]" office:value-type="float" office:value="320.050505050505" calcext:value-type="float">
            <text:p>320,05</text:p>
          </table:table-cell>
          <table:table-cell table:number-columns-repeated="1018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ListWidgetProvider_0_NullIntentOperatorMutator</text:p>
          </table:table-cell>
          <table:table-cell table:style-name="ce1" table:formula="of:=[.D134]+[.B135]" office:value-type="float" office:value="31922" calcext:value-type="float">
            <text:p>31922</text:p>
          </table:table-cell>
          <table:table-cell table:style-name="ce6" table:formula="of:=[.B135]/[.$B$1]" office:value-type="float" office:value="2.39393939393939" calcext:value-type="float">
            <text:p>2,39</text:p>
          </table:table-cell>
          <table:table-cell table:style-name="ce6" table:formula="of:=[.F134]+[.E135]" office:value-type="float" office:value="322.444444444445" calcext:value-type="float">
            <text:p>322,44</text:p>
          </table:table-cell>
          <table:table-cell table:number-columns-repeated="1018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ListWidgetProvider_1_InvalidKeyIntentOperatorMutator</text:p>
          </table:table-cell>
          <table:table-cell table:style-name="ce1" table:formula="of:=[.D135]+[.B136]" office:value-type="float" office:value="32161" calcext:value-type="float">
            <text:p>32161</text:p>
          </table:table-cell>
          <table:table-cell table:style-name="ce6" table:formula="of:=[.B136]/[.$B$1]" office:value-type="float" office:value="2.41414141414141" calcext:value-type="float">
            <text:p>2,41</text:p>
          </table:table-cell>
          <table:table-cell table:style-name="ce6" table:formula="of:=[.F135]+[.E136]" office:value-type="float" office:value="324.858585858586" calcext:value-type="float">
            <text:p>324,86</text:p>
          </table:table-cell>
          <table:table-cell table:number-columns-repeated="1018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ListWidgetProvider_2_RandomActionIntentDefinitionOperatorMutator</text:p>
          </table:table-cell>
          <table:table-cell table:style-name="ce1" table:formula="of:=[.D136]+[.B137]" office:value-type="float" office:value="32401" calcext:value-type="float">
            <text:p>32401</text:p>
          </table:table-cell>
          <table:table-cell table:style-name="ce6" table:formula="of:=[.B137]/[.$B$1]" office:value-type="float" office:value="2.42424242424242" calcext:value-type="float">
            <text:p>2,42</text:p>
          </table:table-cell>
          <table:table-cell table:style-name="ce6" table:formula="of:=[.F136]+[.E137]" office:value-type="float" office:value="327.282828282829" calcext:value-type="float">
            <text:p>327,28</text:p>
          </table:table-cell>
          <table:table-cell table:number-columns-repeated="1018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ListWidgetProvider_3_NullValueIntentPutExtraOperatorMutator</text:p>
          </table:table-cell>
          <table:table-cell table:style-name="ce1" table:formula="of:=[.D137]+[.B138]" office:value-type="float" office:value="32639" calcext:value-type="float">
            <text:p>32639</text:p>
          </table:table-cell>
          <table:table-cell table:style-name="ce6" table:formula="of:=[.B138]/[.$B$1]" office:value-type="float" office:value="2.4040404040404" calcext:value-type="float">
            <text:p>2,40</text:p>
          </table:table-cell>
          <table:table-cell table:style-name="ce6" table:formula="of:=[.F137]+[.E138]" office:value-type="float" office:value="329.686868686869" calcext:value-type="float">
            <text:p>329,69</text:p>
          </table:table-cell>
          <table:table-cell table:number-columns-repeated="1018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ListWidgetProvider_4_IntentPayloadReplacementOperatorMutator</text:p>
          </table:table-cell>
          <table:table-cell table:style-name="ce1" table:formula="of:=[.D138]+[.B139]" office:value-type="float" office:value="32880" calcext:value-type="float">
            <text:p>32880</text:p>
          </table:table-cell>
          <table:table-cell table:style-name="ce6" table:formula="of:=[.B139]/[.$B$1]" office:value-type="float" office:value="2.43434343434343" calcext:value-type="float">
            <text:p>2,43</text:p>
          </table:table-cell>
          <table:table-cell table:style-name="ce6" table:formula="of:=[.F138]+[.E139]" office:value-type="float" office:value="332.121212121212" calcext:value-type="float">
            <text:p>332,12</text:p>
          </table:table-cell>
          <table:table-cell table:number-columns-repeated="1018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ListWidgetProvider_5_RandomActionIntentDefinitionOperatorMutator</text:p>
          </table:table-cell>
          <table:table-cell table:style-name="ce1" table:formula="of:=[.D139]+[.B140]" office:value-type="float" office:value="33122" calcext:value-type="float">
            <text:p>33122</text:p>
          </table:table-cell>
          <table:table-cell table:style-name="ce6" table:formula="of:=[.B140]/[.$B$1]" office:value-type="float" office:value="2.44444444444444" calcext:value-type="float">
            <text:p>2,44</text:p>
          </table:table-cell>
          <table:table-cell table:style-name="ce6" table:formula="of:=[.F139]+[.E140]" office:value-type="float" office:value="334.565656565657" calcext:value-type="float">
            <text:p>334,57</text:p>
          </table:table-cell>
          <table:table-cell table:number-columns-repeated="101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ListWidgetProvider_6_RandomActionIntentDefinitionOperatorMutator</text:p>
          </table:table-cell>
          <table:table-cell table:style-name="ce1" table:formula="of:=[.D140]+[.B141]" office:value-type="float" office:value="33361" calcext:value-type="float">
            <text:p>33361</text:p>
          </table:table-cell>
          <table:table-cell table:style-name="ce6" table:formula="of:=[.B141]/[.$B$1]" office:value-type="float" office:value="2.41414141414141" calcext:value-type="float">
            <text:p>2,41</text:p>
          </table:table-cell>
          <table:table-cell table:style-name="ce6" table:formula="of:=[.F140]+[.E141]" office:value-type="float" office:value="336.979797979798" calcext:value-type="float">
            <text:p>336,98</text:p>
          </table:table-cell>
          <table:table-cell table:number-columns-repeated="101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ListWidgetProvider_7_NullIntentOperatorMutator</text:p>
          </table:table-cell>
          <table:table-cell table:style-name="ce1" table:formula="of:=[.D141]+[.B142]" office:value-type="float" office:value="33600" calcext:value-type="float">
            <text:p>33600</text:p>
          </table:table-cell>
          <table:table-cell table:style-name="ce6" table:formula="of:=[.B142]/[.$B$1]" office:value-type="float" office:value="2.41414141414141" calcext:value-type="float">
            <text:p>2,41</text:p>
          </table:table-cell>
          <table:table-cell table:style-name="ce6" table:formula="of:=[.F141]+[.E142]" office:value-type="float" office:value="339.39393939394" calcext:value-type="float">
            <text:p>339,39</text:p>
          </table:table-cell>
          <table:table-cell table:number-columns-repeated="101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ListWidgetProvider_8_InvalidKeyIntentOperatorMutator</text:p>
          </table:table-cell>
          <table:table-cell table:style-name="ce1" table:formula="of:=[.D142]+[.B143]" office:value-type="float" office:value="33840" calcext:value-type="float">
            <text:p>33840</text:p>
          </table:table-cell>
          <table:table-cell table:style-name="ce6" table:formula="of:=[.B143]/[.$B$1]" office:value-type="float" office:value="2.42424242424242" calcext:value-type="float">
            <text:p>2,42</text:p>
          </table:table-cell>
          <table:table-cell table:style-name="ce6" table:formula="of:=[.F142]+[.E143]" office:value-type="float" office:value="341.818181818182" calcext:value-type="float">
            <text:p>341,82</text:p>
          </table:table-cell>
          <table:table-cell table:number-columns-repeated="1018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ListWidgetProvider_9_RandomActionIntentDefinitionOperatorMutator</text:p>
          </table:table-cell>
          <table:table-cell table:style-name="ce1" table:formula="of:=[.D143]+[.B144]" office:value-type="float" office:value="34080" calcext:value-type="float">
            <text:p>34080</text:p>
          </table:table-cell>
          <table:table-cell table:style-name="ce6" table:formula="of:=[.B144]/[.$B$1]" office:value-type="float" office:value="2.42424242424242" calcext:value-type="float">
            <text:p>2,42</text:p>
          </table:table-cell>
          <table:table-cell table:style-name="ce6" table:formula="of:=[.F143]+[.E144]" office:value-type="float" office:value="344.242424242425" calcext:value-type="float">
            <text:p>344,24</text:p>
          </table:table-cell>
          <table:table-cell table:number-columns-repeated="1018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ListWidgetProvider_10_RandomActionIntentDefinitionOperatorMutator</text:p>
          </table:table-cell>
          <table:table-cell table:style-name="ce1" table:formula="of:=[.D144]+[.B145]" office:value-type="float" office:value="34320" calcext:value-type="float">
            <text:p>34320</text:p>
          </table:table-cell>
          <table:table-cell table:style-name="ce6" table:formula="of:=[.B145]/[.$B$1]" office:value-type="float" office:value="2.42424242424242" calcext:value-type="float">
            <text:p>2,42</text:p>
          </table:table-cell>
          <table:table-cell table:style-name="ce6" table:formula="of:=[.F144]+[.E145]" office:value-type="float" office:value="346.666666666667" calcext:value-type="float">
            <text:p>346,67</text:p>
          </table:table-cell>
          <table:table-cell table:number-columns-repeated="1018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idgetProvider_0_NullIntentOperatorMutator</text:p>
          </table:table-cell>
          <table:table-cell table:style-name="ce1" table:formula="of:=[.D145]+[.B146]" office:value-type="float" office:value="34561" calcext:value-type="float">
            <text:p>34561</text:p>
          </table:table-cell>
          <table:table-cell table:style-name="ce6" table:formula="of:=[.B146]/[.$B$1]" office:value-type="float" office:value="2.43434343434343" calcext:value-type="float">
            <text:p>2,43</text:p>
          </table:table-cell>
          <table:table-cell table:style-name="ce6" table:formula="of:=[.F145]+[.E146]" office:value-type="float" office:value="349.10101010101" calcext:value-type="float">
            <text:p>349,10</text:p>
          </table:table-cell>
          <table:table-cell table:number-columns-repeated="1018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WidgetProvider_1_InvalidKeyIntentOperatorMutator</text:p>
          </table:table-cell>
          <table:table-cell table:style-name="ce1" table:formula="of:=[.D146]+[.B147]" office:value-type="float" office:value="34799" calcext:value-type="float">
            <text:p>34799</text:p>
          </table:table-cell>
          <table:table-cell table:style-name="ce6" table:formula="of:=[.B147]/[.$B$1]" office:value-type="float" office:value="2.4040404040404" calcext:value-type="float">
            <text:p>2,40</text:p>
          </table:table-cell>
          <table:table-cell table:style-name="ce6" table:formula="of:=[.F146]+[.E147]" office:value-type="float" office:value="351.505050505051" calcext:value-type="float">
            <text:p>351,51</text:p>
          </table:table-cell>
          <table:table-cell table:number-columns-repeated="1018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WidgetProvider_2_RandomActionIntentDefinitionOperatorMutator</text:p>
          </table:table-cell>
          <table:table-cell table:style-name="ce1" table:formula="of:=[.D147]+[.B148]" office:value-type="float" office:value="35038" calcext:value-type="float">
            <text:p>35038</text:p>
          </table:table-cell>
          <table:table-cell table:style-name="ce6" table:formula="of:=[.B148]/[.$B$1]" office:value-type="float" office:value="2.41414141414141" calcext:value-type="float">
            <text:p>2,41</text:p>
          </table:table-cell>
          <table:table-cell table:style-name="ce6" table:formula="of:=[.F147]+[.E148]" office:value-type="float" office:value="353.919191919192" calcext:value-type="float">
            <text:p>353,92</text:p>
          </table:table-cell>
          <table:table-cell table:number-columns-repeated="1018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WidgetProvider_3_RandomActionIntentDefinitionOperatorMutator</text:p>
          </table:table-cell>
          <table:table-cell table:style-name="ce1" table:formula="of:=[.D148]+[.B149]" office:value-type="float" office:value="35278" calcext:value-type="float">
            <text:p>35278</text:p>
          </table:table-cell>
          <table:table-cell table:style-name="ce6" table:formula="of:=[.B149]/[.$B$1]" office:value-type="float" office:value="2.42424242424242" calcext:value-type="float">
            <text:p>2,42</text:p>
          </table:table-cell>
          <table:table-cell table:style-name="ce6" table:formula="of:=[.F148]+[.E149]" office:value-type="float" office:value="356.343434343435" calcext:value-type="float">
            <text:p>356,34</text:p>
          </table:table-cell>
          <table:table-cell table:number-columns-repeated="1018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WidgetProvider_4_NullValueIntentPutExtraOperatorMutator</text:p>
          </table:table-cell>
          <table:table-cell table:style-name="ce1" table:formula="of:=[.D149]+[.B150]" office:value-type="float" office:value="35518" calcext:value-type="float">
            <text:p>35518</text:p>
          </table:table-cell>
          <table:table-cell table:style-name="ce6" table:formula="of:=[.B150]/[.$B$1]" office:value-type="float" office:value="2.42424242424242" calcext:value-type="float">
            <text:p>2,42</text:p>
          </table:table-cell>
          <table:table-cell table:style-name="ce6" table:formula="of:=[.F149]+[.E150]" office:value-type="float" office:value="358.767676767677" calcext:value-type="float">
            <text:p>358,77</text:p>
          </table:table-cell>
          <table:table-cell table:number-columns-repeated="1018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WidgetProvider_5_IntentPayloadReplacementOperatorMutator</text:p>
          </table:table-cell>
          <table:table-cell table:style-name="ce1" table:formula="of:=[.D150]+[.B151]" office:value-type="float" office:value="35755" calcext:value-type="float">
            <text:p>35755</text:p>
          </table:table-cell>
          <table:table-cell table:style-name="ce6" table:formula="of:=[.B151]/[.$B$1]" office:value-type="float" office:value="2.39393939393939" calcext:value-type="float">
            <text:p>2,39</text:p>
          </table:table-cell>
          <table:table-cell table:style-name="ce6" table:formula="of:=[.F150]+[.E151]" office:value-type="float" office:value="361.161616161616" calcext:value-type="float">
            <text:p>361,16</text:p>
          </table:table-cell>
          <table:table-cell table:number-columns-repeated="1018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WidgetProvider_6_RandomActionIntentDefinitionOperatorMutator</text:p>
          </table:table-cell>
          <table:table-cell table:style-name="ce1" table:formula="of:=[.D151]+[.B152]" office:value-type="float" office:value="35995" calcext:value-type="float">
            <text:p>35995</text:p>
          </table:table-cell>
          <table:table-cell table:style-name="ce6" table:formula="of:=[.B152]/[.$B$1]" office:value-type="float" office:value="2.42424242424242" calcext:value-type="float">
            <text:p>2,42</text:p>
          </table:table-cell>
          <table:table-cell table:style-name="ce6" table:formula="of:=[.F151]+[.E152]" office:value-type="float" office:value="363.585858585859" calcext:value-type="float">
            <text:p>363,59</text:p>
          </table:table-cell>
          <table:table-cell table:number-columns-repeated="1018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WidgetProvider_7_NullIntentOperatorMutator</text:p>
          </table:table-cell>
          <table:table-cell table:style-name="ce1" table:formula="of:=[.D152]+[.B153]" office:value-type="float" office:value="36237" calcext:value-type="float">
            <text:p>36237</text:p>
          </table:table-cell>
          <table:table-cell table:style-name="ce6" table:formula="of:=[.B153]/[.$B$1]" office:value-type="float" office:value="2.44444444444444" calcext:value-type="float">
            <text:p>2,44</text:p>
          </table:table-cell>
          <table:table-cell table:style-name="ce6" table:formula="of:=[.F152]+[.E153]" office:value-type="float" office:value="366.030303030303" calcext:value-type="float">
            <text:p>366,03</text:p>
          </table:table-cell>
          <table:table-cell table:number-columns-repeated="1018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idgetProvider_8_InvalidKeyIntentOperatorMutator</text:p>
          </table:table-cell>
          <table:table-cell table:style-name="ce1" table:formula="of:=[.D153]+[.B154]" office:value-type="float" office:value="36478" calcext:value-type="float">
            <text:p>36478</text:p>
          </table:table-cell>
          <table:table-cell table:style-name="ce6" table:formula="of:=[.B154]/[.$B$1]" office:value-type="float" office:value="2.43434343434343" calcext:value-type="float">
            <text:p>2,43</text:p>
          </table:table-cell>
          <table:table-cell table:style-name="ce6" table:formula="of:=[.F153]+[.E154]" office:value-type="float" office:value="368.464646464647" calcext:value-type="float">
            <text:p>368,46</text:p>
          </table:table-cell>
          <table:table-cell table:number-columns-repeated="1018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WidgetProvider_9_RandomActionIntentDefinitionOperatorMutator</text:p>
          </table:table-cell>
          <table:table-cell table:style-name="ce1" table:formula="of:=[.D154]+[.B155]" office:value-type="float" office:value="36727" calcext:value-type="float">
            <text:p>36727</text:p>
          </table:table-cell>
          <table:table-cell table:style-name="ce6" table:formula="of:=[.B155]/[.$B$1]" office:value-type="float" office:value="2.51515151515152" calcext:value-type="float">
            <text:p>2,52</text:p>
          </table:table-cell>
          <table:table-cell table:style-name="ce6" table:formula="of:=[.F154]+[.E155]" office:value-type="float" office:value="370.979797979798" calcext:value-type="float">
            <text:p>370,98</text:p>
          </table:table-cell>
          <table:table-cell table:number-columns-repeated="1018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idgetProvider_10_RandomActionIntentDefinitionOperatorMutator</text:p>
          </table:table-cell>
          <table:table-cell table:style-name="ce1" table:formula="of:=[.D155]+[.B156]" office:value-type="float" office:value="36968" calcext:value-type="float">
            <text:p>36968</text:p>
          </table:table-cell>
          <table:table-cell table:style-name="ce6" table:formula="of:=[.B156]/[.$B$1]" office:value-type="float" office:value="2.43434343434343" calcext:value-type="float">
            <text:p>2,43</text:p>
          </table:table-cell>
          <table:table-cell table:style-name="ce6" table:formula="of:=[.F155]+[.E156]" office:value-type="float" office:value="373.414141414142" calcext:value-type="float">
            <text:p>373,41</text:p>
          </table:table-cell>
          <table:table-cell table:number-columns-repeated="1018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WidgetProvider_11_NullValueIntentPutExtraOperatorMutator</text:p>
          </table:table-cell>
          <table:table-cell table:style-name="ce1" table:formula="of:=[.D156]+[.B157]" office:value-type="float" office:value="37211" calcext:value-type="float">
            <text:p>37211</text:p>
          </table:table-cell>
          <table:table-cell table:style-name="ce6" table:formula="of:=[.B157]/[.$B$1]" office:value-type="float" office:value="2.45454545454545" calcext:value-type="float">
            <text:p>2,45</text:p>
          </table:table-cell>
          <table:table-cell table:style-name="ce6" table:formula="of:=[.F156]+[.E157]" office:value-type="float" office:value="375.868686868687" calcext:value-type="float">
            <text:p>375,87</text:p>
          </table:table-cell>
          <table:table-cell table:number-columns-repeated="1018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WidgetProvider_12_IntentPayloadReplacementOperatorMutator</text:p>
          </table:table-cell>
          <table:table-cell table:style-name="ce1" table:formula="of:=[.D157]+[.B158]" office:value-type="float" office:value="37450" calcext:value-type="float">
            <text:p>37450</text:p>
          </table:table-cell>
          <table:table-cell table:style-name="ce6" table:formula="of:=[.B158]/[.$B$1]" office:value-type="float" office:value="2.41414141414141" calcext:value-type="float">
            <text:p>2,41</text:p>
          </table:table-cell>
          <table:table-cell table:style-name="ce6" table:formula="of:=[.F157]+[.E158]" office:value-type="float" office:value="378.282828282828" calcext:value-type="float">
            <text:p>378,28</text:p>
          </table:table-cell>
          <table:table-cell table:number-columns-repeated="1018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idgetProvider_13_RandomActionIntentDefinitionOperatorMutator</text:p>
          </table:table-cell>
          <table:table-cell table:style-name="ce1" table:formula="of:=[.D158]+[.B159]" office:value-type="float" office:value="37691" calcext:value-type="float">
            <text:p>37691</text:p>
          </table:table-cell>
          <table:table-cell table:style-name="ce6" table:formula="of:=[.B159]/[.$B$1]" office:value-type="float" office:value="2.43434343434343" calcext:value-type="float">
            <text:p>2,43</text:p>
          </table:table-cell>
          <table:table-cell table:style-name="ce6" table:formula="of:=[.F158]+[.E159]" office:value-type="float" office:value="380.717171717172" calcext:value-type="float">
            <text:p>380,72</text:p>
          </table:table-cell>
          <table:table-cell table:number-columns-repeated="1018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WidgetProvider_14_NullIntentOperatorMutator</text:p>
          </table:table-cell>
          <table:table-cell table:style-name="ce1" table:formula="of:=[.D159]+[.B160]" office:value-type="float" office:value="37932" calcext:value-type="float">
            <text:p>37932</text:p>
          </table:table-cell>
          <table:table-cell table:style-name="ce6" table:formula="of:=[.B160]/[.$B$1]" office:value-type="float" office:value="2.43434343434343" calcext:value-type="float">
            <text:p>2,43</text:p>
          </table:table-cell>
          <table:table-cell table:style-name="ce6" table:formula="of:=[.F159]+[.E160]" office:value-type="float" office:value="383.151515151515" calcext:value-type="float">
            <text:p>383,15</text:p>
          </table:table-cell>
          <table:table-cell table:number-columns-repeated="1018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WidgetProvider_15_InvalidKeyIntentOperatorMutator</text:p>
          </table:table-cell>
          <table:table-cell table:style-name="ce1" table:formula="of:=[.D160]+[.B161]" office:value-type="float" office:value="38177" calcext:value-type="float">
            <text:p>38177</text:p>
          </table:table-cell>
          <table:table-cell table:style-name="ce6" table:formula="of:=[.B161]/[.$B$1]" office:value-type="float" office:value="2.47474747474747" calcext:value-type="float">
            <text:p>2,47</text:p>
          </table:table-cell>
          <table:table-cell table:style-name="ce6" table:formula="of:=[.F160]+[.E161]" office:value-type="float" office:value="385.626262626263" calcext:value-type="float">
            <text:p>385,63</text:p>
          </table:table-cell>
          <table:table-cell table:number-columns-repeated="1018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WidgetProvider_16_RandomActionIntentDefinitionOperatorMutator</text:p>
          </table:table-cell>
          <table:table-cell table:style-name="ce1" table:formula="of:=[.D161]+[.B162]" office:value-type="float" office:value="38419" calcext:value-type="float">
            <text:p>38419</text:p>
          </table:table-cell>
          <table:table-cell table:style-name="ce6" table:formula="of:=[.B162]/[.$B$1]" office:value-type="float" office:value="2.44444444444444" calcext:value-type="float">
            <text:p>2,44</text:p>
          </table:table-cell>
          <table:table-cell table:style-name="ce6" table:formula="of:=[.F161]+[.E162]" office:value-type="float" office:value="388.070707070707" calcext:value-type="float">
            <text:p>388,07</text:p>
          </table:table-cell>
          <table:table-cell table:number-columns-repeated="101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WidgetProvider_17_RandomActionIntentDefinitionOperatorMutator</text:p>
          </table:table-cell>
          <table:table-cell table:style-name="ce1" table:formula="of:=[.D162]+[.B163]" office:value-type="float" office:value="38662" calcext:value-type="float">
            <text:p>38662</text:p>
          </table:table-cell>
          <table:table-cell table:style-name="ce6" table:formula="of:=[.B163]/[.$B$1]" office:value-type="float" office:value="2.45454545454545" calcext:value-type="float">
            <text:p>2,45</text:p>
          </table:table-cell>
          <table:table-cell table:style-name="ce6" table:formula="of:=[.F162]+[.E163]" office:value-type="float" office:value="390.525252525253" calcext:value-type="float">
            <text:p>390,53</text:p>
          </table:table-cell>
          <table:table-cell table:number-columns-repeated="1018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WidgetProvider_18_NullValueIntentPutExtraOperatorMutator</text:p>
          </table:table-cell>
          <table:table-cell table:style-name="ce1" table:formula="of:=[.D163]+[.B164]" office:value-type="float" office:value="38902" calcext:value-type="float">
            <text:p>38902</text:p>
          </table:table-cell>
          <table:table-cell table:style-name="ce6" table:formula="of:=[.B164]/[.$B$1]" office:value-type="float" office:value="2.42424242424242" calcext:value-type="float">
            <text:p>2,42</text:p>
          </table:table-cell>
          <table:table-cell table:style-name="ce6" table:formula="of:=[.F163]+[.E164]" office:value-type="float" office:value="392.949494949495" calcext:value-type="float">
            <text:p>392,95</text:p>
          </table:table-cell>
          <table:table-cell table:number-columns-repeated="1018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WidgetProvider_19_IntentPayloadReplacementOperatorMutator</text:p>
          </table:table-cell>
          <table:table-cell table:style-name="ce1" table:formula="of:=[.D164]+[.B165]" office:value-type="float" office:value="39146" calcext:value-type="float">
            <text:p>39146</text:p>
          </table:table-cell>
          <table:table-cell table:style-name="ce6" table:formula="of:=[.B165]/[.$B$1]" office:value-type="float" office:value="2.46464646464646" calcext:value-type="float">
            <text:p>2,46</text:p>
          </table:table-cell>
          <table:table-cell table:style-name="ce6" table:formula="of:=[.F164]+[.E165]" office:value-type="float" office:value="395.414141414142" calcext:value-type="float">
            <text:p>395,41</text:p>
          </table:table-cell>
          <table:table-cell table:number-columns-repeated="1018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WidgetProvider_20_RandomActionIntentDefinitionOperatorMutator</text:p>
          </table:table-cell>
          <table:table-cell table:style-name="ce1" table:formula="of:=[.D165]+[.B166]" office:value-type="float" office:value="39393" calcext:value-type="float">
            <text:p>39393</text:p>
          </table:table-cell>
          <table:table-cell table:style-name="ce6" table:formula="of:=[.B166]/[.$B$1]" office:value-type="float" office:value="2.49494949494949" calcext:value-type="float">
            <text:p>2,49</text:p>
          </table:table-cell>
          <table:table-cell table:style-name="ce6" table:formula="of:=[.F165]+[.E166]" office:value-type="float" office:value="397.909090909091" calcext:value-type="float">
            <text:p>397,91</text:p>
          </table:table-cell>
          <table:table-cell table:number-columns-repeated="1018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RecurrenceHelper_0_BinaryMutator</text:p>
          </table:table-cell>
          <table:table-cell table:style-name="ce1" table:formula="of:=[.D166]+[.B167]" office:value-type="float" office:value="39646" calcext:value-type="float">
            <text:p>39646</text:p>
          </table:table-cell>
          <table:table-cell table:style-name="ce6" table:formula="of:=[.B167]/[.$B$1]" office:value-type="float" office:value="2.55555555555556" calcext:value-type="float">
            <text:p>2,56</text:p>
          </table:table-cell>
          <table:table-cell table:style-name="ce6" table:formula="of:=[.F166]+[.E167]" office:value-type="float" office:value="400.464646464647" calcext:value-type="float">
            <text:p>400,46</text:p>
          </table:table-cell>
          <table:table-cell table:number-columns-repeated="1018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RecurrenceHelper_1_BinaryMutator</text:p>
          </table:table-cell>
          <table:table-cell table:style-name="ce1" table:formula="of:=[.D167]+[.B168]" office:value-type="float" office:value="39915" calcext:value-type="float">
            <text:p>39915</text:p>
          </table:table-cell>
          <table:table-cell table:style-name="ce6" table:formula="of:=[.B168]/[.$B$1]" office:value-type="float" office:value="2.71717171717172" calcext:value-type="float">
            <text:p>2,72</text:p>
          </table:table-cell>
          <table:table-cell table:style-name="ce6" table:formula="of:=[.F167]+[.E168]" office:value-type="float" office:value="403.181818181818" calcext:value-type="float">
            <text:p>403,18</text:p>
          </table:table-cell>
          <table:table-cell table:number-columns-repeated="1018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DateHelper_0_BinaryMutator</text:p>
          </table:table-cell>
          <table:table-cell table:style-name="ce1" table:formula="of:=[.D168]+[.B169]" office:value-type="float" office:value="40158" calcext:value-type="float">
            <text:p>40158</text:p>
          </table:table-cell>
          <table:table-cell table:style-name="ce6" table:formula="of:=[.B169]/[.$B$1]" office:value-type="float" office:value="2.45454545454545" calcext:value-type="float">
            <text:p>2,45</text:p>
          </table:table-cell>
          <table:table-cell table:style-name="ce6" table:formula="of:=[.F168]+[.E169]" office:value-type="float" office:value="405.636363636364" calcext:value-type="float">
            <text:p>405,64</text:p>
          </table:table-cell>
          <table:table-cell table:number-columns-repeated="1018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DateHelper_1_BinaryMutator</text:p>
          </table:table-cell>
          <table:table-cell table:style-name="ce1" table:formula="of:=[.D169]+[.B170]" office:value-type="float" office:value="40398" calcext:value-type="float">
            <text:p>40398</text:p>
          </table:table-cell>
          <table:table-cell table:style-name="ce6" table:formula="of:=[.B170]/[.$B$1]" office:value-type="float" office:value="2.42424242424242" calcext:value-type="float">
            <text:p>2,42</text:p>
          </table:table-cell>
          <table:table-cell table:style-name="ce6" table:formula="of:=[.F169]+[.E170]" office:value-type="float" office:value="408.060606060606" calcext:value-type="float">
            <text:p>408,06</text:p>
          </table:table-cell>
          <table:table-cell table:number-columns-repeated="1018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DateHelper_2_BinaryMutator</text:p>
          </table:table-cell>
          <table:table-cell table:style-name="ce1" table:formula="of:=[.D170]+[.B171]" office:value-type="float" office:value="40633" calcext:value-type="float">
            <text:p>40633</text:p>
          </table:table-cell>
          <table:table-cell table:style-name="ce6" table:formula="of:=[.B171]/[.$B$1]" office:value-type="float" office:value="2.37373737373737" calcext:value-type="float">
            <text:p>2,37</text:p>
          </table:table-cell>
          <table:table-cell table:style-name="ce6" table:formula="of:=[.F170]+[.E171]" office:value-type="float" office:value="410.434343434344" calcext:value-type="float">
            <text:p>410,43</text:p>
          </table:table-cell>
          <table:table-cell table:number-columns-repeated="1018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DefaultWordCounter_0_BinaryMutator</text:p>
          </table:table-cell>
          <table:table-cell table:style-name="ce1" table:formula="of:=[.D171]+[.B172]" office:value-type="float" office:value="40873" calcext:value-type="float">
            <text:p>40873</text:p>
          </table:table-cell>
          <table:table-cell table:style-name="ce6" table:formula="of:=[.B172]/[.$B$1]" office:value-type="float" office:value="2.42424242424242" calcext:value-type="float">
            <text:p>2,42</text:p>
          </table:table-cell>
          <table:table-cell table:style-name="ce6" table:formula="of:=[.F171]+[.E172]" office:value-type="float" office:value="412.858585858586" calcext:value-type="float">
            <text:p>412,86</text:p>
          </table:table-cell>
          <table:table-cell table:number-columns-repeated="1018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BackupHelper_0_NullIntentOperatorMutator</text:p>
          </table:table-cell>
          <table:table-cell table:style-name="ce1" table:formula="of:=[.D172]+[.B173]" office:value-type="float" office:value="41114" calcext:value-type="float">
            <text:p>41114</text:p>
          </table:table-cell>
          <table:table-cell table:style-name="ce6" table:formula="of:=[.B173]/[.$B$1]" office:value-type="float" office:value="2.43434343434343" calcext:value-type="float">
            <text:p>2,43</text:p>
          </table:table-cell>
          <table:table-cell table:style-name="ce6" table:formula="of:=[.F172]+[.E173]" office:value-type="float" office:value="415.292929292929" calcext:value-type="float">
            <text:p>415,29</text:p>
          </table:table-cell>
          <table:table-cell table:number-columns-repeated="1018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BackupHelper_1_InvalidKeyIntentOperatorMutator</text:p>
          </table:table-cell>
          <table:table-cell table:style-name="ce1" table:formula="of:=[.D173]+[.B174]" office:value-type="float" office:value="41360" calcext:value-type="float">
            <text:p>41360</text:p>
          </table:table-cell>
          <table:table-cell table:style-name="ce6" table:formula="of:=[.B174]/[.$B$1]" office:value-type="float" office:value="2.48484848484848" calcext:value-type="float">
            <text:p>2,48</text:p>
          </table:table-cell>
          <table:table-cell table:style-name="ce6" table:formula="of:=[.F173]+[.E174]" office:value-type="float" office:value="417.777777777778" calcext:value-type="float">
            <text:p>417,78</text:p>
          </table:table-cell>
          <table:table-cell table:number-columns-repeated="1018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BackupHelper_2_RandomActionIntentDefinitionOperatorMutator</text:p>
          </table:table-cell>
          <table:table-cell table:style-name="ce1" table:formula="of:=[.D174]+[.B175]" office:value-type="float" office:value="41599" calcext:value-type="float">
            <text:p>41599</text:p>
          </table:table-cell>
          <table:table-cell table:style-name="ce6" table:formula="of:=[.B175]/[.$B$1]" office:value-type="float" office:value="2.41414141414141" calcext:value-type="float">
            <text:p>2,41</text:p>
          </table:table-cell>
          <table:table-cell table:style-name="ce6" table:formula="of:=[.F174]+[.E175]" office:value-type="float" office:value="420.191919191919" calcext:value-type="float">
            <text:p>420,19</text:p>
          </table:table-cell>
          <table:table-cell table:number-columns-repeated="1018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BackupHelper_3_RandomActionIntentDefinitionOperatorMutator</text:p>
          </table:table-cell>
          <table:table-cell table:style-name="ce1" table:formula="of:=[.D175]+[.B176]" office:value-type="float" office:value="41839" calcext:value-type="float">
            <text:p>41839</text:p>
          </table:table-cell>
          <table:table-cell table:style-name="ce6" table:formula="of:=[.B176]/[.$B$1]" office:value-type="float" office:value="2.42424242424242" calcext:value-type="float">
            <text:p>2,42</text:p>
          </table:table-cell>
          <table:table-cell table:style-name="ce6" table:formula="of:=[.F175]+[.E176]" office:value-type="float" office:value="422.616161616162" calcext:value-type="float">
            <text:p>422,62</text:p>
          </table:table-cell>
          <table:table-cell table:number-columns-repeated="1018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BackupHelper_4_NullValueIntentPutExtraOperatorMutator</text:p>
          </table:table-cell>
          <table:table-cell table:style-name="ce1" table:formula="of:=[.D176]+[.B177]" office:value-type="float" office:value="42078" calcext:value-type="float">
            <text:p>42078</text:p>
          </table:table-cell>
          <table:table-cell table:style-name="ce6" table:formula="of:=[.B177]/[.$B$1]" office:value-type="float" office:value="2.41414141414141" calcext:value-type="float">
            <text:p>2,41</text:p>
          </table:table-cell>
          <table:table-cell table:style-name="ce6" table:formula="of:=[.F176]+[.E177]" office:value-type="float" office:value="425.030303030303" calcext:value-type="float">
            <text:p>425,03</text:p>
          </table:table-cell>
          <table:table-cell table:number-columns-repeated="1018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BackupHelper_5_IntentPayloadReplacementOperatorMutator</text:p>
          </table:table-cell>
          <table:table-cell table:style-name="ce1" table:formula="of:=[.D177]+[.B178]" office:value-type="float" office:value="42320" calcext:value-type="float">
            <text:p>42320</text:p>
          </table:table-cell>
          <table:table-cell table:style-name="ce6" table:formula="of:=[.B178]/[.$B$1]" office:value-type="float" office:value="2.44444444444444" calcext:value-type="float">
            <text:p>2,44</text:p>
          </table:table-cell>
          <table:table-cell table:style-name="ce6" table:formula="of:=[.F177]+[.E178]" office:value-type="float" office:value="427.474747474748" calcext:value-type="float">
            <text:p>427,47</text:p>
          </table:table-cell>
          <table:table-cell table:number-columns-repeated="1018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BackupHelper_6_RandomActionIntentDefinitionOperatorMutator</text:p>
          </table:table-cell>
          <table:table-cell table:style-name="ce1" table:formula="of:=[.D178]+[.B179]" office:value-type="float" office:value="42561" calcext:value-type="float">
            <text:p>42561</text:p>
          </table:table-cell>
          <table:table-cell table:style-name="ce6" table:formula="of:=[.B179]/[.$B$1]" office:value-type="float" office:value="2.43434343434343" calcext:value-type="float">
            <text:p>2,43</text:p>
          </table:table-cell>
          <table:table-cell table:style-name="ce6" table:formula="of:=[.F178]+[.E179]" office:value-type="float" office:value="429.909090909091" calcext:value-type="float">
            <text:p>429,91</text:p>
          </table:table-cell>
          <table:table-cell table:number-columns-repeated="1018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BackupHelper_7_BinaryMutator</text:p>
          </table:table-cell>
          <table:table-cell table:style-name="ce1" table:formula="of:=[.D179]+[.B180]" office:value-type="float" office:value="42800" calcext:value-type="float">
            <text:p>42800</text:p>
          </table:table-cell>
          <table:table-cell table:style-name="ce6" table:formula="of:=[.B180]/[.$B$1]" office:value-type="float" office:value="2.41414141414141" calcext:value-type="float">
            <text:p>2,41</text:p>
          </table:table-cell>
          <table:table-cell table:style-name="ce6" table:formula="of:=[.F179]+[.E180]" office:value-type="float" office:value="432.323232323232" calcext:value-type="float">
            <text:p>432,32</text:p>
          </table:table-cell>
          <table:table-cell table:number-columns-repeated="1018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NotesHelper_0_BinaryMutator</text:p>
          </table:table-cell>
          <table:table-cell table:style-name="ce1" table:formula="of:=[.D180]+[.B181]" office:value-type="float" office:value="43040" calcext:value-type="float">
            <text:p>43040</text:p>
          </table:table-cell>
          <table:table-cell table:style-name="ce6" table:formula="of:=[.B181]/[.$B$1]" office:value-type="float" office:value="2.42424242424242" calcext:value-type="float">
            <text:p>2,42</text:p>
          </table:table-cell>
          <table:table-cell table:style-name="ce6" table:formula="of:=[.F180]+[.E181]" office:value-type="float" office:value="434.747474747475" calcext:value-type="float">
            <text:p>434,75</text:p>
          </table:table-cell>
          <table:table-cell table:number-columns-repeated="1018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AppVersionHelper_0_BinaryMutator</text:p>
          </table:table-cell>
          <table:table-cell table:style-name="ce1" table:formula="of:=[.D181]+[.B182]" office:value-type="float" office:value="43277" calcext:value-type="float">
            <text:p>43277</text:p>
          </table:table-cell>
          <table:table-cell table:style-name="ce6" table:formula="of:=[.B182]/[.$B$1]" office:value-type="float" office:value="2.39393939393939" calcext:value-type="float">
            <text:p>2,39</text:p>
          </table:table-cell>
          <table:table-cell table:style-name="ce6" table:formula="of:=[.F181]+[.E182]" office:value-type="float" office:value="437.141414141414" calcext:value-type="float">
            <text:p>437,14</text:p>
          </table:table-cell>
          <table:table-cell table:number-columns-repeated="1018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IntentHelper_0_NullIntentOperatorMutator</text:p>
          </table:table-cell>
          <table:table-cell table:style-name="ce1" table:formula="of:=[.D182]+[.B183]" office:value-type="float" office:value="43517" calcext:value-type="float">
            <text:p>43517</text:p>
          </table:table-cell>
          <table:table-cell table:style-name="ce6" table:formula="of:=[.B183]/[.$B$1]" office:value-type="float" office:value="2.42424242424242" calcext:value-type="float">
            <text:p>2,42</text:p>
          </table:table-cell>
          <table:table-cell table:style-name="ce6" table:formula="of:=[.F182]+[.E183]" office:value-type="float" office:value="439.565656565657" calcext:value-type="float">
            <text:p>439,57</text:p>
          </table:table-cell>
          <table:table-cell table:number-columns-repeated="101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IntentHelper_1_InvalidKeyIntentOperatorMutator</text:p>
          </table:table-cell>
          <table:table-cell table:style-name="ce1" table:formula="of:=[.D183]+[.B184]" office:value-type="float" office:value="43759" calcext:value-type="float">
            <text:p>43759</text:p>
          </table:table-cell>
          <table:table-cell table:style-name="ce6" table:formula="of:=[.B184]/[.$B$1]" office:value-type="float" office:value="2.44444444444444" calcext:value-type="float">
            <text:p>2,44</text:p>
          </table:table-cell>
          <table:table-cell table:style-name="ce6" table:formula="of:=[.F183]+[.E184]" office:value-type="float" office:value="442.010101010101" calcext:value-type="float">
            <text:p>442,01</text:p>
          </table:table-cell>
          <table:table-cell table:number-columns-repeated="1018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IntentHelper_2_RandomActionIntentDefinitionOperatorMutator</text:p>
          </table:table-cell>
          <table:table-cell table:style-name="ce1" table:formula="of:=[.D184]+[.B185]" office:value-type="float" office:value="44000" calcext:value-type="float">
            <text:p>44000</text:p>
          </table:table-cell>
          <table:table-cell table:style-name="ce6" table:formula="of:=[.B185]/[.$B$1]" office:value-type="float" office:value="2.43434343434343" calcext:value-type="float">
            <text:p>2,43</text:p>
          </table:table-cell>
          <table:table-cell table:style-name="ce6" table:formula="of:=[.F184]+[.E185]" office:value-type="float" office:value="444.444444444445" calcext:value-type="float">
            <text:p>444,44</text:p>
          </table:table-cell>
          <table:table-cell table:number-columns-repeated="1018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IntentHelper_3_RandomActionIntentDefinitionOperatorMutator</text:p>
          </table:table-cell>
          <table:table-cell table:style-name="ce1" table:formula="of:=[.D185]+[.B186]" office:value-type="float" office:value="44241" calcext:value-type="float">
            <text:p>44241</text:p>
          </table:table-cell>
          <table:table-cell table:style-name="ce6" table:formula="of:=[.B186]/[.$B$1]" office:value-type="float" office:value="2.43434343434343" calcext:value-type="float">
            <text:p>2,43</text:p>
          </table:table-cell>
          <table:table-cell table:style-name="ce6" table:formula="of:=[.F185]+[.E186]" office:value-type="float" office:value="446.878787878788" calcext:value-type="float">
            <text:p>446,88</text:p>
          </table:table-cell>
          <table:table-cell table:number-columns-repeated="1018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IntentHelper_4_RandomActionIntentDefinitionOperatorMutator</text:p>
          </table:table-cell>
          <table:table-cell table:style-name="ce1" table:formula="of:=[.D186]+[.B187]" office:value-type="float" office:value="44478" calcext:value-type="float">
            <text:p>44478</text:p>
          </table:table-cell>
          <table:table-cell table:style-name="ce6" table:formula="of:=[.B187]/[.$B$1]" office:value-type="float" office:value="2.39393939393939" calcext:value-type="float">
            <text:p>2,39</text:p>
          </table:table-cell>
          <table:table-cell table:style-name="ce6" table:formula="of:=[.F186]+[.E187]" office:value-type="float" office:value="449.272727272727" calcext:value-type="float">
            <text:p>449,27</text:p>
          </table:table-cell>
          <table:table-cell table:number-columns-repeated="1018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IntentHelper_5_RandomActionIntentDefinitionOperatorMutator</text:p>
          </table:table-cell>
          <table:table-cell table:style-name="ce1" table:formula="of:=[.D187]+[.B188]" office:value-type="float" office:value="44718" calcext:value-type="float">
            <text:p>44718</text:p>
          </table:table-cell>
          <table:table-cell table:style-name="ce6" table:formula="of:=[.B188]/[.$B$1]" office:value-type="float" office:value="2.42424242424242" calcext:value-type="float">
            <text:p>2,42</text:p>
          </table:table-cell>
          <table:table-cell table:style-name="ce6" table:formula="of:=[.F187]+[.E188]" office:value-type="float" office:value="451.69696969697" calcext:value-type="float">
            <text:p>451,70</text:p>
          </table:table-cell>
          <table:table-cell table:number-columns-repeated="1018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PermissionsHelper_0_BuggyGUIListenerOperatorMutator</text:p>
          </table:table-cell>
          <table:table-cell table:style-name="ce1" table:formula="of:=[.D188]+[.B189]" office:value-type="float" office:value="44957" calcext:value-type="float">
            <text:p>44957</text:p>
          </table:table-cell>
          <table:table-cell table:style-name="ce6" table:formula="of:=[.B189]/[.$B$1]" office:value-type="float" office:value="2.41414141414141" calcext:value-type="float">
            <text:p>2,41</text:p>
          </table:table-cell>
          <table:table-cell table:style-name="ce6" table:formula="of:=[.F188]+[.E189]" office:value-type="float" office:value="454.111111111111" calcext:value-type="float">
            <text:p>454,11</text:p>
          </table:table-cell>
          <table:table-cell table:number-columns-repeated="1018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ONDashClockExtension_0_NullIntentOperatorMutator</text:p>
          </table:table-cell>
          <table:table-cell table:style-name="ce1" table:formula="of:=[.D189]+[.B190]" office:value-type="float" office:value="45196" calcext:value-type="float">
            <text:p>45196</text:p>
          </table:table-cell>
          <table:table-cell table:style-name="ce6" table:formula="of:=[.B190]/[.$B$1]" office:value-type="float" office:value="2.41414141414141" calcext:value-type="float">
            <text:p>2,41</text:p>
          </table:table-cell>
          <table:table-cell table:style-name="ce6" table:formula="of:=[.F189]+[.E190]" office:value-type="float" office:value="456.525252525253" calcext:value-type="float">
            <text:p>456,53</text:p>
          </table:table-cell>
          <table:table-cell table:number-columns-repeated="1018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ONDashClockExtension_1_InvalidKeyIntentOperatorMutator</text:p>
          </table:table-cell>
          <table:table-cell table:style-name="ce1" table:formula="of:=[.D190]+[.B191]" office:value-type="float" office:value="45435" calcext:value-type="float">
            <text:p>45435</text:p>
          </table:table-cell>
          <table:table-cell table:style-name="ce6" table:formula="of:=[.B191]/[.$B$1]" office:value-type="float" office:value="2.41414141414141" calcext:value-type="float">
            <text:p>2,41</text:p>
          </table:table-cell>
          <table:table-cell table:style-name="ce6" table:formula="of:=[.F190]+[.E191]" office:value-type="float" office:value="458.939393939394" calcext:value-type="float">
            <text:p>458,94</text:p>
          </table:table-cell>
          <table:table-cell table:number-columns-repeated="1018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ONDashClockExtension_2_RandomActionIntentDefinitionOperatorMutator</text:p>
          </table:table-cell>
          <table:table-cell table:style-name="ce1" table:formula="of:=[.D191]+[.B192]" office:value-type="float" office:value="45673" calcext:value-type="float">
            <text:p>45673</text:p>
          </table:table-cell>
          <table:table-cell table:style-name="ce6" table:formula="of:=[.B192]/[.$B$1]" office:value-type="float" office:value="2.4040404040404" calcext:value-type="float">
            <text:p>2,40</text:p>
          </table:table-cell>
          <table:table-cell table:style-name="ce6" table:formula="of:=[.F191]+[.E192]" office:value-type="float" office:value="461.343434343434" calcext:value-type="float">
            <text:p>461,34</text:p>
          </table:table-cell>
          <table:table-cell table:number-columns-repeated="1018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ONDashClockExtension_3_RandomActionIntentDefinitionOperatorMutator</text:p>
          </table:table-cell>
          <table:table-cell table:style-name="ce1" table:formula="of:=[.D192]+[.B193]" office:value-type="float" office:value="45911" calcext:value-type="float">
            <text:p>45911</text:p>
          </table:table-cell>
          <table:table-cell table:style-name="ce6" table:formula="of:=[.B193]/[.$B$1]" office:value-type="float" office:value="2.4040404040404" calcext:value-type="float">
            <text:p>2,40</text:p>
          </table:table-cell>
          <table:table-cell table:style-name="ce6" table:formula="of:=[.F192]+[.E193]" office:value-type="float" office:value="463.747474747475" calcext:value-type="float">
            <text:p>463,75</text:p>
          </table:table-cell>
          <table:table-cell table:number-columns-repeated="1018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ONDashClockExtension_4_BinaryMutator</text:p>
          </table:table-cell>
          <table:table-cell table:style-name="ce1" table:formula="of:=[.D193]+[.B194]" office:value-type="float" office:value="46151" calcext:value-type="float">
            <text:p>46151</text:p>
          </table:table-cell>
          <table:table-cell table:style-name="ce6" table:formula="of:=[.B194]/[.$B$1]" office:value-type="float" office:value="2.42424242424242" calcext:value-type="float">
            <text:p>2,42</text:p>
          </table:table-cell>
          <table:table-cell table:style-name="ce6" table:formula="of:=[.F193]+[.E194]" office:value-type="float" office:value="466.171717171717" calcext:value-type="float">
            <text:p>466,17</text:p>
          </table:table-cell>
          <table:table-cell table:number-columns-repeated="1018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ONDashClockExtension_5_BinaryMutator</text:p>
          </table:table-cell>
          <table:table-cell table:style-name="ce1" table:formula="of:=[.D194]+[.B195]" office:value-type="float" office:value="46388" calcext:value-type="float">
            <text:p>46388</text:p>
          </table:table-cell>
          <table:table-cell table:style-name="ce6" table:formula="of:=[.B195]/[.$B$1]" office:value-type="float" office:value="2.39393939393939" calcext:value-type="float">
            <text:p>2,39</text:p>
          </table:table-cell>
          <table:table-cell table:style-name="ce6" table:formula="of:=[.F194]+[.E195]" office:value-type="float" office:value="468.565656565657" calcext:value-type="float">
            <text:p>468,57</text:p>
          </table:table-cell>
          <table:table-cell table:number-columns-repeated="1018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ONDashClockExtension_6_BinaryMutator</text:p>
          </table:table-cell>
          <table:table-cell table:style-name="ce1" table:formula="of:=[.D195]+[.B196]" office:value-type="float" office:value="46628" calcext:value-type="float">
            <text:p>46628</text:p>
          </table:table-cell>
          <table:table-cell table:style-name="ce6" table:formula="of:=[.B196]/[.$B$1]" office:value-type="float" office:value="2.42424242424242" calcext:value-type="float">
            <text:p>2,42</text:p>
          </table:table-cell>
          <table:table-cell table:style-name="ce6" table:formula="of:=[.F195]+[.E196]" office:value-type="float" office:value="470.989898989899" calcext:value-type="float">
            <text:p>470,99</text:p>
          </table:table-cell>
          <table:table-cell table:number-columns-repeated="101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ONDashClockExtension_7_BinaryMutator</text:p>
          </table:table-cell>
          <table:table-cell table:style-name="ce1" table:formula="of:=[.D196]+[.B197]" office:value-type="float" office:value="46865" calcext:value-type="float">
            <text:p>46865</text:p>
          </table:table-cell>
          <table:table-cell table:style-name="ce6" table:formula="of:=[.B197]/[.$B$1]" office:value-type="float" office:value="2.39393939393939" calcext:value-type="float">
            <text:p>2,39</text:p>
          </table:table-cell>
          <table:table-cell table:style-name="ce6" table:formula="of:=[.F196]+[.E197]" office:value-type="float" office:value="473.383838383838" calcext:value-type="float">
            <text:p>473,38</text:p>
          </table:table-cell>
          <table:table-cell table:number-columns-repeated="1018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tatsActivity_0_LengthyGUICreationOperatorMutator</text:p>
          </table:table-cell>
          <table:table-cell table:style-name="ce1" table:formula="of:=[.D197]+[.B198]" office:value-type="float" office:value="47104" calcext:value-type="float">
            <text:p>47104</text:p>
          </table:table-cell>
          <table:table-cell table:style-name="ce6" table:formula="of:=[.B198]/[.$B$1]" office:value-type="float" office:value="2.41414141414141" calcext:value-type="float">
            <text:p>2,41</text:p>
          </table:table-cell>
          <table:table-cell table:style-name="ce6" table:formula="of:=[.F197]+[.E198]" office:value-type="float" office:value="475.79797979798" calcext:value-type="float">
            <text:p>475,80</text:p>
          </table:table-cell>
          <table:table-cell table:number-columns-repeated="1018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ShortcutActivity_0_LengthyGUICreationOperatorMutator</text:p>
          </table:table-cell>
          <table:table-cell table:style-name="ce1" table:formula="of:=[.D198]+[.B199]" office:value-type="float" office:value="47340" calcext:value-type="float">
            <text:p>47340</text:p>
          </table:table-cell>
          <table:table-cell table:style-name="ce6" table:formula="of:=[.B199]/[.$B$1]" office:value-type="float" office:value="2.38383838383838" calcext:value-type="float">
            <text:p>2,38</text:p>
          </table:table-cell>
          <table:table-cell table:style-name="ce6" table:formula="of:=[.F198]+[.E199]" office:value-type="float" office:value="478.181818181818" calcext:value-type="float">
            <text:p>478,18</text:p>
          </table:table-cell>
          <table:table-cell table:number-columns-repeated="1018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ShortcutActivity_1_NullIntentOperatorMutator</text:p>
          </table:table-cell>
          <table:table-cell table:style-name="ce1" table:formula="of:=[.D199]+[.B200]" office:value-type="float" office:value="47583" calcext:value-type="float">
            <text:p>47583</text:p>
          </table:table-cell>
          <table:table-cell table:style-name="ce6" table:formula="of:=[.B200]/[.$B$1]" office:value-type="float" office:value="2.45454545454545" calcext:value-type="float">
            <text:p>2,45</text:p>
          </table:table-cell>
          <table:table-cell table:style-name="ce6" table:formula="of:=[.F199]+[.E200]" office:value-type="float" office:value="480.636363636364" calcext:value-type="float">
            <text:p>480,64</text:p>
          </table:table-cell>
          <table:table-cell table:number-columns-repeated="1018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hortcutActivity_2_InvalidKeyIntentOperatorMutator</text:p>
          </table:table-cell>
          <table:table-cell table:style-name="ce1" table:formula="of:=[.D200]+[.B201]" office:value-type="float" office:value="47823" calcext:value-type="float">
            <text:p>47823</text:p>
          </table:table-cell>
          <table:table-cell table:style-name="ce6" table:formula="of:=[.B201]/[.$B$1]" office:value-type="float" office:value="2.42424242424242" calcext:value-type="float">
            <text:p>2,42</text:p>
          </table:table-cell>
          <table:table-cell table:style-name="ce6" table:formula="of:=[.F200]+[.E201]" office:value-type="float" office:value="483.060606060606" calcext:value-type="float">
            <text:p>483,06</text:p>
          </table:table-cell>
          <table:table-cell table:number-columns-repeated="101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ShortcutActivity_3_RandomActionIntentDefinitionOperatorMutator</text:p>
          </table:table-cell>
          <table:table-cell table:style-name="ce1" table:formula="of:=[.D201]+[.B202]" office:value-type="float" office:value="48066" calcext:value-type="float">
            <text:p>48066</text:p>
          </table:table-cell>
          <table:table-cell table:style-name="ce6" table:formula="of:=[.B202]/[.$B$1]" office:value-type="float" office:value="2.45454545454545" calcext:value-type="float">
            <text:p>2,45</text:p>
          </table:table-cell>
          <table:table-cell table:style-name="ce6" table:formula="of:=[.F201]+[.E202]" office:value-type="float" office:value="485.515151515152" calcext:value-type="float">
            <text:p>485,52</text:p>
          </table:table-cell>
          <table:table-cell table:number-columns-repeated="1018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hortcutActivity_4_RandomActionIntentDefinitionOperatorMutator</text:p>
          </table:table-cell>
          <table:table-cell table:style-name="ce1" table:formula="of:=[.D202]+[.B203]" office:value-type="float" office:value="48308" calcext:value-type="float">
            <text:p>48308</text:p>
          </table:table-cell>
          <table:table-cell table:style-name="ce6" table:formula="of:=[.B203]/[.$B$1]" office:value-type="float" office:value="2.44444444444444" calcext:value-type="float">
            <text:p>2,44</text:p>
          </table:table-cell>
          <table:table-cell table:style-name="ce6" table:formula="of:=[.F202]+[.E203]" office:value-type="float" office:value="487.959595959596" calcext:value-type="float">
            <text:p>487,96</text:p>
          </table:table-cell>
          <table:table-cell table:number-columns-repeated="101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hortcutActivity_5_NullIntentOperatorMutator</text:p>
          </table:table-cell>
          <table:table-cell table:style-name="ce1" table:formula="of:=[.D203]+[.B204]" office:value-type="float" office:value="48547" calcext:value-type="float">
            <text:p>48547</text:p>
          </table:table-cell>
          <table:table-cell table:style-name="ce6" table:formula="of:=[.B204]/[.$B$1]" office:value-type="float" office:value="2.41414141414141" calcext:value-type="float">
            <text:p>2,41</text:p>
          </table:table-cell>
          <table:table-cell table:style-name="ce6" table:formula="of:=[.F203]+[.E204]" office:value-type="float" office:value="490.373737373737" calcext:value-type="float">
            <text:p>490,37</text:p>
          </table:table-cell>
          <table:table-cell table:number-columns-repeated="1018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ShortcutActivity_6_RandomActionIntentDefinitionOperatorMutator</text:p>
          </table:table-cell>
          <table:table-cell table:style-name="ce1" table:formula="of:=[.D204]+[.B205]" office:value-type="float" office:value="48788" calcext:value-type="float">
            <text:p>48788</text:p>
          </table:table-cell>
          <table:table-cell table:style-name="ce6" table:formula="of:=[.B205]/[.$B$1]" office:value-type="float" office:value="2.43434343434343" calcext:value-type="float">
            <text:p>2,43</text:p>
          </table:table-cell>
          <table:table-cell table:style-name="ce6" table:formula="of:=[.F204]+[.E205]" office:value-type="float" office:value="492.808080808081" calcext:value-type="float">
            <text:p>492,81</text:p>
          </table:table-cell>
          <table:table-cell table:number-columns-repeated="1018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hortcutActivity_7_NullValueIntentPutExtraOperatorMutator</text:p>
          </table:table-cell>
          <table:table-cell table:style-name="ce1" table:formula="of:=[.D205]+[.B206]" office:value-type="float" office:value="49027" calcext:value-type="float">
            <text:p>49027</text:p>
          </table:table-cell>
          <table:table-cell table:style-name="ce6" table:formula="of:=[.B206]/[.$B$1]" office:value-type="float" office:value="2.41414141414141" calcext:value-type="float">
            <text:p>2,41</text:p>
          </table:table-cell>
          <table:table-cell table:style-name="ce6" table:formula="of:=[.F205]+[.E206]" office:value-type="float" office:value="495.222222222222" calcext:value-type="float">
            <text:p>495,22</text:p>
          </table:table-cell>
          <table:table-cell table:number-columns-repeated="101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ShortcutActivity_8_IntentPayloadReplacementOperatorMutator</text:p>
          </table:table-cell>
          <table:table-cell table:style-name="ce1" table:formula="of:=[.D206]+[.B207]" office:value-type="float" office:value="49268" calcext:value-type="float">
            <text:p>49268</text:p>
          </table:table-cell>
          <table:table-cell table:style-name="ce6" table:formula="of:=[.B207]/[.$B$1]" office:value-type="float" office:value="2.43434343434343" calcext:value-type="float">
            <text:p>2,43</text:p>
          </table:table-cell>
          <table:table-cell table:style-name="ce6" table:formula="of:=[.F206]+[.E207]" office:value-type="float" office:value="497.656565656566" calcext:value-type="float">
            <text:p>497,66</text:p>
          </table:table-cell>
          <table:table-cell table:number-columns-repeated="1018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hortcutActivity_9_RandomActionIntentDefinitionOperatorMutator</text:p>
          </table:table-cell>
          <table:table-cell table:style-name="ce1" table:formula="of:=[.D207]+[.B208]" office:value-type="float" office:value="49508" calcext:value-type="float">
            <text:p>49508</text:p>
          </table:table-cell>
          <table:table-cell table:style-name="ce6" table:formula="of:=[.B208]/[.$B$1]" office:value-type="float" office:value="2.42424242424242" calcext:value-type="float">
            <text:p>2,42</text:p>
          </table:table-cell>
          <table:table-cell table:style-name="ce6" table:formula="of:=[.F207]+[.E208]" office:value-type="float" office:value="500.080808080808" calcext:value-type="float">
            <text:p>500,08</text:p>
          </table:table-cell>
          <table:table-cell table:number-columns-repeated="1018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ShortcutActivity_10_NullValueIntentPutExtraOperatorMutator</text:p>
          </table:table-cell>
          <table:table-cell table:style-name="ce1" table:formula="of:=[.D208]+[.B209]" office:value-type="float" office:value="49757" calcext:value-type="float">
            <text:p>49757</text:p>
          </table:table-cell>
          <table:table-cell table:style-name="ce6" table:formula="of:=[.B209]/[.$B$1]" office:value-type="float" office:value="2.51515151515152" calcext:value-type="float">
            <text:p>2,52</text:p>
          </table:table-cell>
          <table:table-cell table:style-name="ce6" table:formula="of:=[.F208]+[.E209]" office:value-type="float" office:value="502.59595959596" calcext:value-type="float">
            <text:p>502,60</text:p>
          </table:table-cell>
          <table:table-cell table:number-columns-repeated="1018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ShortcutActivity_11_IntentPayloadReplacementOperatorMutator</text:p>
          </table:table-cell>
          <table:table-cell table:style-name="ce1" table:formula="of:=[.D209]+[.B210]" office:value-type="float" office:value="49992" calcext:value-type="float">
            <text:p>49992</text:p>
          </table:table-cell>
          <table:table-cell table:style-name="ce6" table:formula="of:=[.B210]/[.$B$1]" office:value-type="float" office:value="2.37373737373737" calcext:value-type="float">
            <text:p>2,37</text:p>
          </table:table-cell>
          <table:table-cell table:style-name="ce6" table:formula="of:=[.F209]+[.E210]" office:value-type="float" office:value="504.969696969697" calcext:value-type="float">
            <text:p>504,97</text:p>
          </table:table-cell>
          <table:table-cell table:number-columns-repeated="1018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hortcutActivity_12_RandomActionIntentDefinitionOperatorMutator</text:p>
          </table:table-cell>
          <table:table-cell table:style-name="ce1" table:formula="of:=[.D210]+[.B211]" office:value-type="float" office:value="50231" calcext:value-type="float">
            <text:p>50231</text:p>
          </table:table-cell>
          <table:table-cell table:style-name="ce6" table:formula="of:=[.B211]/[.$B$1]" office:value-type="float" office:value="2.41414141414141" calcext:value-type="float">
            <text:p>2,41</text:p>
          </table:table-cell>
          <table:table-cell table:style-name="ce6" table:formula="of:=[.F210]+[.E211]" office:value-type="float" office:value="507.383838383838" calcext:value-type="float">
            <text:p>507,38</text:p>
          </table:table-cell>
          <table:table-cell table:number-columns-repeated="1018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ShortcutActivity_13_NullValueIntentPutExtraOperatorMutator</text:p>
          </table:table-cell>
          <table:table-cell table:style-name="ce1" table:formula="of:=[.D211]+[.B212]" office:value-type="float" office:value="50468" calcext:value-type="float">
            <text:p>50468</text:p>
          </table:table-cell>
          <table:table-cell table:style-name="ce6" table:formula="of:=[.B212]/[.$B$1]" office:value-type="float" office:value="2.39393939393939" calcext:value-type="float">
            <text:p>2,39</text:p>
          </table:table-cell>
          <table:table-cell table:style-name="ce6" table:formula="of:=[.F211]+[.E212]" office:value-type="float" office:value="509.777777777778" calcext:value-type="float">
            <text:p>509,78</text:p>
          </table:table-cell>
          <table:table-cell table:number-columns-repeated="1018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ShortcutActivity_14_IntentPayloadReplacementOperatorMutator</text:p>
          </table:table-cell>
          <table:table-cell table:style-name="ce1" table:formula="of:=[.D212]+[.B213]" office:value-type="float" office:value="50706" calcext:value-type="float">
            <text:p>50706</text:p>
          </table:table-cell>
          <table:table-cell table:style-name="ce6" table:formula="of:=[.B213]/[.$B$1]" office:value-type="float" office:value="2.4040404040404" calcext:value-type="float">
            <text:p>2,40</text:p>
          </table:table-cell>
          <table:table-cell table:style-name="ce6" table:formula="of:=[.F212]+[.E213]" office:value-type="float" office:value="512.181818181818" calcext:value-type="float">
            <text:p>512,18</text:p>
          </table:table-cell>
          <table:table-cell table:number-columns-repeated="1018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hortcutActivity_15_RandomActionIntentDefinitionOperatorMutator</text:p>
          </table:table-cell>
          <table:table-cell table:style-name="ce1" table:formula="of:=[.D213]+[.B214]" office:value-type="float" office:value="50948" calcext:value-type="float">
            <text:p>50948</text:p>
          </table:table-cell>
          <table:table-cell table:style-name="ce6" table:formula="of:=[.B214]/[.$B$1]" office:value-type="float" office:value="2.44444444444444" calcext:value-type="float">
            <text:p>2,44</text:p>
          </table:table-cell>
          <table:table-cell table:style-name="ce6" table:formula="of:=[.F213]+[.E214]" office:value-type="float" office:value="514.626262626263" calcext:value-type="float">
            <text:p>514,63</text:p>
          </table:table-cell>
          <table:table-cell table:number-columns-repeated="1018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noozeActivity_0_LengthyGUICreationOperatorMutator</text:p>
          </table:table-cell>
          <table:table-cell table:style-name="ce1" table:formula="of:=[.D214]+[.B215]" office:value-type="float" office:value="51190" calcext:value-type="float">
            <text:p>51190</text:p>
          </table:table-cell>
          <table:table-cell table:style-name="ce6" table:formula="of:=[.B215]/[.$B$1]" office:value-type="float" office:value="2.44444444444444" calcext:value-type="float">
            <text:p>2,44</text:p>
          </table:table-cell>
          <table:table-cell table:style-name="ce6" table:formula="of:=[.F214]+[.E215]" office:value-type="float" office:value="517.070707070707" calcext:value-type="float">
            <text:p>517,07</text:p>
          </table:table-cell>
          <table:table-cell table:number-columns-repeated="1018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noozeActivity_1_BinaryMutator</text:p>
          </table:table-cell>
          <table:table-cell table:style-name="ce1" table:formula="of:=[.D215]+[.B216]" office:value-type="float" office:value="51429" calcext:value-type="float">
            <text:p>51429</text:p>
          </table:table-cell>
          <table:table-cell table:style-name="ce6" table:formula="of:=[.B216]/[.$B$1]" office:value-type="float" office:value="2.41414141414141" calcext:value-type="float">
            <text:p>2,41</text:p>
          </table:table-cell>
          <table:table-cell table:style-name="ce6" table:formula="of:=[.F215]+[.E216]" office:value-type="float" office:value="519.484848484849" calcext:value-type="float">
            <text:p>519,48</text:p>
          </table:table-cell>
          <table:table-cell table:number-columns-repeated="101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noozeActivity_2_BinaryMutator</text:p>
          </table:table-cell>
          <table:table-cell table:style-name="ce1" table:formula="of:=[.D216]+[.B217]" office:value-type="float" office:value="51671" calcext:value-type="float">
            <text:p>51671</text:p>
          </table:table-cell>
          <table:table-cell table:style-name="ce6" table:formula="of:=[.B217]/[.$B$1]" office:value-type="float" office:value="2.44444444444444" calcext:value-type="float">
            <text:p>2,44</text:p>
          </table:table-cell>
          <table:table-cell table:style-name="ce6" table:formula="of:=[.F216]+[.E217]" office:value-type="float" office:value="521.929292929293" calcext:value-type="float">
            <text:p>521,93</text:p>
          </table:table-cell>
          <table:table-cell table:number-columns-repeated="1018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SnoozeActivity_3_BinaryMutator</text:p>
          </table:table-cell>
          <table:table-cell table:style-name="ce1" table:formula="of:=[.D217]+[.B218]" office:value-type="float" office:value="51915" calcext:value-type="float">
            <text:p>51915</text:p>
          </table:table-cell>
          <table:table-cell table:style-name="ce6" table:formula="of:=[.B218]/[.$B$1]" office:value-type="float" office:value="2.46464646464646" calcext:value-type="float">
            <text:p>2,46</text:p>
          </table:table-cell>
          <table:table-cell table:style-name="ce6" table:formula="of:=[.F217]+[.E218]" office:value-type="float" office:value="524.393939393939" calcext:value-type="float">
            <text:p>524,39</text:p>
          </table:table-cell>
          <table:table-cell table:number-columns-repeated="1018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SnoozeActivity_4_NullIntentOperatorMutator</text:p>
          </table:table-cell>
          <table:table-cell table:style-name="ce1" table:formula="of:=[.D218]+[.B219]" office:value-type="float" office:value="52158" calcext:value-type="float">
            <text:p>52158</text:p>
          </table:table-cell>
          <table:table-cell table:style-name="ce6" table:formula="of:=[.B219]/[.$B$1]" office:value-type="float" office:value="2.45454545454545" calcext:value-type="float">
            <text:p>2,45</text:p>
          </table:table-cell>
          <table:table-cell table:style-name="ce6" table:formula="of:=[.F218]+[.E219]" office:value-type="float" office:value="526.848484848485" calcext:value-type="float">
            <text:p>526,85</text:p>
          </table:table-cell>
          <table:table-cell table:number-columns-repeated="1018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noozeActivity_5_InvalidKeyIntentOperatorMutator</text:p>
          </table:table-cell>
          <table:table-cell table:style-name="ce1" table:formula="of:=[.D219]+[.B220]" office:value-type="float" office:value="52400" calcext:value-type="float">
            <text:p>52400</text:p>
          </table:table-cell>
          <table:table-cell table:style-name="ce6" table:formula="of:=[.B220]/[.$B$1]" office:value-type="float" office:value="2.44444444444444" calcext:value-type="float">
            <text:p>2,44</text:p>
          </table:table-cell>
          <table:table-cell table:style-name="ce6" table:formula="of:=[.F219]+[.E220]" office:value-type="float" office:value="529.292929292929" calcext:value-type="float">
            <text:p>529,29</text:p>
          </table:table-cell>
          <table:table-cell table:number-columns-repeated="1018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SnoozeActivity_6_RandomActionIntentDefinitionOperatorMutator</text:p>
          </table:table-cell>
          <table:table-cell table:style-name="ce1" table:formula="of:=[.D220]+[.B221]" office:value-type="float" office:value="52644" calcext:value-type="float">
            <text:p>52644</text:p>
          </table:table-cell>
          <table:table-cell table:style-name="ce6" table:formula="of:=[.B221]/[.$B$1]" office:value-type="float" office:value="2.46464646464646" calcext:value-type="float">
            <text:p>2,46</text:p>
          </table:table-cell>
          <table:table-cell table:style-name="ce6" table:formula="of:=[.F220]+[.E221]" office:value-type="float" office:value="531.757575757576" calcext:value-type="float">
            <text:p>531,76</text:p>
          </table:table-cell>
          <table:table-cell table:number-columns-repeated="1018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noozeActivity_7_NullValueIntentPutExtraOperatorMutator</text:p>
          </table:table-cell>
          <table:table-cell table:style-name="ce1" table:formula="of:=[.D221]+[.B222]" office:value-type="float" office:value="52886" calcext:value-type="float">
            <text:p>52886</text:p>
          </table:table-cell>
          <table:table-cell table:style-name="ce6" table:formula="of:=[.B222]/[.$B$1]" office:value-type="float" office:value="2.44444444444444" calcext:value-type="float">
            <text:p>2,44</text:p>
          </table:table-cell>
          <table:table-cell table:style-name="ce6" table:formula="of:=[.F221]+[.E222]" office:value-type="float" office:value="534.20202020202" calcext:value-type="float">
            <text:p>534,20</text:p>
          </table:table-cell>
          <table:table-cell table:number-columns-repeated="1018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SnoozeActivity_8_IntentPayloadReplacementOperatorMutator</text:p>
          </table:table-cell>
          <table:table-cell table:style-name="ce1" table:formula="of:=[.D222]+[.B223]" office:value-type="float" office:value="53129" calcext:value-type="float">
            <text:p>53129</text:p>
          </table:table-cell>
          <table:table-cell table:style-name="ce6" table:formula="of:=[.B223]/[.$B$1]" office:value-type="float" office:value="2.45454545454545" calcext:value-type="float">
            <text:p>2,45</text:p>
          </table:table-cell>
          <table:table-cell table:style-name="ce6" table:formula="of:=[.F222]+[.E223]" office:value-type="float" office:value="536.656565656566" calcext:value-type="float">
            <text:p>536,66</text:p>
          </table:table-cell>
          <table:table-cell table:number-columns-repeated="1018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SnoozeActivity_9_RandomActionIntentDefinitionOperatorMutator</text:p>
          </table:table-cell>
          <table:table-cell table:style-name="ce1" table:formula="of:=[.D223]+[.B224]" office:value-type="float" office:value="53370" calcext:value-type="float">
            <text:p>53370</text:p>
          </table:table-cell>
          <table:table-cell table:style-name="ce6" table:formula="of:=[.B224]/[.$B$1]" office:value-type="float" office:value="2.43434343434343" calcext:value-type="float">
            <text:p>2,43</text:p>
          </table:table-cell>
          <table:table-cell table:style-name="ce6" table:formula="of:=[.F223]+[.E224]" office:value-type="float" office:value="539.090909090909" calcext:value-type="float">
            <text:p>539,09</text:p>
          </table:table-cell>
          <table:table-cell table:number-columns-repeated="1018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SnoozeActivity_10_RandomActionIntentDefinitionOperatorMutator</text:p>
          </table:table-cell>
          <table:table-cell table:style-name="ce1" table:formula="of:=[.D224]+[.B225]" office:value-type="float" office:value="53613" calcext:value-type="float">
            <text:p>53613</text:p>
          </table:table-cell>
          <table:table-cell table:style-name="ce6" table:formula="of:=[.B225]/[.$B$1]" office:value-type="float" office:value="2.45454545454545" calcext:value-type="float">
            <text:p>2,45</text:p>
          </table:table-cell>
          <table:table-cell table:style-name="ce6" table:formula="of:=[.F224]+[.E225]" office:value-type="float" office:value="541.545454545455" calcext:value-type="float">
            <text:p>541,55</text:p>
          </table:table-cell>
          <table:table-cell table:number-columns-repeated="1018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string" calcext:value-type="string">
            <text:p>MainActivity_0_LengthyGUICreationOperatorMutator</text:p>
          </table:table-cell>
          <table:table-cell table:style-name="ce1" table:formula="of:=[.D225]+[.B226]" office:value-type="float" office:value="54085" calcext:value-type="float">
            <text:p>54085</text:p>
          </table:table-cell>
          <table:table-cell table:style-name="ce6" table:formula="of:=[.B226]/[.$B$1]" office:value-type="float" office:value="4.76767676767677" calcext:value-type="float">
            <text:p>4,77</text:p>
          </table:table-cell>
          <table:table-cell table:style-name="ce6" table:formula="of:=[.F225]+[.E226]" office:value-type="float" office:value="546.313131313131" calcext:value-type="float">
            <text:p>546,31</text:p>
          </table:table-cell>
          <table:table-cell table:number-columns-repeated="1018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MainActivity_1_RandomActionIntentDefinitionOperatorMutator</text:p>
          </table:table-cell>
          <table:table-cell table:style-name="ce1" table:formula="of:=[.D226]+[.B227]" office:value-type="float" office:value="54325" calcext:value-type="float">
            <text:p>54325</text:p>
          </table:table-cell>
          <table:table-cell table:style-name="ce6" table:formula="of:=[.B227]/[.$B$1]" office:value-type="float" office:value="2.42424242424242" calcext:value-type="float">
            <text:p>2,42</text:p>
          </table:table-cell>
          <table:table-cell table:style-name="ce6" table:formula="of:=[.F226]+[.E227]" office:value-type="float" office:value="548.737373737374" calcext:value-type="float">
            <text:p>548,74</text:p>
          </table:table-cell>
          <table:table-cell table:number-columns-repeated="1018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MainActivity_2_RandomActionIntentDefinitionOperatorMutator</text:p>
          </table:table-cell>
          <table:table-cell table:style-name="ce1" table:formula="of:=[.D227]+[.B228]" office:value-type="float" office:value="54567" calcext:value-type="float">
            <text:p>54567</text:p>
          </table:table-cell>
          <table:table-cell table:style-name="ce6" table:formula="of:=[.B228]/[.$B$1]" office:value-type="float" office:value="2.44444444444444" calcext:value-type="float">
            <text:p>2,44</text:p>
          </table:table-cell>
          <table:table-cell table:style-name="ce6" table:formula="of:=[.F227]+[.E228]" office:value-type="float" office:value="551.181818181818" calcext:value-type="float">
            <text:p>551,18</text:p>
          </table:table-cell>
          <table:table-cell table:number-columns-repeated="1018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MainActivity_3_NullIntentOperatorMutator</text:p>
          </table:table-cell>
          <table:table-cell table:style-name="ce1" table:formula="of:=[.D228]+[.B229]" office:value-type="float" office:value="54812" calcext:value-type="float">
            <text:p>54812</text:p>
          </table:table-cell>
          <table:table-cell table:style-name="ce6" table:formula="of:=[.B229]/[.$B$1]" office:value-type="float" office:value="2.47474747474747" calcext:value-type="float">
            <text:p>2,47</text:p>
          </table:table-cell>
          <table:table-cell table:style-name="ce6" table:formula="of:=[.F228]+[.E229]" office:value-type="float" office:value="553.656565656566" calcext:value-type="float">
            <text:p>553,66</text:p>
          </table:table-cell>
          <table:table-cell table:number-columns-repeated="1018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MainActivity_4_RandomActionIntentDefinitionOperatorMutator</text:p>
          </table:table-cell>
          <table:table-cell table:style-name="ce1" table:formula="of:=[.D229]+[.B230]" office:value-type="float" office:value="55058" calcext:value-type="float">
            <text:p>55058</text:p>
          </table:table-cell>
          <table:table-cell table:style-name="ce6" table:formula="of:=[.B230]/[.$B$1]" office:value-type="float" office:value="2.48484848484848" calcext:value-type="float">
            <text:p>2,48</text:p>
          </table:table-cell>
          <table:table-cell table:style-name="ce6" table:formula="of:=[.F229]+[.E230]" office:value-type="float" office:value="556.141414141414" calcext:value-type="float">
            <text:p>556,14</text:p>
          </table:table-cell>
          <table:table-cell table:number-columns-repeated="1018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MainActivity_5_RandomActionIntentDefinitionOperatorMutator</text:p>
          </table:table-cell>
          <table:table-cell table:style-name="ce1" table:formula="of:=[.D230]+[.B231]" office:value-type="float" office:value="55301" calcext:value-type="float">
            <text:p>55301</text:p>
          </table:table-cell>
          <table:table-cell table:style-name="ce6" table:formula="of:=[.B231]/[.$B$1]" office:value-type="float" office:value="2.45454545454545" calcext:value-type="float">
            <text:p>2,45</text:p>
          </table:table-cell>
          <table:table-cell table:style-name="ce6" table:formula="of:=[.F230]+[.E231]" office:value-type="float" office:value="558.59595959596" calcext:value-type="float">
            <text:p>558,60</text:p>
          </table:table-cell>
          <table:table-cell table:number-columns-repeated="1018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MainActivity_6_RandomActionIntentDefinitionOperatorMutator</text:p>
          </table:table-cell>
          <table:table-cell table:style-name="ce1" table:formula="of:=[.D231]+[.B232]" office:value-type="float" office:value="55550" calcext:value-type="float">
            <text:p>55550</text:p>
          </table:table-cell>
          <table:table-cell table:style-name="ce6" table:formula="of:=[.B232]/[.$B$1]" office:value-type="float" office:value="2.51515151515152" calcext:value-type="float">
            <text:p>2,52</text:p>
          </table:table-cell>
          <table:table-cell table:style-name="ce6" table:formula="of:=[.F231]+[.E232]" office:value-type="float" office:value="561.111111111111" calcext:value-type="float">
            <text:p>561,11</text:p>
          </table:table-cell>
          <table:table-cell table:number-columns-repeated="1018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MainActivity_7_RandomActionIntentDefinitionOperatorMutator</text:p>
          </table:table-cell>
          <table:table-cell table:style-name="ce1" table:formula="of:=[.D232]+[.B233]" office:value-type="float" office:value="55819" calcext:value-type="float">
            <text:p>55819</text:p>
          </table:table-cell>
          <table:table-cell table:style-name="ce6" table:formula="of:=[.B233]/[.$B$1]" office:value-type="float" office:value="2.71717171717172" calcext:value-type="float">
            <text:p>2,72</text:p>
          </table:table-cell>
          <table:table-cell table:style-name="ce6" table:formula="of:=[.F232]+[.E233]" office:value-type="float" office:value="563.828282828283" calcext:value-type="float">
            <text:p>563,83</text:p>
          </table:table-cell>
          <table:table-cell table:number-columns-repeated="1018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MainActivity_8_RandomActionIntentDefinitionOperatorMutator</text:p>
          </table:table-cell>
          <table:table-cell table:style-name="ce1" table:formula="of:=[.D233]+[.B234]" office:value-type="float" office:value="56057" calcext:value-type="float">
            <text:p>56057</text:p>
          </table:table-cell>
          <table:table-cell table:style-name="ce6" table:formula="of:=[.B234]/[.$B$1]" office:value-type="float" office:value="2.4040404040404" calcext:value-type="float">
            <text:p>2,40</text:p>
          </table:table-cell>
          <table:table-cell table:style-name="ce6" table:formula="of:=[.F233]+[.E234]" office:value-type="float" office:value="566.232323232323" calcext:value-type="float">
            <text:p>566,23</text:p>
          </table:table-cell>
          <table:table-cell table:number-columns-repeated="1018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MainActivity_9_NullValueIntentPutExtraOperatorMutator</text:p>
          </table:table-cell>
          <table:table-cell table:style-name="ce1" table:formula="of:=[.D234]+[.B235]" office:value-type="float" office:value="56294" calcext:value-type="float">
            <text:p>56294</text:p>
          </table:table-cell>
          <table:table-cell table:style-name="ce6" table:formula="of:=[.B235]/[.$B$1]" office:value-type="float" office:value="2.39393939393939" calcext:value-type="float">
            <text:p>2,39</text:p>
          </table:table-cell>
          <table:table-cell table:style-name="ce6" table:formula="of:=[.F234]+[.E235]" office:value-type="float" office:value="568.626262626263" calcext:value-type="float">
            <text:p>568,63</text:p>
          </table:table-cell>
          <table:table-cell table:number-columns-repeated="1018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MainActivity_10_IntentPayloadReplacementOperatorMutator</text:p>
          </table:table-cell>
          <table:table-cell table:style-name="ce1" table:formula="of:=[.D235]+[.B236]" office:value-type="float" office:value="56533" calcext:value-type="float">
            <text:p>56533</text:p>
          </table:table-cell>
          <table:table-cell table:style-name="ce6" table:formula="of:=[.B236]/[.$B$1]" office:value-type="float" office:value="2.41414141414141" calcext:value-type="float">
            <text:p>2,41</text:p>
          </table:table-cell>
          <table:table-cell table:style-name="ce6" table:formula="of:=[.F235]+[.E236]" office:value-type="float" office:value="571.040404040404" calcext:value-type="float">
            <text:p>571,04</text:p>
          </table:table-cell>
          <table:table-cell table:number-columns-repeated="1018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MainActivity_11_RandomActionIntentDefinitionOperatorMutator</text:p>
          </table:table-cell>
          <table:table-cell table:style-name="ce1" table:formula="of:=[.D236]+[.B237]" office:value-type="float" office:value="56774" calcext:value-type="float">
            <text:p>56774</text:p>
          </table:table-cell>
          <table:table-cell table:style-name="ce6" table:formula="of:=[.B237]/[.$B$1]" office:value-type="float" office:value="2.43434343434343" calcext:value-type="float">
            <text:p>2,43</text:p>
          </table:table-cell>
          <table:table-cell table:style-name="ce6" table:formula="of:=[.F236]+[.E237]" office:value-type="float" office:value="573.474747474748" calcext:value-type="float">
            <text:p>573,47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MainActivity_12_RandomActionIntentDefinitionOperatorMutator</text:p>
          </table:table-cell>
          <table:table-cell table:style-name="ce1" table:formula="of:=[.D237]+[.B238]" office:value-type="float" office:value="57010" calcext:value-type="float">
            <text:p>57010</text:p>
          </table:table-cell>
          <table:table-cell table:style-name="ce6" table:formula="of:=[.B238]/[.$B$1]" office:value-type="float" office:value="2.38383838383838" calcext:value-type="float">
            <text:p>2,38</text:p>
          </table:table-cell>
          <table:table-cell table:style-name="ce6" table:formula="of:=[.F237]+[.E238]" office:value-type="float" office:value="575.858585858586" calcext:value-type="float">
            <text:p>575,86</text:p>
          </table:table-cell>
          <table:table-cell table:number-columns-repeated="1018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MainActivity_13_RandomActionIntentDefinitionOperatorMutator</text:p>
          </table:table-cell>
          <table:table-cell table:style-name="ce1" table:formula="of:=[.D238]+[.B239]" office:value-type="float" office:value="57249" calcext:value-type="float">
            <text:p>57249</text:p>
          </table:table-cell>
          <table:table-cell table:style-name="ce6" table:formula="of:=[.B239]/[.$B$1]" office:value-type="float" office:value="2.41414141414141" calcext:value-type="float">
            <text:p>2,41</text:p>
          </table:table-cell>
          <table:table-cell table:style-name="ce6" table:formula="of:=[.F238]+[.E239]" office:value-type="float" office:value="578.272727272727" calcext:value-type="float">
            <text:p>578,27</text:p>
          </table:table-cell>
          <table:table-cell table:number-columns-repeated="1018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MainActivity_14_RandomActionIntentDefinitionOperatorMutator</text:p>
          </table:table-cell>
          <table:table-cell table:style-name="ce1" table:formula="of:=[.D239]+[.B240]" office:value-type="float" office:value="57491" calcext:value-type="float">
            <text:p>57491</text:p>
          </table:table-cell>
          <table:table-cell table:style-name="ce6" table:formula="of:=[.B240]/[.$B$1]" office:value-type="float" office:value="2.44444444444444" calcext:value-type="float">
            <text:p>2,44</text:p>
          </table:table-cell>
          <table:table-cell table:style-name="ce6" table:formula="of:=[.F239]+[.E240]" office:value-type="float" office:value="580.717171717172" calcext:value-type="float">
            <text:p>580,72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MainActivity_15_RandomActionIntentDefinitionOperatorMutator</text:p>
          </table:table-cell>
          <table:table-cell table:style-name="ce1" table:formula="of:=[.D240]+[.B241]" office:value-type="float" office:value="57730" calcext:value-type="float">
            <text:p>57730</text:p>
          </table:table-cell>
          <table:table-cell table:style-name="ce6" table:formula="of:=[.B241]/[.$B$1]" office:value-type="float" office:value="2.41414141414141" calcext:value-type="float">
            <text:p>2,41</text:p>
          </table:table-cell>
          <table:table-cell table:style-name="ce6" table:formula="of:=[.F240]+[.E241]" office:value-type="float" office:value="583.131313131313" calcext:value-type="float">
            <text:p>583,13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MainActivity_16_NullValueIntentPutExtraOperatorMutator</text:p>
          </table:table-cell>
          <table:table-cell table:style-name="ce1" table:formula="of:=[.D241]+[.B242]" office:value-type="float" office:value="57970" calcext:value-type="float">
            <text:p>57970</text:p>
          </table:table-cell>
          <table:table-cell table:style-name="ce6" table:formula="of:=[.B242]/[.$B$1]" office:value-type="float" office:value="2.42424242424242" calcext:value-type="float">
            <text:p>2,42</text:p>
          </table:table-cell>
          <table:table-cell table:style-name="ce6" table:formula="of:=[.F241]+[.E242]" office:value-type="float" office:value="585.555555555556" calcext:value-type="float">
            <text:p>585,56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MainActivity_17_IntentPayloadReplacementOperatorMutator</text:p>
          </table:table-cell>
          <table:table-cell table:style-name="ce1" table:formula="of:=[.D242]+[.B243]" office:value-type="float" office:value="58211" calcext:value-type="float">
            <text:p>58211</text:p>
          </table:table-cell>
          <table:table-cell table:style-name="ce6" table:formula="of:=[.B243]/[.$B$1]" office:value-type="float" office:value="2.43434343434343" calcext:value-type="float">
            <text:p>2,43</text:p>
          </table:table-cell>
          <table:table-cell table:style-name="ce6" table:formula="of:=[.F242]+[.E243]" office:value-type="float" office:value="587.989898989899" calcext:value-type="float">
            <text:p>587,99</text:p>
          </table:table-cell>
          <table:table-cell table:number-columns-repeated="1018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MainActivity_18_RandomActionIntentDefinitionOperatorMutator</text:p>
          </table:table-cell>
          <table:table-cell table:style-name="ce1" table:formula="of:=[.D243]+[.B244]" office:value-type="float" office:value="58450" calcext:value-type="float">
            <text:p>58450</text:p>
          </table:table-cell>
          <table:table-cell table:style-name="ce6" table:formula="of:=[.B244]/[.$B$1]" office:value-type="float" office:value="2.41414141414141" calcext:value-type="float">
            <text:p>2,41</text:p>
          </table:table-cell>
          <table:table-cell table:style-name="ce6" table:formula="of:=[.F243]+[.E244]" office:value-type="float" office:value="590.404040404041" calcext:value-type="float">
            <text:p>590,40</text:p>
          </table:table-cell>
          <table:table-cell table:number-columns-repeated="1018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MainActivity_19_NullValueIntentPutExtraOperatorMutator</text:p>
          </table:table-cell>
          <table:table-cell table:style-name="ce1" table:formula="of:=[.D244]+[.B245]" office:value-type="float" office:value="58690" calcext:value-type="float">
            <text:p>58690</text:p>
          </table:table-cell>
          <table:table-cell table:style-name="ce6" table:formula="of:=[.B245]/[.$B$1]" office:value-type="float" office:value="2.42424242424242" calcext:value-type="float">
            <text:p>2,42</text:p>
          </table:table-cell>
          <table:table-cell table:style-name="ce6" table:formula="of:=[.F244]+[.E245]" office:value-type="float" office:value="592.828282828283" calcext:value-type="float">
            <text:p>592,83</text:p>
          </table:table-cell>
          <table:table-cell table:number-columns-repeated="1018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MainActivity_20_IntentPayloadReplacementOperatorMutator</text:p>
          </table:table-cell>
          <table:table-cell table:style-name="ce1" table:formula="of:=[.D245]+[.B246]" office:value-type="float" office:value="58929" calcext:value-type="float">
            <text:p>58929</text:p>
          </table:table-cell>
          <table:table-cell table:style-name="ce6" table:formula="of:=[.B246]/[.$B$1]" office:value-type="float" office:value="2.41414141414141" calcext:value-type="float">
            <text:p>2,41</text:p>
          </table:table-cell>
          <table:table-cell table:style-name="ce6" table:formula="of:=[.F245]+[.E246]" office:value-type="float" office:value="595.242424242424" calcext:value-type="float">
            <text:p>595,24</text:p>
          </table:table-cell>
          <table:table-cell table:number-columns-repeated="1018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MainActivity_21_RandomActionIntentDefinitionOperatorMutator</text:p>
          </table:table-cell>
          <table:table-cell table:style-name="ce1" table:formula="of:=[.D246]+[.B247]" office:value-type="float" office:value="59173" calcext:value-type="float">
            <text:p>59173</text:p>
          </table:table-cell>
          <table:table-cell table:style-name="ce6" table:formula="of:=[.B247]/[.$B$1]" office:value-type="float" office:value="2.46464646464646" calcext:value-type="float">
            <text:p>2,46</text:p>
          </table:table-cell>
          <table:table-cell table:style-name="ce6" table:formula="of:=[.F246]+[.E247]" office:value-type="float" office:value="597.707070707071" calcext:value-type="float">
            <text:p>597,71</text:p>
          </table:table-cell>
          <table:table-cell table:number-columns-repeated="1018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NavigationDrawerFragment_0_LengthyGUICreationOperatorMutator</text:p>
          </table:table-cell>
          <table:table-cell table:style-name="ce1" table:formula="of:=[.D247]+[.B248]" office:value-type="float" office:value="59643" calcext:value-type="float">
            <text:p>59643</text:p>
          </table:table-cell>
          <table:table-cell table:style-name="ce6" table:formula="of:=[.B248]/[.$B$1]" office:value-type="float" office:value="4.74747474747475" calcext:value-type="float">
            <text:p>4,75</text:p>
          </table:table-cell>
          <table:table-cell table:style-name="ce6" table:formula="of:=[.F247]+[.E248]" office:value-type="float" office:value="602.454545454546" calcext:value-type="float">
            <text:p>602,45</text:p>
          </table:table-cell>
          <table:table-cell table:number-columns-repeated="1018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NavigationDrawerFragment_1_InvalidViewFocusOperatorMutator</text:p>
          </table:table-cell>
          <table:table-cell table:style-name="ce1" table:formula="of:=[.D248]+[.B249]" office:value-type="float" office:value="59885" calcext:value-type="float">
            <text:p>59885</text:p>
          </table:table-cell>
          <table:table-cell table:style-name="ce6" table:formula="of:=[.B249]/[.$B$1]" office:value-type="float" office:value="2.44444444444444" calcext:value-type="float">
            <text:p>2,44</text:p>
          </table:table-cell>
          <table:table-cell table:style-name="ce6" table:formula="of:=[.F248]+[.E249]" office:value-type="float" office:value="604.89898989899" calcext:value-type="float">
            <text:p>604,90</text:p>
          </table:table-cell>
          <table:table-cell table:number-columns-repeated="1018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NavigationDrawerFragment_2_ViewComponentNotVisibleOperatorMutator</text:p>
          </table:table-cell>
          <table:table-cell table:style-name="ce1" table:formula="of:=[.D249]+[.B250]" office:value-type="float" office:value="60052" calcext:value-type="float">
            <text:p>60052</text:p>
          </table:table-cell>
          <table:table-cell table:style-name="ce6" table:formula="of:=[.B250]/[.$B$1]" office:value-type="float" office:value="1.68686868686869" calcext:value-type="float">
            <text:p>1,69</text:p>
          </table:table-cell>
          <table:table-cell table:style-name="ce6" table:formula="of:=[.F249]+[.E250]" office:value-type="float" office:value="606.585858585859" calcext:value-type="float">
            <text:p>606,59</text:p>
          </table:table-cell>
          <table:table-cell table:number-columns-repeated="1018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NavigationDrawerFragment_3_InvalidViewFocusOperatorMutator</text:p>
          </table:table-cell>
          <table:table-cell table:style-name="ce1" table:formula="of:=[.D250]+[.B251]" office:value-type="float" office:value="60290" calcext:value-type="float">
            <text:p>60290</text:p>
          </table:table-cell>
          <table:table-cell table:style-name="ce6" table:formula="of:=[.B251]/[.$B$1]" office:value-type="float" office:value="2.4040404040404" calcext:value-type="float">
            <text:p>2,40</text:p>
          </table:table-cell>
          <table:table-cell table:style-name="ce6" table:formula="of:=[.F250]+[.E251]" office:value-type="float" office:value="608.989898989899" calcext:value-type="float">
            <text:p>608,99</text:p>
          </table:table-cell>
          <table:table-cell table:number-columns-repeated="1018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NavigationDrawerFragment_4_ViewComponentNotVisibleOperatorMutator</text:p>
          </table:table-cell>
          <table:table-cell table:style-name="ce1" table:formula="of:=[.D251]+[.B252]" office:value-type="float" office:value="60513" calcext:value-type="float">
            <text:p>60513</text:p>
          </table:table-cell>
          <table:table-cell table:style-name="ce6" table:formula="of:=[.B252]/[.$B$1]" office:value-type="float" office:value="2.25252525252525" calcext:value-type="float">
            <text:p>2,25</text:p>
          </table:table-cell>
          <table:table-cell table:style-name="ce6" table:formula="of:=[.F251]+[.E252]" office:value-type="float" office:value="611.242424242424" calcext:value-type="float">
            <text:p>611,24</text:p>
          </table:table-cell>
          <table:table-cell table:number-columns-repeated="1018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NavigationDrawerFragment_5_BinaryMutator</text:p>
          </table:table-cell>
          <table:table-cell table:style-name="ce1" table:formula="of:=[.D252]+[.B253]" office:value-type="float" office:value="60753" calcext:value-type="float">
            <text:p>60753</text:p>
          </table:table-cell>
          <table:table-cell table:style-name="ce6" table:formula="of:=[.B253]/[.$B$1]" office:value-type="float" office:value="2.42424242424242" calcext:value-type="float">
            <text:p>2,42</text:p>
          </table:table-cell>
          <table:table-cell table:style-name="ce6" table:formula="of:=[.F252]+[.E253]" office:value-type="float" office:value="613.666666666667" calcext:value-type="float">
            <text:p>613,67</text:p>
          </table:table-cell>
          <table:table-cell table:number-columns-repeated="1018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AboutActivity_0_LengthyGUICreationOperatorMutator</text:p>
          </table:table-cell>
          <table:table-cell table:style-name="ce1" table:formula="of:=[.D253]+[.B254]" office:value-type="float" office:value="60994" calcext:value-type="float">
            <text:p>60994</text:p>
          </table:table-cell>
          <table:table-cell table:style-name="ce6" table:formula="of:=[.B254]/[.$B$1]" office:value-type="float" office:value="2.43434343434343" calcext:value-type="float">
            <text:p>2,43</text:p>
          </table:table-cell>
          <table:table-cell table:style-name="ce6" table:formula="of:=[.F253]+[.E254]" office:value-type="float" office:value="616.10101010101" calcext:value-type="float">
            <text:p>616,10</text:p>
          </table:table-cell>
          <table:table-cell table:number-columns-repeated="1018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AboutActivity_1_FindViewByIdReturnsNullOperatorMutator</text:p>
          </table:table-cell>
          <table:table-cell table:style-name="ce1" table:formula="of:=[.D254]+[.B255]" office:value-type="float" office:value="61235" calcext:value-type="float">
            <text:p>61235</text:p>
          </table:table-cell>
          <table:table-cell table:style-name="ce6" table:formula="of:=[.B255]/[.$B$1]" office:value-type="float" office:value="2.43434343434343" calcext:value-type="float">
            <text:p>2,43</text:p>
          </table:table-cell>
          <table:table-cell table:style-name="ce6" table:formula="of:=[.F254]+[.E255]" office:value-type="float" office:value="618.535353535354" calcext:value-type="float">
            <text:p>618,54</text:p>
          </table:table-cell>
          <table:table-cell table:number-columns-repeated="1018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AboutActivity_2_InvalidIDFindViewOperatorMutator</text:p>
          </table:table-cell>
          <table:table-cell table:style-name="ce1" table:formula="of:=[.D255]+[.B256]" office:value-type="float" office:value="61474" calcext:value-type="float">
            <text:p>61474</text:p>
          </table:table-cell>
          <table:table-cell table:style-name="ce6" table:formula="of:=[.B256]/[.$B$1]" office:value-type="float" office:value="2.41414141414141" calcext:value-type="float">
            <text:p>2,41</text:p>
          </table:table-cell>
          <table:table-cell table:style-name="ce6" table:formula="of:=[.F255]+[.E256]" office:value-type="float" office:value="620.949494949495" calcext:value-type="float">
            <text:p>620,95</text:p>
          </table:table-cell>
          <table:table-cell table:number-columns-repeated="1018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AboutActivity_3_InvalidViewFocusOperatorMutator</text:p>
          </table:table-cell>
          <table:table-cell table:style-name="ce1" table:formula="of:=[.D256]+[.B257]" office:value-type="float" office:value="61713" calcext:value-type="float">
            <text:p>61713</text:p>
          </table:table-cell>
          <table:table-cell table:style-name="ce6" table:formula="of:=[.B257]/[.$B$1]" office:value-type="float" office:value="2.41414141414141" calcext:value-type="float">
            <text:p>2,41</text:p>
          </table:table-cell>
          <table:table-cell table:style-name="ce6" table:formula="of:=[.F256]+[.E257]" office:value-type="float" office:value="623.363636363637" calcext:value-type="float">
            <text:p>623,36</text:p>
          </table:table-cell>
          <table:table-cell table:number-columns-repeated="1018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AboutActivity_4_ViewComponentNotVisibleOperatorMutator</text:p>
          </table:table-cell>
          <table:table-cell table:style-name="ce1" table:formula="of:=[.D257]+[.B258]" office:value-type="float" office:value="61949" calcext:value-type="float">
            <text:p>61949</text:p>
          </table:table-cell>
          <table:table-cell table:style-name="ce6" table:formula="of:=[.B258]/[.$B$1]" office:value-type="float" office:value="2.38383838383838" calcext:value-type="float">
            <text:p>2,38</text:p>
          </table:table-cell>
          <table:table-cell table:style-name="ce6" table:formula="of:=[.F257]+[.E258]" office:value-type="float" office:value="625.747474747475" calcext:value-type="float">
            <text:p>625,75</text:p>
          </table:table-cell>
          <table:table-cell table:number-columns-repeated="1018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AboutActivity_5_FindViewByIdReturnsNullOperatorMutator</text:p>
          </table:table-cell>
          <table:table-cell table:style-name="ce1" table:formula="of:=[.D258]+[.B259]" office:value-type="float" office:value="62201" calcext:value-type="float">
            <text:p>62201</text:p>
          </table:table-cell>
          <table:table-cell table:style-name="ce6" table:formula="of:=[.B259]/[.$B$1]" office:value-type="float" office:value="2.54545454545455" calcext:value-type="float">
            <text:p>2,55</text:p>
          </table:table-cell>
          <table:table-cell table:style-name="ce6" table:formula="of:=[.F258]+[.E259]" office:value-type="float" office:value="628.292929292929" calcext:value-type="float">
            <text:p>628,29</text:p>
          </table:table-cell>
          <table:table-cell table:number-columns-repeated="1018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AboutActivity_6_InvalidIDFindViewOperatorMutator</text:p>
          </table:table-cell>
          <table:table-cell table:style-name="ce1" table:formula="of:=[.D259]+[.B260]" office:value-type="float" office:value="62442" calcext:value-type="float">
            <text:p>62442</text:p>
          </table:table-cell>
          <table:table-cell table:style-name="ce6" table:formula="of:=[.B260]/[.$B$1]" office:value-type="float" office:value="2.43434343434343" calcext:value-type="float">
            <text:p>2,43</text:p>
          </table:table-cell>
          <table:table-cell table:style-name="ce6" table:formula="of:=[.F259]+[.E260]" office:value-type="float" office:value="630.727272727273" calcext:value-type="float">
            <text:p>630,73</text:p>
          </table:table-cell>
          <table:table-cell table:number-columns-repeated="1018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AboutActivity_7_InvalidViewFocusOperatorMutator</text:p>
          </table:table-cell>
          <table:table-cell table:style-name="ce1" table:formula="of:=[.D260]+[.B261]" office:value-type="float" office:value="62681" calcext:value-type="float">
            <text:p>62681</text:p>
          </table:table-cell>
          <table:table-cell table:style-name="ce6" table:formula="of:=[.B261]/[.$B$1]" office:value-type="float" office:value="2.41414141414141" calcext:value-type="float">
            <text:p>2,41</text:p>
          </table:table-cell>
          <table:table-cell table:style-name="ce6" table:formula="of:=[.F260]+[.E261]" office:value-type="float" office:value="633.141414141414" calcext:value-type="float">
            <text:p>633,14</text:p>
          </table:table-cell>
          <table:table-cell table:number-columns-repeated="1018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AboutActivity_8_ViewComponentNotVisibleOperatorMutator</text:p>
          </table:table-cell>
          <table:table-cell table:style-name="ce1" table:formula="of:=[.D261]+[.B262]" office:value-type="float" office:value="62919" calcext:value-type="float">
            <text:p>62919</text:p>
          </table:table-cell>
          <table:table-cell table:style-name="ce6" table:formula="of:=[.B262]/[.$B$1]" office:value-type="float" office:value="2.4040404040404" calcext:value-type="float">
            <text:p>2,40</text:p>
          </table:table-cell>
          <table:table-cell table:style-name="ce6" table:formula="of:=[.F261]+[.E262]" office:value-type="float" office:value="635.545454545455" calcext:value-type="float">
            <text:p>635,55</text:p>
          </table:table-cell>
          <table:table-cell table:number-columns-repeated="1018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AboutActivity_9_BuggyGUIListenerOperatorMutator</text:p>
          </table:table-cell>
          <table:table-cell table:style-name="ce1" table:formula="of:=[.D262]+[.B263]" office:value-type="float" office:value="63155" calcext:value-type="float">
            <text:p>63155</text:p>
          </table:table-cell>
          <table:table-cell table:style-name="ce6" table:formula="of:=[.B263]/[.$B$1]" office:value-type="float" office:value="2.38383838383838" calcext:value-type="float">
            <text:p>2,38</text:p>
          </table:table-cell>
          <table:table-cell table:style-name="ce6" table:formula="of:=[.F262]+[.E263]" office:value-type="float" office:value="637.929292929293" calcext:value-type="float">
            <text:p>637,93</text:p>
          </table:table-cell>
          <table:table-cell table:number-columns-repeated="1018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PasswordActivity_0_LengthyGUICreationOperatorMutator</text:p>
          </table:table-cell>
          <table:table-cell table:style-name="ce1" table:formula="of:=[.D263]+[.B264]" office:value-type="float" office:value="63393" calcext:value-type="float">
            <text:p>63393</text:p>
          </table:table-cell>
          <table:table-cell table:style-name="ce6" table:formula="of:=[.B264]/[.$B$1]" office:value-type="float" office:value="2.4040404040404" calcext:value-type="float">
            <text:p>2,40</text:p>
          </table:table-cell>
          <table:table-cell table:style-name="ce6" table:formula="of:=[.F263]+[.E264]" office:value-type="float" office:value="640.333333333333" calcext:value-type="float">
            <text:p>640,33</text:p>
          </table:table-cell>
          <table:table-cell table:number-columns-repeated="1018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1_BinaryMutator</text:p>
          </table:table-cell>
          <table:table-cell table:style-name="ce1" table:formula="of:=[.D264]+[.B265]" office:value-type="float" office:value="63635" calcext:value-type="float">
            <text:p>63635</text:p>
          </table:table-cell>
          <table:table-cell table:style-name="ce6" table:formula="of:=[.B265]/[.$B$1]" office:value-type="float" office:value="2.44444444444444" calcext:value-type="float">
            <text:p>2,44</text:p>
          </table:table-cell>
          <table:table-cell table:style-name="ce6" table:formula="of:=[.F264]+[.E265]" office:value-type="float" office:value="642.777777777778" calcext:value-type="float">
            <text:p>642,78</text:p>
          </table:table-cell>
          <table:table-cell table:number-columns-repeated="1018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2_BinaryMutator</text:p>
          </table:table-cell>
          <table:table-cell table:style-name="ce1" table:formula="of:=[.D265]+[.B266]" office:value-type="float" office:value="63877" calcext:value-type="float">
            <text:p>63877</text:p>
          </table:table-cell>
          <table:table-cell table:style-name="ce6" table:formula="of:=[.B266]/[.$B$1]" office:value-type="float" office:value="2.44444444444444" calcext:value-type="float">
            <text:p>2,44</text:p>
          </table:table-cell>
          <table:table-cell table:style-name="ce6" table:formula="of:=[.F265]+[.E266]" office:value-type="float" office:value="645.222222222222" calcext:value-type="float">
            <text:p>645,22</text:p>
          </table:table-cell>
          <table:table-cell table:number-columns-repeated="1018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asswordActivity_3_FindViewByIdReturnsNullOperatorMutator</text:p>
          </table:table-cell>
          <table:table-cell table:style-name="ce1" table:formula="of:=[.D266]+[.B267]" office:value-type="float" office:value="64117" calcext:value-type="float">
            <text:p>64117</text:p>
          </table:table-cell>
          <table:table-cell table:style-name="ce6" table:formula="of:=[.B267]/[.$B$1]" office:value-type="float" office:value="2.42424242424242" calcext:value-type="float">
            <text:p>2,42</text:p>
          </table:table-cell>
          <table:table-cell table:style-name="ce6" table:formula="of:=[.F266]+[.E267]" office:value-type="float" office:value="647.646464646465" calcext:value-type="float">
            <text:p>647,65</text:p>
          </table:table-cell>
          <table:table-cell table:number-columns-repeated="1018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PasswordActivity_4_InvalidIDFindViewOperatorMutator</text:p>
          </table:table-cell>
          <table:table-cell table:style-name="ce1" table:formula="of:=[.D267]+[.B268]" office:value-type="float" office:value="64356" calcext:value-type="float">
            <text:p>64356</text:p>
          </table:table-cell>
          <table:table-cell table:style-name="ce6" table:formula="of:=[.B268]/[.$B$1]" office:value-type="float" office:value="2.41414141414141" calcext:value-type="float">
            <text:p>2,41</text:p>
          </table:table-cell>
          <table:table-cell table:style-name="ce6" table:formula="of:=[.F267]+[.E268]" office:value-type="float" office:value="650.060606060606" calcext:value-type="float">
            <text:p>650,06</text:p>
          </table:table-cell>
          <table:table-cell table:number-columns-repeated="1018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PasswordActivity_5_InvalidViewFocusOperatorMutator</text:p>
          </table:table-cell>
          <table:table-cell table:style-name="ce1" table:formula="of:=[.D268]+[.B269]" office:value-type="float" office:value="64597" calcext:value-type="float">
            <text:p>64597</text:p>
          </table:table-cell>
          <table:table-cell table:style-name="ce6" table:formula="of:=[.B269]/[.$B$1]" office:value-type="float" office:value="2.43434343434343" calcext:value-type="float">
            <text:p>2,43</text:p>
          </table:table-cell>
          <table:table-cell table:style-name="ce6" table:formula="of:=[.F268]+[.E269]" office:value-type="float" office:value="652.49494949495" calcext:value-type="float">
            <text:p>652,49</text:p>
          </table:table-cell>
          <table:table-cell table:number-columns-repeated="1018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PasswordActivity_6_ViewComponentNotVisibleOperatorMutator</text:p>
          </table:table-cell>
          <table:table-cell table:style-name="ce1" table:formula="of:=[.D269]+[.B270]" office:value-type="float" office:value="64836" calcext:value-type="float">
            <text:p>64836</text:p>
          </table:table-cell>
          <table:table-cell table:style-name="ce6" table:formula="of:=[.B270]/[.$B$1]" office:value-type="float" office:value="2.41414141414141" calcext:value-type="float">
            <text:p>2,41</text:p>
          </table:table-cell>
          <table:table-cell table:style-name="ce6" table:formula="of:=[.F269]+[.E270]" office:value-type="float" office:value="654.909090909091" calcext:value-type="float">
            <text:p>654,91</text:p>
          </table:table-cell>
          <table:table-cell table:number-columns-repeated="1018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asswordActivity_7_FindViewByIdReturnsNullOperatorMutator</text:p>
          </table:table-cell>
          <table:table-cell table:style-name="ce1" table:formula="of:=[.D270]+[.B271]" office:value-type="float" office:value="65076" calcext:value-type="float">
            <text:p>65076</text:p>
          </table:table-cell>
          <table:table-cell table:style-name="ce6" table:formula="of:=[.B271]/[.$B$1]" office:value-type="float" office:value="2.42424242424242" calcext:value-type="float">
            <text:p>2,42</text:p>
          </table:table-cell>
          <table:table-cell table:style-name="ce6" table:formula="of:=[.F270]+[.E271]" office:value-type="float" office:value="657.333333333333" calcext:value-type="float">
            <text:p>657,33</text:p>
          </table:table-cell>
          <table:table-cell table:number-columns-repeated="1018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8_InvalidIDFindViewOperatorMutator</text:p>
          </table:table-cell>
          <table:table-cell table:style-name="ce1" table:formula="of:=[.D271]+[.B272]" office:value-type="float" office:value="65318" calcext:value-type="float">
            <text:p>65318</text:p>
          </table:table-cell>
          <table:table-cell table:style-name="ce6" table:formula="of:=[.B272]/[.$B$1]" office:value-type="float" office:value="2.44444444444444" calcext:value-type="float">
            <text:p>2,44</text:p>
          </table:table-cell>
          <table:table-cell table:style-name="ce6" table:formula="of:=[.F271]+[.E272]" office:value-type="float" office:value="659.777777777778" calcext:value-type="float">
            <text:p>659,78</text:p>
          </table:table-cell>
          <table:table-cell table:number-columns-repeated="1018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asswordActivity_9_InvalidViewFocusOperatorMutator</text:p>
          </table:table-cell>
          <table:table-cell table:style-name="ce1" table:formula="of:=[.D272]+[.B273]" office:value-type="float" office:value="65558" calcext:value-type="float">
            <text:p>65558</text:p>
          </table:table-cell>
          <table:table-cell table:style-name="ce6" table:formula="of:=[.B273]/[.$B$1]" office:value-type="float" office:value="2.42424242424242" calcext:value-type="float">
            <text:p>2,42</text:p>
          </table:table-cell>
          <table:table-cell table:style-name="ce6" table:formula="of:=[.F272]+[.E273]" office:value-type="float" office:value="662.20202020202" calcext:value-type="float">
            <text:p>662,20</text:p>
          </table:table-cell>
          <table:table-cell table:number-columns-repeated="1018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10_ViewComponentNotVisibleOperatorMutator</text:p>
          </table:table-cell>
          <table:table-cell table:style-name="ce1" table:formula="of:=[.D273]+[.B274]" office:value-type="float" office:value="65800" calcext:value-type="float">
            <text:p>65800</text:p>
          </table:table-cell>
          <table:table-cell table:style-name="ce6" table:formula="of:=[.B274]/[.$B$1]" office:value-type="float" office:value="2.44444444444444" calcext:value-type="float">
            <text:p>2,44</text:p>
          </table:table-cell>
          <table:table-cell table:style-name="ce6" table:formula="of:=[.F273]+[.E274]" office:value-type="float" office:value="664.646464646465" calcext:value-type="float">
            <text:p>664,65</text:p>
          </table:table-cell>
          <table:table-cell table:number-columns-repeated="1018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PasswordActivity_11_FindViewByIdReturnsNullOperatorMutator</text:p>
          </table:table-cell>
          <table:table-cell table:style-name="ce1" table:formula="of:=[.D274]+[.B275]" office:value-type="float" office:value="66044" calcext:value-type="float">
            <text:p>66044</text:p>
          </table:table-cell>
          <table:table-cell table:style-name="ce6" table:formula="of:=[.B275]/[.$B$1]" office:value-type="float" office:value="2.46464646464646" calcext:value-type="float">
            <text:p>2,46</text:p>
          </table:table-cell>
          <table:table-cell table:style-name="ce6" table:formula="of:=[.F274]+[.E275]" office:value-type="float" office:value="667.111111111111" calcext:value-type="float">
            <text:p>667,11</text:p>
          </table:table-cell>
          <table:table-cell table:number-columns-repeated="101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12_InvalidIDFindViewOperatorMutator</text:p>
          </table:table-cell>
          <table:table-cell table:style-name="ce1" table:formula="of:=[.D275]+[.B276]" office:value-type="float" office:value="66286" calcext:value-type="float">
            <text:p>66286</text:p>
          </table:table-cell>
          <table:table-cell table:style-name="ce6" table:formula="of:=[.B276]/[.$B$1]" office:value-type="float" office:value="2.44444444444444" calcext:value-type="float">
            <text:p>2,44</text:p>
          </table:table-cell>
          <table:table-cell table:style-name="ce6" table:formula="of:=[.F275]+[.E276]" office:value-type="float" office:value="669.555555555556" calcext:value-type="float">
            <text:p>669,56</text:p>
          </table:table-cell>
          <table:table-cell table:number-columns-repeated="1018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13_InvalidViewFocusOperatorMutator</text:p>
          </table:table-cell>
          <table:table-cell table:style-name="ce1" table:formula="of:=[.D276]+[.B277]" office:value-type="float" office:value="66528" calcext:value-type="float">
            <text:p>66528</text:p>
          </table:table-cell>
          <table:table-cell table:style-name="ce6" table:formula="of:=[.B277]/[.$B$1]" office:value-type="float" office:value="2.44444444444444" calcext:value-type="float">
            <text:p>2,44</text:p>
          </table:table-cell>
          <table:table-cell table:style-name="ce6" table:formula="of:=[.F276]+[.E277]" office:value-type="float" office:value="672" calcext:value-type="float">
            <text:p>672,00</text:p>
          </table:table-cell>
          <table:table-cell table:number-columns-repeated="101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PasswordActivity_14_ViewComponentNotVisibleOperatorMutator</text:p>
          </table:table-cell>
          <table:table-cell table:style-name="ce1" table:formula="of:=[.D277]+[.B278]" office:value-type="float" office:value="66767" calcext:value-type="float">
            <text:p>66767</text:p>
          </table:table-cell>
          <table:table-cell table:style-name="ce6" table:formula="of:=[.B278]/[.$B$1]" office:value-type="float" office:value="2.41414141414141" calcext:value-type="float">
            <text:p>2,41</text:p>
          </table:table-cell>
          <table:table-cell table:style-name="ce6" table:formula="of:=[.F277]+[.E278]" office:value-type="float" office:value="674.414141414141" calcext:value-type="float">
            <text:p>674,41</text:p>
          </table:table-cell>
          <table:table-cell table:number-columns-repeated="101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asswordActivity_15_FindViewByIdReturnsNullOperatorMutator</text:p>
          </table:table-cell>
          <table:table-cell table:style-name="ce1" table:formula="of:=[.D278]+[.B279]" office:value-type="float" office:value="67007" calcext:value-type="float">
            <text:p>67007</text:p>
          </table:table-cell>
          <table:table-cell table:style-name="ce6" table:formula="of:=[.B279]/[.$B$1]" office:value-type="float" office:value="2.42424242424242" calcext:value-type="float">
            <text:p>2,42</text:p>
          </table:table-cell>
          <table:table-cell table:style-name="ce6" table:formula="of:=[.F278]+[.E279]" office:value-type="float" office:value="676.838383838384" calcext:value-type="float">
            <text:p>676,84</text:p>
          </table:table-cell>
          <table:table-cell table:number-columns-repeated="101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asswordActivity_16_InvalidIDFindViewOperatorMutator</text:p>
          </table:table-cell>
          <table:table-cell table:style-name="ce1" table:formula="of:=[.D279]+[.B280]" office:value-type="float" office:value="67247" calcext:value-type="float">
            <text:p>67247</text:p>
          </table:table-cell>
          <table:table-cell table:style-name="ce6" table:formula="of:=[.B280]/[.$B$1]" office:value-type="float" office:value="2.42424242424242" calcext:value-type="float">
            <text:p>2,42</text:p>
          </table:table-cell>
          <table:table-cell table:style-name="ce6" table:formula="of:=[.F279]+[.E280]" office:value-type="float" office:value="679.262626262626" calcext:value-type="float">
            <text:p>679,26</text:p>
          </table:table-cell>
          <table:table-cell table:number-columns-repeated="101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PasswordActivity_17_InvalidViewFocusOperatorMutator</text:p>
          </table:table-cell>
          <table:table-cell table:style-name="ce1" table:formula="of:=[.D280]+[.B281]" office:value-type="float" office:value="67490" calcext:value-type="float">
            <text:p>67490</text:p>
          </table:table-cell>
          <table:table-cell table:style-name="ce6" table:formula="of:=[.B281]/[.$B$1]" office:value-type="float" office:value="2.45454545454545" calcext:value-type="float">
            <text:p>2,45</text:p>
          </table:table-cell>
          <table:table-cell table:style-name="ce6" table:formula="of:=[.F280]+[.E281]" office:value-type="float" office:value="681.717171717172" calcext:value-type="float">
            <text:p>681,72</text:p>
          </table:table-cell>
          <table:table-cell table:number-columns-repeated="1018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18_ViewComponentNotVisibleOperatorMutator</text:p>
          </table:table-cell>
          <table:table-cell table:style-name="ce1" table:formula="of:=[.D281]+[.B282]" office:value-type="float" office:value="67732" calcext:value-type="float">
            <text:p>67732</text:p>
          </table:table-cell>
          <table:table-cell table:style-name="ce6" table:formula="of:=[.B282]/[.$B$1]" office:value-type="float" office:value="2.44444444444444" calcext:value-type="float">
            <text:p>2,44</text:p>
          </table:table-cell>
          <table:table-cell table:style-name="ce6" table:formula="of:=[.F281]+[.E282]" office:value-type="float" office:value="684.161616161616" calcext:value-type="float">
            <text:p>684,16</text:p>
          </table:table-cell>
          <table:table-cell table:number-columns-repeated="1018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PasswordActivity_19_FindViewByIdReturnsNullOperatorMutator</text:p>
          </table:table-cell>
          <table:table-cell table:style-name="ce1" table:formula="of:=[.D282]+[.B283]" office:value-type="float" office:value="67976" calcext:value-type="float">
            <text:p>67976</text:p>
          </table:table-cell>
          <table:table-cell table:style-name="ce6" table:formula="of:=[.B283]/[.$B$1]" office:value-type="float" office:value="2.46464646464646" calcext:value-type="float">
            <text:p>2,46</text:p>
          </table:table-cell>
          <table:table-cell table:style-name="ce6" table:formula="of:=[.F282]+[.E283]" office:value-type="float" office:value="686.626262626263" calcext:value-type="float">
            <text:p>686,63</text:p>
          </table:table-cell>
          <table:table-cell table:number-columns-repeated="1018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20_InvalidIDFindViewOperatorMutator</text:p>
          </table:table-cell>
          <table:table-cell table:style-name="ce1" table:formula="of:=[.D283]+[.B284]" office:value-type="float" office:value="68218" calcext:value-type="float">
            <text:p>68218</text:p>
          </table:table-cell>
          <table:table-cell table:style-name="ce6" table:formula="of:=[.B284]/[.$B$1]" office:value-type="float" office:value="2.44444444444444" calcext:value-type="float">
            <text:p>2,44</text:p>
          </table:table-cell>
          <table:table-cell table:style-name="ce6" table:formula="of:=[.F283]+[.E284]" office:value-type="float" office:value="689.070707070707" calcext:value-type="float">
            <text:p>689,07</text:p>
          </table:table-cell>
          <table:table-cell table:number-columns-repeated="1018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PasswordActivity_21_InvalidViewFocusOperatorMutator</text:p>
          </table:table-cell>
          <table:table-cell table:style-name="ce1" table:formula="of:=[.D284]+[.B285]" office:value-type="float" office:value="68461" calcext:value-type="float">
            <text:p>68461</text:p>
          </table:table-cell>
          <table:table-cell table:style-name="ce6" table:formula="of:=[.B285]/[.$B$1]" office:value-type="float" office:value="2.45454545454545" calcext:value-type="float">
            <text:p>2,45</text:p>
          </table:table-cell>
          <table:table-cell table:style-name="ce6" table:formula="of:=[.F284]+[.E285]" office:value-type="float" office:value="691.525252525253" calcext:value-type="float">
            <text:p>691,53</text:p>
          </table:table-cell>
          <table:table-cell table:number-columns-repeated="1018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22_ViewComponentNotVisibleOperatorMutator</text:p>
          </table:table-cell>
          <table:table-cell table:style-name="ce1" table:formula="of:=[.D285]+[.B286]" office:value-type="float" office:value="68703" calcext:value-type="float">
            <text:p>68703</text:p>
          </table:table-cell>
          <table:table-cell table:style-name="ce6" table:formula="of:=[.B286]/[.$B$1]" office:value-type="float" office:value="2.44444444444444" calcext:value-type="float">
            <text:p>2,44</text:p>
          </table:table-cell>
          <table:table-cell table:style-name="ce6" table:formula="of:=[.F285]+[.E286]" office:value-type="float" office:value="693.969696969697" calcext:value-type="float">
            <text:p>693,97</text:p>
          </table:table-cell>
          <table:table-cell table:number-columns-repeated="1018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PasswordActivity_23_FindViewByIdReturnsNullOperatorMutator</text:p>
          </table:table-cell>
          <table:table-cell table:style-name="ce1" table:formula="of:=[.D286]+[.B287]" office:value-type="float" office:value="68947" calcext:value-type="float">
            <text:p>68947</text:p>
          </table:table-cell>
          <table:table-cell table:style-name="ce6" table:formula="of:=[.B287]/[.$B$1]" office:value-type="float" office:value="2.46464646464646" calcext:value-type="float">
            <text:p>2,46</text:p>
          </table:table-cell>
          <table:table-cell table:style-name="ce6" table:formula="of:=[.F286]+[.E287]" office:value-type="float" office:value="696.434343434343" calcext:value-type="float">
            <text:p>696,43</text:p>
          </table:table-cell>
          <table:table-cell table:number-columns-repeated="1018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PasswordActivity_24_InvalidIDFindViewOperatorMutator</text:p>
          </table:table-cell>
          <table:table-cell table:style-name="ce1" table:formula="of:=[.D287]+[.B288]" office:value-type="float" office:value="69191" calcext:value-type="float">
            <text:p>69191</text:p>
          </table:table-cell>
          <table:table-cell table:style-name="ce6" table:formula="of:=[.B288]/[.$B$1]" office:value-type="float" office:value="2.46464646464646" calcext:value-type="float">
            <text:p>2,46</text:p>
          </table:table-cell>
          <table:table-cell table:style-name="ce6" table:formula="of:=[.F287]+[.E288]" office:value-type="float" office:value="698.89898989899" calcext:value-type="float">
            <text:p>698,90</text:p>
          </table:table-cell>
          <table:table-cell table:number-columns-repeated="1018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PasswordActivity_25_InvalidViewFocusOperatorMutator</text:p>
          </table:table-cell>
          <table:table-cell table:style-name="ce1" table:formula="of:=[.D288]+[.B289]" office:value-type="float" office:value="69430" calcext:value-type="float">
            <text:p>69430</text:p>
          </table:table-cell>
          <table:table-cell table:style-name="ce6" table:formula="of:=[.B289]/[.$B$1]" office:value-type="float" office:value="2.41414141414141" calcext:value-type="float">
            <text:p>2,41</text:p>
          </table:table-cell>
          <table:table-cell table:style-name="ce6" table:formula="of:=[.F288]+[.E289]" office:value-type="float" office:value="701.313131313131" calcext:value-type="float">
            <text:p>701,31</text:p>
          </table:table-cell>
          <table:table-cell table:number-columns-repeated="1018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PasswordActivity_26_ViewComponentNotVisibleOperatorMutator</text:p>
          </table:table-cell>
          <table:table-cell table:style-name="ce1" table:formula="of:=[.D289]+[.B290]" office:value-type="float" office:value="69674" calcext:value-type="float">
            <text:p>69674</text:p>
          </table:table-cell>
          <table:table-cell table:style-name="ce6" table:formula="of:=[.B290]/[.$B$1]" office:value-type="float" office:value="2.46464646464646" calcext:value-type="float">
            <text:p>2,46</text:p>
          </table:table-cell>
          <table:table-cell table:style-name="ce6" table:formula="of:=[.F289]+[.E290]" office:value-type="float" office:value="703.777777777778" calcext:value-type="float">
            <text:p>703,78</text:p>
          </table:table-cell>
          <table:table-cell table:number-columns-repeated="1018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PasswordActivity_27_InvalidIDFindViewOperatorMutator</text:p>
          </table:table-cell>
          <table:table-cell table:style-name="ce1" table:formula="of:=[.D290]+[.B291]" office:value-type="float" office:value="69916" calcext:value-type="float">
            <text:p>69916</text:p>
          </table:table-cell>
          <table:table-cell table:style-name="ce6" table:formula="of:=[.B291]/[.$B$1]" office:value-type="float" office:value="2.44444444444444" calcext:value-type="float">
            <text:p>2,44</text:p>
          </table:table-cell>
          <table:table-cell table:style-name="ce6" table:formula="of:=[.F290]+[.E291]" office:value-type="float" office:value="706.222222222222" calcext:value-type="float">
            <text:p>706,22</text:p>
          </table:table-cell>
          <table:table-cell table:number-columns-repeated="1018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PasswordActivity_28_BuggyGUIListenerOperatorMutator</text:p>
          </table:table-cell>
          <table:table-cell table:style-name="ce1" table:formula="of:=[.D291]+[.B292]" office:value-type="float" office:value="70160" calcext:value-type="float">
            <text:p>70160</text:p>
          </table:table-cell>
          <table:table-cell table:style-name="ce6" table:formula="of:=[.B292]/[.$B$1]" office:value-type="float" office:value="2.46464646464646" calcext:value-type="float">
            <text:p>2,46</text:p>
          </table:table-cell>
          <table:table-cell table:style-name="ce6" table:formula="of:=[.F291]+[.E292]" office:value-type="float" office:value="708.686868686869" calcext:value-type="float">
            <text:p>708,69</text:p>
          </table:table-cell>
          <table:table-cell table:number-columns-repeated="1018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PasswordActivity_29_InvalidIDFindViewOperatorMutator</text:p>
          </table:table-cell>
          <table:table-cell table:style-name="ce1" table:formula="of:=[.D292]+[.B293]" office:value-type="float" office:value="70400" calcext:value-type="float">
            <text:p>70400</text:p>
          </table:table-cell>
          <table:table-cell table:style-name="ce6" table:formula="of:=[.B293]/[.$B$1]" office:value-type="float" office:value="2.42424242424242" calcext:value-type="float">
            <text:p>2,42</text:p>
          </table:table-cell>
          <table:table-cell table:style-name="ce6" table:formula="of:=[.F292]+[.E293]" office:value-type="float" office:value="711.111111111111" calcext:value-type="float">
            <text:p>711,11</text:p>
          </table:table-cell>
          <table:table-cell table:number-columns-repeated="1018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PasswordActivity_30_BuggyGUIListenerOperatorMutator</text:p>
          </table:table-cell>
          <table:table-cell table:style-name="ce1" table:formula="of:=[.D293]+[.B294]" office:value-type="float" office:value="70643" calcext:value-type="float">
            <text:p>70643</text:p>
          </table:table-cell>
          <table:table-cell table:style-name="ce6" table:formula="of:=[.B294]/[.$B$1]" office:value-type="float" office:value="2.45454545454545" calcext:value-type="float">
            <text:p>2,45</text:p>
          </table:table-cell>
          <table:table-cell table:style-name="ce6" table:formula="of:=[.F293]+[.E294]" office:value-type="float" office:value="713.565656565656" calcext:value-type="float">
            <text:p>713,57</text:p>
          </table:table-cell>
          <table:table-cell table:number-columns-repeated="1018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PasswordActivity_31_InvalidIDFindViewOperatorMutator</text:p>
          </table:table-cell>
          <table:table-cell table:style-name="ce1" table:formula="of:=[.D294]+[.B295]" office:value-type="float" office:value="70890" calcext:value-type="float">
            <text:p>70890</text:p>
          </table:table-cell>
          <table:table-cell table:style-name="ce6" table:formula="of:=[.B295]/[.$B$1]" office:value-type="float" office:value="2.49494949494949" calcext:value-type="float">
            <text:p>2,49</text:p>
          </table:table-cell>
          <table:table-cell table:style-name="ce6" table:formula="of:=[.F294]+[.E295]" office:value-type="float" office:value="716.060606060606" calcext:value-type="float">
            <text:p>716,06</text:p>
          </table:table-cell>
          <table:table-cell table:number-columns-repeated="1018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PasswordActivity_32_BuggyGUIListenerOperatorMutator</text:p>
          </table:table-cell>
          <table:table-cell table:style-name="ce1" table:formula="of:=[.D295]+[.B296]" office:value-type="float" office:value="71138" calcext:value-type="float">
            <text:p>71138</text:p>
          </table:table-cell>
          <table:table-cell table:style-name="ce6" table:formula="of:=[.B296]/[.$B$1]" office:value-type="float" office:value="2.50505050505051" calcext:value-type="float">
            <text:p>2,51</text:p>
          </table:table-cell>
          <table:table-cell table:style-name="ce6" table:formula="of:=[.F295]+[.E296]" office:value-type="float" office:value="718.565656565657" calcext:value-type="float">
            <text:p>718,57</text:p>
          </table:table-cell>
          <table:table-cell table:number-columns-repeated="1018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BaseFragment_0_BinaryMutator</text:p>
          </table:table-cell>
          <table:table-cell table:style-name="ce1" table:formula="of:=[.D296]+[.B297]" office:value-type="float" office:value="71388" calcext:value-type="float">
            <text:p>71388</text:p>
          </table:table-cell>
          <table:table-cell table:style-name="ce6" table:formula="of:=[.B297]/[.$B$1]" office:value-type="float" office:value="2.52525252525252" calcext:value-type="float">
            <text:p>2,53</text:p>
          </table:table-cell>
          <table:table-cell table:style-name="ce6" table:formula="of:=[.F296]+[.E297]" office:value-type="float" office:value="721.090909090909" calcext:value-type="float">
            <text:p>721,09</text:p>
          </table:table-cell>
          <table:table-cell table:number-columns-repeated="1018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SettingsActivity_0_LengthyGUICreationOperatorMutator</text:p>
          </table:table-cell>
          <table:table-cell table:style-name="ce1" table:formula="of:=[.D297]+[.B298]" office:value-type="float" office:value="71657" calcext:value-type="float">
            <text:p>71657</text:p>
          </table:table-cell>
          <table:table-cell table:style-name="ce6" table:formula="of:=[.B298]/[.$B$1]" office:value-type="float" office:value="2.71717171717172" calcext:value-type="float">
            <text:p>2,72</text:p>
          </table:table-cell>
          <table:table-cell table:style-name="ce6" table:formula="of:=[.F297]+[.E298]" office:value-type="float" office:value="723.808080808081" calcext:value-type="float">
            <text:p>723,81</text:p>
          </table:table-cell>
          <table:table-cell table:number-columns-repeated="1018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SettingsActivity_1_BuggyGUIListenerOperatorMutator</text:p>
          </table:table-cell>
          <table:table-cell table:style-name="ce1" table:formula="of:=[.D298]+[.B299]" office:value-type="float" office:value="71902" calcext:value-type="float">
            <text:p>71902</text:p>
          </table:table-cell>
          <table:table-cell table:style-name="ce6" table:formula="of:=[.B299]/[.$B$1]" office:value-type="float" office:value="2.47474747474747" calcext:value-type="float">
            <text:p>2,47</text:p>
          </table:table-cell>
          <table:table-cell table:style-name="ce6" table:formula="of:=[.F298]+[.E299]" office:value-type="float" office:value="726.282828282828" calcext:value-type="float">
            <text:p>726,28</text:p>
          </table:table-cell>
          <table:table-cell table:number-columns-repeated="1018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SettingsActivity_2_BinaryMutator</text:p>
          </table:table-cell>
          <table:table-cell table:style-name="ce1" table:formula="of:=[.D299]+[.B300]" office:value-type="float" office:value="72145" calcext:value-type="float">
            <text:p>72145</text:p>
          </table:table-cell>
          <table:table-cell table:style-name="ce6" table:formula="of:=[.B300]/[.$B$1]" office:value-type="float" office:value="2.45454545454545" calcext:value-type="float">
            <text:p>2,45</text:p>
          </table:table-cell>
          <table:table-cell table:style-name="ce6" table:formula="of:=[.F299]+[.E300]" office:value-type="float" office:value="728.737373737374" calcext:value-type="float">
            <text:p>728,74</text:p>
          </table:table-cell>
          <table:table-cell table:number-columns-repeated="1018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BaseActivity_0_InvalidViewFocusOperatorMutator</text:p>
          </table:table-cell>
          <table:table-cell table:style-name="ce1" table:formula="of:=[.D300]+[.B301]" office:value-type="float" office:value="72262" calcext:value-type="float">
            <text:p>72262</text:p>
          </table:table-cell>
          <table:table-cell table:style-name="ce6" table:formula="of:=[.B301]/[.$B$1]" office:value-type="float" office:value="1.18181818181818" calcext:value-type="float">
            <text:p>1,18</text:p>
          </table:table-cell>
          <table:table-cell table:style-name="ce6" table:formula="of:=[.F300]+[.E301]" office:value-type="float" office:value="729.919191919192" calcext:value-type="float">
            <text:p>729,92</text:p>
          </table:table-cell>
          <table:table-cell table:number-columns-repeated="1018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BaseActivity_1_ViewComponentNotVisibleOperatorMutator</text:p>
          </table:table-cell>
          <table:table-cell table:style-name="ce1" table:formula="of:=[.D301]+[.B302]" office:value-type="float" office:value="72380" calcext:value-type="float">
            <text:p>72380</text:p>
          </table:table-cell>
          <table:table-cell table:style-name="ce6" table:formula="of:=[.B302]/[.$B$1]" office:value-type="float" office:value="1.19191919191919" calcext:value-type="float">
            <text:p>1,19</text:p>
          </table:table-cell>
          <table:table-cell table:style-name="ce6" table:formula="of:=[.F301]+[.E302]" office:value-type="float" office:value="731.111111111111" calcext:value-type="float">
            <text:p>731,11</text:p>
          </table:table-cell>
          <table:table-cell table:number-columns-repeated="1018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SketchFragment_0_LengthyGUICreationOperatorMutator</text:p>
          </table:table-cell>
          <table:table-cell table:style-name="ce1" table:formula="of:=[.D302]+[.B303]" office:value-type="float" office:value="72624" calcext:value-type="float">
            <text:p>72624</text:p>
          </table:table-cell>
          <table:table-cell table:style-name="ce6" table:formula="of:=[.B303]/[.$B$1]" office:value-type="float" office:value="2.46464646464646" calcext:value-type="float">
            <text:p>2,46</text:p>
          </table:table-cell>
          <table:table-cell table:style-name="ce6" table:formula="of:=[.F302]+[.E303]" office:value-type="float" office:value="733.575757575757" calcext:value-type="float">
            <text:p>733,58</text:p>
          </table:table-cell>
          <table:table-cell table:number-columns-repeated="1018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ketchFragment_1_BuggyGUIListenerOperatorMutator</text:p>
          </table:table-cell>
          <table:table-cell table:style-name="ce1" table:formula="of:=[.D303]+[.B304]" office:value-type="float" office:value="72863" calcext:value-type="float">
            <text:p>72863</text:p>
          </table:table-cell>
          <table:table-cell table:style-name="ce6" table:formula="of:=[.B304]/[.$B$1]" office:value-type="float" office:value="2.41414141414141" calcext:value-type="float">
            <text:p>2,41</text:p>
          </table:table-cell>
          <table:table-cell table:style-name="ce6" table:formula="of:=[.F303]+[.E304]" office:value-type="float" office:value="735.989898989899" calcext:value-type="float">
            <text:p>735,99</text:p>
          </table:table-cell>
          <table:table-cell table:number-columns-repeated="1018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ketchFragment_2_BuggyGUIListenerOperatorMutator</text:p>
          </table:table-cell>
          <table:table-cell table:style-name="ce1" table:formula="of:=[.D304]+[.B305]" office:value-type="float" office:value="73102" calcext:value-type="float">
            <text:p>73102</text:p>
          </table:table-cell>
          <table:table-cell table:style-name="ce6" table:formula="of:=[.B305]/[.$B$1]" office:value-type="float" office:value="2.41414141414141" calcext:value-type="float">
            <text:p>2,41</text:p>
          </table:table-cell>
          <table:table-cell table:style-name="ce6" table:formula="of:=[.F304]+[.E305]" office:value-type="float" office:value="738.40404040404" calcext:value-type="float">
            <text:p>738,40</text:p>
          </table:table-cell>
          <table:table-cell table:number-columns-repeated="1018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ketchFragment_3_BuggyGUIListenerOperatorMutator</text:p>
          </table:table-cell>
          <table:table-cell table:style-name="ce1" table:formula="of:=[.D305]+[.B306]" office:value-type="float" office:value="73342" calcext:value-type="float">
            <text:p>73342</text:p>
          </table:table-cell>
          <table:table-cell table:style-name="ce6" table:formula="of:=[.B306]/[.$B$1]" office:value-type="float" office:value="2.42424242424242" calcext:value-type="float">
            <text:p>2,42</text:p>
          </table:table-cell>
          <table:table-cell table:style-name="ce6" table:formula="of:=[.F305]+[.E306]" office:value-type="float" office:value="740.828282828283" calcext:value-type="float">
            <text:p>740,83</text:p>
          </table:table-cell>
          <table:table-cell table:number-columns-repeated="1018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SketchFragment_4_BuggyGUIListenerOperatorMutator</text:p>
          </table:table-cell>
          <table:table-cell table:style-name="ce1" table:formula="of:=[.D306]+[.B307]" office:value-type="float" office:value="73579" calcext:value-type="float">
            <text:p>73579</text:p>
          </table:table-cell>
          <table:table-cell table:style-name="ce6" table:formula="of:=[.B307]/[.$B$1]" office:value-type="float" office:value="2.39393939393939" calcext:value-type="float">
            <text:p>2,39</text:p>
          </table:table-cell>
          <table:table-cell table:style-name="ce6" table:formula="of:=[.F306]+[.E307]" office:value-type="float" office:value="743.222222222222" calcext:value-type="float">
            <text:p>743,22</text:p>
          </table:table-cell>
          <table:table-cell table:number-columns-repeated="1018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ketchFragment_5_BuggyGUIListenerOperatorMutator</text:p>
          </table:table-cell>
          <table:table-cell table:style-name="ce1" table:formula="of:=[.D307]+[.B308]" office:value-type="float" office:value="73821" calcext:value-type="float">
            <text:p>73821</text:p>
          </table:table-cell>
          <table:table-cell table:style-name="ce6" table:formula="of:=[.B308]/[.$B$1]" office:value-type="float" office:value="2.44444444444444" calcext:value-type="float">
            <text:p>2,44</text:p>
          </table:table-cell>
          <table:table-cell table:style-name="ce6" table:formula="of:=[.F307]+[.E308]" office:value-type="float" office:value="745.666666666667" calcext:value-type="float">
            <text:p>745,67</text:p>
          </table:table-cell>
          <table:table-cell table:number-columns-repeated="1018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ketchFragment_6_BuggyGUIListenerOperatorMutator</text:p>
          </table:table-cell>
          <table:table-cell table:style-name="ce1" table:formula="of:=[.D308]+[.B309]" office:value-type="float" office:value="74061" calcext:value-type="float">
            <text:p>74061</text:p>
          </table:table-cell>
          <table:table-cell table:style-name="ce6" table:formula="of:=[.B309]/[.$B$1]" office:value-type="float" office:value="2.42424242424242" calcext:value-type="float">
            <text:p>2,42</text:p>
          </table:table-cell>
          <table:table-cell table:style-name="ce6" table:formula="of:=[.F308]+[.E309]" office:value-type="float" office:value="748.090909090909" calcext:value-type="float">
            <text:p>748,09</text:p>
          </table:table-cell>
          <table:table-cell table:number-columns-repeated="1018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ketchFragment_7_LengthyGUIListenerOperatorMutator</text:p>
          </table:table-cell>
          <table:table-cell table:style-name="ce1" table:formula="of:=[.D309]+[.B310]" office:value-type="float" office:value="74300" calcext:value-type="float">
            <text:p>74300</text:p>
          </table:table-cell>
          <table:table-cell table:style-name="ce6" table:formula="of:=[.B310]/[.$B$1]" office:value-type="float" office:value="2.41414141414141" calcext:value-type="float">
            <text:p>2,41</text:p>
          </table:table-cell>
          <table:table-cell table:style-name="ce6" table:formula="of:=[.F309]+[.E310]" office:value-type="float" office:value="750.50505050505" calcext:value-type="float">
            <text:p>750,51</text:p>
          </table:table-cell>
          <table:table-cell table:number-columns-repeated="1018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ketchFragment_8_LengthyGUIListenerOperatorMutator</text:p>
          </table:table-cell>
          <table:table-cell table:style-name="ce1" table:formula="of:=[.D310]+[.B311]" office:value-type="float" office:value="74540" calcext:value-type="float">
            <text:p>74540</text:p>
          </table:table-cell>
          <table:table-cell table:style-name="ce6" table:formula="of:=[.B311]/[.$B$1]" office:value-type="float" office:value="2.42424242424242" calcext:value-type="float">
            <text:p>2,42</text:p>
          </table:table-cell>
          <table:table-cell table:style-name="ce6" table:formula="of:=[.F310]+[.E311]" office:value-type="float" office:value="752.929292929293" calcext:value-type="float">
            <text:p>752,93</text:p>
          </table:table-cell>
          <table:table-cell table:number-columns-repeated="1018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ketchFragment_9_InvalidViewFocusOperatorMutator</text:p>
          </table:table-cell>
          <table:table-cell table:style-name="ce1" table:formula="of:=[.D311]+[.B312]" office:value-type="float" office:value="74782" calcext:value-type="float">
            <text:p>74782</text:p>
          </table:table-cell>
          <table:table-cell table:style-name="ce6" table:formula="of:=[.B312]/[.$B$1]" office:value-type="float" office:value="2.44444444444444" calcext:value-type="float">
            <text:p>2,44</text:p>
          </table:table-cell>
          <table:table-cell table:style-name="ce6" table:formula="of:=[.F311]+[.E312]" office:value-type="float" office:value="755.373737373737" calcext:value-type="float">
            <text:p>755,37</text:p>
          </table:table-cell>
          <table:table-cell table:number-columns-repeated="1018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ketchFragment_10_ViewComponentNotVisibleOperatorMutator</text:p>
          </table:table-cell>
          <table:table-cell table:style-name="ce1" table:formula="of:=[.D312]+[.B313]" office:value-type="float" office:value="75021" calcext:value-type="float">
            <text:p>75021</text:p>
          </table:table-cell>
          <table:table-cell table:style-name="ce6" table:formula="of:=[.B313]/[.$B$1]" office:value-type="float" office:value="2.41414141414141" calcext:value-type="float">
            <text:p>2,41</text:p>
          </table:table-cell>
          <table:table-cell table:style-name="ce6" table:formula="of:=[.F312]+[.E313]" office:value-type="float" office:value="757.787878787879" calcext:value-type="float">
            <text:p>757,79</text:p>
          </table:table-cell>
          <table:table-cell table:number-columns-repeated="1018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SketchFragment_11_InvalidViewFocusOperatorMutator</text:p>
          </table:table-cell>
          <table:table-cell table:style-name="ce1" table:formula="of:=[.D313]+[.B314]" office:value-type="float" office:value="75262" calcext:value-type="float">
            <text:p>75262</text:p>
          </table:table-cell>
          <table:table-cell table:style-name="ce6" table:formula="of:=[.B314]/[.$B$1]" office:value-type="float" office:value="2.43434343434343" calcext:value-type="float">
            <text:p>2,43</text:p>
          </table:table-cell>
          <table:table-cell table:style-name="ce6" table:formula="of:=[.F313]+[.E314]" office:value-type="float" office:value="760.222222222222" calcext:value-type="float">
            <text:p>760,22</text:p>
          </table:table-cell>
          <table:table-cell table:number-columns-repeated="1018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ketchFragment_12_ViewComponentNotVisibleOperatorMutator</text:p>
          </table:table-cell>
          <table:table-cell table:style-name="ce1" table:formula="of:=[.D314]+[.B315]" office:value-type="float" office:value="75502" calcext:value-type="float">
            <text:p>75502</text:p>
          </table:table-cell>
          <table:table-cell table:style-name="ce6" table:formula="of:=[.B315]/[.$B$1]" office:value-type="float" office:value="2.42424242424242" calcext:value-type="float">
            <text:p>2,42</text:p>
          </table:table-cell>
          <table:table-cell table:style-name="ce6" table:formula="of:=[.F314]+[.E315]" office:value-type="float" office:value="762.646464646464" calcext:value-type="float">
            <text:p>762,65</text:p>
          </table:table-cell>
          <table:table-cell table:number-columns-repeated="1018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SketchFragment_13_InvalidViewFocusOperatorMutator</text:p>
          </table:table-cell>
          <table:table-cell table:style-name="ce1" table:formula="of:=[.D315]+[.B316]" office:value-type="float" office:value="75744" calcext:value-type="float">
            <text:p>75744</text:p>
          </table:table-cell>
          <table:table-cell table:style-name="ce6" table:formula="of:=[.B316]/[.$B$1]" office:value-type="float" office:value="2.44444444444444" calcext:value-type="float">
            <text:p>2,44</text:p>
          </table:table-cell>
          <table:table-cell table:style-name="ce6" table:formula="of:=[.F315]+[.E316]" office:value-type="float" office:value="765.090909090909" calcext:value-type="float">
            <text:p>765,09</text:p>
          </table:table-cell>
          <table:table-cell table:number-columns-repeated="1018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ketchFragment_14_ViewComponentNotVisibleOperatorMutator</text:p>
          </table:table-cell>
          <table:table-cell table:style-name="ce1" table:formula="of:=[.D316]+[.B317]" office:value-type="float" office:value="75983" calcext:value-type="float">
            <text:p>75983</text:p>
          </table:table-cell>
          <table:table-cell table:style-name="ce6" table:formula="of:=[.B317]/[.$B$1]" office:value-type="float" office:value="2.41414141414141" calcext:value-type="float">
            <text:p>2,41</text:p>
          </table:table-cell>
          <table:table-cell table:style-name="ce6" table:formula="of:=[.F316]+[.E317]" office:value-type="float" office:value="767.50505050505" calcext:value-type="float">
            <text:p>767,51</text:p>
          </table:table-cell>
          <table:table-cell table:number-columns-repeated="1018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ketchFragment_15_BinaryMutator</text:p>
          </table:table-cell>
          <table:table-cell table:style-name="ce1" table:formula="of:=[.D317]+[.B318]" office:value-type="float" office:value="76222" calcext:value-type="float">
            <text:p>76222</text:p>
          </table:table-cell>
          <table:table-cell table:style-name="ce6" table:formula="of:=[.B318]/[.$B$1]" office:value-type="float" office:value="2.41414141414141" calcext:value-type="float">
            <text:p>2,41</text:p>
          </table:table-cell>
          <table:table-cell table:style-name="ce6" table:formula="of:=[.F317]+[.E318]" office:value-type="float" office:value="769.919191919192" calcext:value-type="float">
            <text:p>769,92</text:p>
          </table:table-cell>
          <table:table-cell table:number-columns-repeated="1018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SketchFragment_16_BinaryMutator</text:p>
          </table:table-cell>
          <table:table-cell table:style-name="ce1" table:formula="of:=[.D318]+[.B319]" office:value-type="float" office:value="76461" calcext:value-type="float">
            <text:p>76461</text:p>
          </table:table-cell>
          <table:table-cell table:style-name="ce6" table:formula="of:=[.B319]/[.$B$1]" office:value-type="float" office:value="2.41414141414141" calcext:value-type="float">
            <text:p>2,41</text:p>
          </table:table-cell>
          <table:table-cell table:style-name="ce6" table:formula="of:=[.F318]+[.E319]" office:value-type="float" office:value="772.333333333333" calcext:value-type="float">
            <text:p>772,33</text:p>
          </table:table-cell>
          <table:table-cell table:number-columns-repeated="1018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SketchFragment_17_BinaryMutator</text:p>
          </table:table-cell>
          <table:table-cell table:style-name="ce1" table:formula="of:=[.D319]+[.B320]" office:value-type="float" office:value="76699" calcext:value-type="float">
            <text:p>76699</text:p>
          </table:table-cell>
          <table:table-cell table:style-name="ce6" table:formula="of:=[.B320]/[.$B$1]" office:value-type="float" office:value="2.4040404040404" calcext:value-type="float">
            <text:p>2,40</text:p>
          </table:table-cell>
          <table:table-cell table:style-name="ce6" table:formula="of:=[.F319]+[.E320]" office:value-type="float" office:value="774.737373737374" calcext:value-type="float">
            <text:p>774,74</text:p>
          </table:table-cell>
          <table:table-cell table:number-columns-repeated="1018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SketchFragment_18_BinaryMutator</text:p>
          </table:table-cell>
          <table:table-cell table:style-name="ce1" table:formula="of:=[.D320]+[.B321]" office:value-type="float" office:value="76939" calcext:value-type="float">
            <text:p>76939</text:p>
          </table:table-cell>
          <table:table-cell table:style-name="ce6" table:formula="of:=[.B321]/[.$B$1]" office:value-type="float" office:value="2.42424242424242" calcext:value-type="float">
            <text:p>2,42</text:p>
          </table:table-cell>
          <table:table-cell table:style-name="ce6" table:formula="of:=[.F320]+[.E321]" office:value-type="float" office:value="777.161616161616" calcext:value-type="float">
            <text:p>777,16</text:p>
          </table:table-cell>
          <table:table-cell table:number-columns-repeated="1018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NoteInfosActivity_0_LengthyGUICreationOperatorMutator</text:p>
          </table:table-cell>
          <table:table-cell table:style-name="ce1" table:formula="of:=[.D321]+[.B322]" office:value-type="float" office:value="77179" calcext:value-type="float">
            <text:p>77179</text:p>
          </table:table-cell>
          <table:table-cell table:style-name="ce6" table:formula="of:=[.B322]/[.$B$1]" office:value-type="float" office:value="2.42424242424242" calcext:value-type="float">
            <text:p>2,42</text:p>
          </table:table-cell>
          <table:table-cell table:style-name="ce6" table:formula="of:=[.F321]+[.E322]" office:value-type="float" office:value="779.585858585859" calcext:value-type="float">
            <text:p>779,59</text:p>
          </table:table-cell>
          <table:table-cell table:number-columns-repeated="1018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NoteInfosActivity_1_BinaryMutator</text:p>
          </table:table-cell>
          <table:table-cell table:style-name="ce1" table:formula="of:=[.D322]+[.B323]" office:value-type="float" office:value="77418" calcext:value-type="float">
            <text:p>77418</text:p>
          </table:table-cell>
          <table:table-cell table:style-name="ce6" table:formula="of:=[.B323]/[.$B$1]" office:value-type="float" office:value="2.41414141414141" calcext:value-type="float">
            <text:p>2,41</text:p>
          </table:table-cell>
          <table:table-cell table:style-name="ce6" table:formula="of:=[.F322]+[.E323]" office:value-type="float" office:value="782" calcext:value-type="float">
            <text:p>782,00</text:p>
          </table:table-cell>
          <table:table-cell table:number-columns-repeated="1018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NoteInfosActivity_2_BinaryMutator</text:p>
          </table:table-cell>
          <table:table-cell table:style-name="ce1" table:formula="of:=[.D323]+[.B324]" office:value-type="float" office:value="77659" calcext:value-type="float">
            <text:p>77659</text:p>
          </table:table-cell>
          <table:table-cell table:style-name="ce6" table:formula="of:=[.B324]/[.$B$1]" office:value-type="float" office:value="2.43434343434343" calcext:value-type="float">
            <text:p>2,43</text:p>
          </table:table-cell>
          <table:table-cell table:style-name="ce6" table:formula="of:=[.F323]+[.E324]" office:value-type="float" office:value="784.434343434343" calcext:value-type="float">
            <text:p>784,4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3:.B324])" office:value-type="float" office:value="77659" calcext:value-type="float">
            <text:p>77659</text:p>
          </table:table-cell>
          <table:table-cell table:style-name="ce8" office:value-type="string" calcext:value-type="string">
            <text:p>Minutos</text:p>
          </table:table-cell>
          <table:table-cell table:style-name="ce6" table:formula="of:=[.D324]/60" office:value-type="float" office:value="1294.31666666667" calcext:value-type="float">
            <text:p>1294,32</text:p>
          </table:table-cell>
          <table:table-cell table:style-name="ce6" table:formula="of:=SUM([.E3:.E324])" office:value-type="float" office:value="784.434343434343" calcext:value-type="float">
            <text:p>784,43</text:p>
          </table:table-cell>
          <table:table-cell table:style-name="ce6" table:formula="of:=[.F324]/60" office:value-type="float" office:value="13.0739057239057" calcext:value-type="float">
            <text:p>13,0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4" table:formula="of:=AVERAGE([.B3:.B324])" office:value-type="float" office:value="241.17701863354" calcext:value-type="float">
            <text:p>241,18</text:p>
          </table:table-cell>
          <table:table-cell table:style-name="ce8" office:value-type="string" calcext:value-type="string">
            <text:p>Horas</text:p>
          </table:table-cell>
          <table:table-cell table:style-name="ce6" table:formula="of:=[.D325]/60" office:value-type="float" office:value="21.5719444444444" calcext:value-type="float">
            <text:p>21,57</text:p>
          </table:table-cell>
          <table:table-cell table:style-name="ce4" table:formula="of:=AVERAGE([.E3:.E324])" office:value-type="float" office:value="2.43613150134889" calcext:value-type="float">
            <text:p>2,44</text:p>
          </table:table-cell>
          <table:table-cell table:style-name="ce6" table:formula="of:=[.F325]/60" office:value-type="float" office:value="0.217898428731762" calcext:value-type="float">
            <text:p>0,2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D</text:p>
          </table:table-cell>
          <table:table-cell table:style-name="ce6" table:formula="of:=STDEV([.B3:.B324])" office:value-type="float" office:value="22.5751020695669" calcext:value-type="float">
            <text:p>22,58</text:p>
          </table:table-cell>
          <table:table-cell table:style-name="ce8" office:value-type="string" calcext:value-type="string">
            <text:p>Dias</text:p>
          </table:table-cell>
          <table:table-cell table:style-name="ce6" table:formula="of:=[.D326]/24" office:value-type="float" office:value="0.898831018518519" calcext:value-type="float">
            <text:p>0,90</text:p>
          </table:table-cell>
          <table:table-cell table:style-name="ce6" table:formula="of:=STDEV([.E3:.E324])" office:value-type="float" office:value="0.22803133403603" calcext:value-type="float">
            <text:p>0,23</text:p>
          </table:table-cell>
          <table:table-cell table:style-name="ce6" table:formula="of:=[.F326]/24" office:value-type="float" office:value="0.00907910119715675" calcext:value-type="float">
            <text:p>0,01</text:p>
          </table:table-cell>
          <table:table-cell table:number-columns-repeated="1018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10:34:59.263323460</dc:date>
    <meta:editing-duration>PT44M15S</meta:editing-duration>
    <meta:editing-cycles>14</meta:editing-cycles>
    <meta:generator>LibreOffice/7.3.7.2$Linux_X86_64 LibreOffice_project/30$Build-2</meta:generator>
    <meta:document-statistic meta:table-count="1" meta:cell-count="1958" meta:object-count="0"/>
  </office:meta>
</office:document-meta>
</file>